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3E000000EA3844F1B075650CCC.png" manifest:media-type="image/png"/>
  <manifest:file-entry manifest:full-path="Pictures/10000001000002A40000017C3F439750B277ADA8.png" manifest:media-type="image/png"/>
  <manifest:file-entry manifest:full-path="Pictures/10000001000004F6000002DE5B6FCAEF779F84A9.png" manifest:media-type="image/png"/>
  <manifest:file-entry manifest:full-path="Pictures/10000001000002A40000017C57D64FDE160864E5.png" manifest:media-type="image/png"/>
  <manifest:file-entry manifest:full-path="Pictures/100000010000017C0000017C390ABA826673476B.png" manifest:media-type="image/png"/>
  <manifest:file-entry manifest:full-path="Pictures/TablePreview1.svm" manifest:media-type=""/>
  <manifest:file-entry manifest:full-path="Pictures/10000001000001790000017C3D90FD9158534508.png" manifest:media-type="image/png"/>
  <manifest:file-entry manifest:full-path="Pictures/100000010000017C0000017CC6937B874B54DC93.png" manifest:media-type="image/png"/>
  <manifest:file-entry manifest:full-path="Pictures/10000001000002A40000017CE345A01CBED4145F.png" manifest:media-type="image/png"/>
  <manifest:file-entry manifest:full-path="Pictures/100000010000017C0000017C0FA89255C4749F1D.png" manifest:media-type="image/png"/>
  <manifest:file-entry manifest:full-path="Pictures/10000001000001EF0000012C9E034045095D48EC.png" manifest:media-type="image/png"/>
  <manifest:file-entry manifest:full-path="Pictures/100000010000017C0000017CFE20E2BDA91C345B.png" manifest:media-type="image/png"/>
  <manifest:file-entry manifest:full-path="Pictures/100000010000112D00000998E9D151886602A2AA.png" manifest:media-type="image/png"/>
  <manifest:file-entry manifest:full-path="Pictures/100000010000017E0000017C476B9E9A811AED22.png" manifest:media-type="image/png"/>
  <manifest:file-entry manifest:full-path="Pictures/10000001000002A40000017C2167B727B43287CD.png" manifest:media-type="image/png"/>
  <manifest:file-entry manifest:full-path="Pictures/100000010000017C0000017CD7F89499D3A32A36.png" manifest:media-type="image/png"/>
  <manifest:file-entry manifest:full-path="Pictures/1000000100000071000000A8C672E8D6C646858A.png" manifest:media-type="image/png"/>
  <manifest:file-entry manifest:full-path="Pictures/10000001000001C2000000E5EA743AC862727D20.png" manifest:media-type="image/png"/>
  <manifest:file-entry manifest:full-path="Pictures/10000001000001E0000000F0EE9C11A51E59EF5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45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7.571cm"/>
      <style:paragraph-properties style:writing-mode="lr-tb"/>
    </style:style>
    <style:style style:name="gr3" style:family="graphic" style:parent-style-name="standard">
      <style:graphic-properties draw:stroke="none" draw:fill-color="#5eb91e" draw:textarea-horizontal-align="justify" draw:textarea-vertical-align="middle" draw:auto-grow-height="false" fo:min-height="0.18cm" fo:min-width="0cm"/>
    </style:style>
    <style:style style:name="gr4" style:family="graphic">
      <style:graphic-properties style:protect="siz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color="#ffbf00" draw:opacity="41%" draw:textarea-horizontal-align="justify" draw:textarea-vertical-align="middle" draw:auto-grow-height="false" fo:min-height="5.616cm" fo:min-width="10.366cm"/>
    </style:style>
    <style:style style:name="gr7" style:family="graphic" style:parent-style-name="standard">
      <style:graphic-properties draw:stroke="none" draw:fill-color="#2a6099" draw:opacity="41%" draw:textarea-horizontal-align="justify" draw:textarea-vertical-align="middle" draw:auto-grow-height="false" fo:min-height="5.616cm" fo:min-width="10.867cm"/>
    </style:style>
    <style:style style:name="gr8" style:family="graphic" style:parent-style-name="standard">
      <style:graphic-properties draw:stroke="none" draw:fill-color="#00a933" draw:opacity="41%" draw:textarea-horizontal-align="justify" draw:textarea-vertical-align="middle" draw:auto-grow-height="false" fo:min-height="6.336cm" fo:min-width="10.288cm"/>
    </style:style>
    <style:style style:name="gr9" style:family="graphic" style:parent-style-name="standard">
      <style:graphic-properties draw:stroke="none" draw:fill-color="#ff0000" draw:opacity="41%" draw:textarea-horizontal-align="justify" draw:textarea-vertical-align="middle" draw:auto-grow-height="false" fo:min-height="6.335cm" fo:min-width="10.899cm"/>
    </style:style>
    <style:style style:name="gr10" style:family="graphic" style:parent-style-name="objectwithoutfill">
      <style:graphic-properties svg:stroke-width="0.053cm" svg:stroke-color="#2a6099" draw:marker-start-width="0.279cm" draw:marker-end="Extrémités_20_de_20_flèche_20_12" draw:marker-end-width="0.379cm" draw:fill="none" fo:padding-top="0.151cm" fo:padding-bottom="0.151cm" fo:padding-left="0.276cm" fo:padding-right="0.276cm"/>
      <style:paragraph-properties style:writing-mode="lr-tb"/>
    </style:style>
    <style:style style:name="gr11" style:family="graphic" style:parent-style-name="standard">
      <style:graphic-properties draw:stroke="none" draw:fill-color="#2a6099" draw:textarea-horizontal-align="justify" draw:textarea-vertical-align="middle" draw:auto-grow-height="false" fo:min-height="0.874cm" fo:min-width="1.956cm"/>
      <style:paragraph-properties style:writing-mode="lr-tb"/>
    </style:style>
    <style:style style:name="gr12" style:family="graphic" style:parent-style-name="standard">
      <style:graphic-properties draw:stroke="none" draw:fill-color="#00a933" draw:textarea-horizontal-align="justify" draw:textarea-vertical-align="middle" draw:auto-grow-height="false" fo:min-height="0.553cm" fo:min-width="1cm"/>
      <style:paragraph-properties style:writing-mode="lr-tb"/>
    </style:style>
    <style:style style:name="gr13" style:family="graphic" style:parent-style-name="objectwithoutfill">
      <style:graphic-properties svg:stroke-width="0.053cm" svg:stroke-color="#2a6099" draw:marker-start-width="0.279cm" draw:marker-end="Extrémités_20_de_20_flèche_20_5" draw:marker-end-width="0.379cm" draw:fill="none" draw:textarea-vertical-align="middle" fo:padding-top="0.151cm" fo:padding-bottom="0.151cm" fo:padding-left="0.276cm" fo:padding-right="0.276cm"/>
      <style:paragraph-properties style:writing-mode="lr-tb"/>
    </style:style>
    <style:style style:name="gr14" style:family="graphic" style:parent-style-name="standard">
      <style:graphic-properties draw:stroke="none" draw:fill-color="#ffbf00" draw:textarea-horizontal-align="justify" draw:textarea-vertical-align="middle" draw:auto-grow-height="false" fo:min-height="0.553cm" fo:min-width="1.498cm"/>
      <style:paragraph-properties style:writing-mode="lr-tb"/>
    </style:style>
    <style:style style:name="gr15" style:family="graphic" style:parent-style-name="objectwithoutfill">
      <style:graphic-properties svg:stroke-width="0.053cm" svg:stroke-color="#00a933" draw:marker-start-width="0.279cm" draw:marker-end="Extrémités_20_de_20_flèche_20_6" draw:marker-end-width="0.379cm" draw:fill="none" fo:padding-top="0.151cm" fo:padding-bottom="0.151cm" fo:padding-left="0.276cm" fo:padding-right="0.276cm"/>
      <style:paragraph-properties style:writing-mode="lr-tb"/>
    </style:style>
    <style:style style:name="gr16" style:family="graphic" style:parent-style-name="objectwithoutfill">
      <style:graphic-properties svg:stroke-width="0.053cm" svg:stroke-color="#ffbf00" draw:marker-start-width="0.279cm" draw:marker-end="Extrémités_20_de_20_flèche_20_7" draw:marker-end-width="0.379cm" draw:fill="none" draw:textarea-vertical-align="middle" fo:padding-top="0.151cm" fo:padding-bottom="0.151cm" fo:padding-left="0.276cm" fo:padding-right="0.276cm"/>
      <style:paragraph-properties style:writing-mode="lr-tb"/>
    </style:style>
    <style:style style:name="gr17" style:family="graphic" style:parent-style-name="objectwithoutfill">
      <style:graphic-properties svg:stroke-width="0.053cm" svg:stroke-color="#2a6099" draw:marker-start-width="0.279cm" draw:marker-end="Extrémités_20_de_20_flèche_20_9" draw:marker-end-width="0.379cm" draw:fill="none" fo:padding-top="0.151cm" fo:padding-bottom="0.151cm" fo:padding-left="0.276cm" fo:padding-right="0.276cm"/>
      <style:paragraph-properties style:writing-mode="lr-tb"/>
    </style:style>
    <style:style style:name="gr18" style:family="graphic" style:parent-style-name="objectwithoutfill">
      <style:graphic-properties svg:stroke-width="0.053cm" svg:stroke-color="#2a6099" draw:marker-start-width="0.279cm" draw:marker-end="Extrémités_20_de_20_flèche_20_10" draw:marker-end-width="0.379cm" draw:fill="none" fo:padding-top="0.151cm" fo:padding-bottom="0.151cm" fo:padding-left="0.276cm" fo:padding-right="0.276cm"/>
      <style:paragraph-properties style:writing-mode="lr-tb"/>
    </style:style>
    <style:style style:name="gr19" style:family="graphic" style:parent-style-name="objectwithoutfill">
      <style:graphic-properties svg:stroke-width="0.053cm" svg:stroke-color="#2a6099" draw:marker-start-width="0.279cm" draw:marker-end="Extrémités_20_de_20_flèche_20_11" draw:marker-end-width="0.379cm" draw:fill="none" fo:padding-top="0.151cm" fo:padding-bottom="0.151cm" fo:padding-left="0.276cm" fo:padding-right="0.276cm"/>
      <style:paragraph-properties style:writing-mode="lr-tb"/>
    </style:style>
    <style:style style:name="gr20" style:family="graphic" style:parent-style-name="objectwithoutfill">
      <style:graphic-properties svg:stroke-width="0.053cm" svg:stroke-color="#2a6099" draw:marker-start-width="0.279cm" draw:marker-end="Extrémités_20_de_20_flèche_20_14" draw:marker-end-width="0.379cm" draw:fill="none" fo:padding-top="0.151cm" fo:padding-bottom="0.151cm" fo:padding-left="0.276cm" fo:padding-right="0.276cm"/>
      <style:paragraph-properties style:writing-mode="lr-tb"/>
    </style:style>
    <style:style style:name="gr21" style:family="graphic" style:parent-style-name="standard">
      <style:graphic-properties draw:stroke="none" draw:fill-color="#ff0000" draw:textarea-horizontal-align="justify" draw:textarea-vertical-align="middle" draw:auto-grow-height="false" fo:min-height="1.195cm" fo:min-width="2.001cm"/>
      <style:paragraph-properties style:writing-mode="lr-tb"/>
    </style:style>
    <style:style style:name="gr22" style:family="graphic" style:parent-style-name="objectwithoutfill">
      <style:graphic-properties svg:stroke-width="0.053cm" svg:stroke-color="#ff0000" draw:marker-start-width="0.279cm" draw:marker-end="Extrémités_20_de_20_flèche_20_15" draw:marker-end-width="0.379cm" draw:fill="none" fo:padding-top="0.151cm" fo:padding-bottom="0.151cm" fo:padding-left="0.276cm" fo:padding-right="0.276cm"/>
      <style:paragraph-properties style:writing-mode="lr-tb"/>
    </style:style>
    <style:style style:name="gr23" style:family="graphic" style:parent-style-name="standard">
      <style:graphic-properties draw:stroke="none" draw:fill-color="#ff4000" draw:textarea-horizontal-align="justify" draw:textarea-vertical-align="middle" draw:auto-grow-height="false" fo:min-height="1.195cm" fo:min-width="1.504cm"/>
      <style:paragraph-properties style:writing-mode="lr-tb"/>
    </style:style>
    <style:style style:name="gr24" style:family="graphic" style:parent-style-name="objectwithoutfill">
      <style:graphic-properties svg:stroke-width="0.053cm" svg:stroke-color="#ff0000" draw:marker-start-width="0.279cm" draw:marker-end="Extrémités_20_de_20_flèche_20_16" draw:marker-end-width="0.379cm" draw:fill="none" fo:padding-top="0.151cm" fo:padding-bottom="0.151cm" fo:padding-left="0.276cm" fo:padding-right="0.276cm"/>
      <style:paragraph-properties style:writing-mode="lr-tb"/>
    </style:style>
    <style:style style:name="gr25" style:family="graphic" style:parent-style-name="objectwithoutfill">
      <style:graphic-properties svg:stroke-width="0.053cm" svg:stroke-color="#ff0000" draw:marker-start-width="0.279cm" draw:marker-end="Extrémités_20_de_20_flèche_20_17" draw:marker-end-width="0.379cm" draw:fill="none" fo:padding-top="0.151cm" fo:padding-bottom="0.151cm" fo:padding-left="0.276cm" fo:padding-right="0.276cm"/>
      <style:paragraph-properties style:writing-mode="lr-tb"/>
    </style:style>
    <style:style style:name="gr26" style:family="graphic" style:parent-style-name="standard">
      <style:graphic-properties draw:stroke="none" draw:fill-color="#00a933" draw:textarea-horizontal-align="justify" draw:textarea-vertical-align="middle" draw:auto-grow-height="false" fo:min-height="1.08cm" fo:min-width="4.233cm"/>
      <style:paragraph-properties style:writing-mode="lr-tb"/>
    </style:style>
    <style:style style:name="gr27" style:family="graphic" style:parent-style-name="objectwithoutfill">
      <style:graphic-properties svg:stroke-width="0.053cm" svg:stroke-color="#00a933" draw:marker-start-width="0.279cm" draw:marker-end="Extrémités_20_de_20_flèche_20_19" draw:marker-end-width="0.379cm" draw:fill="none" fo:padding-top="0.151cm" fo:padding-bottom="0.151cm" fo:padding-left="0.276cm" fo:padding-right="0.276cm"/>
    </style:style>
    <style:style style:name="gr28" style:family="graphic" style:parent-style-name="objectwithoutfill">
      <style:graphic-properties svg:stroke-width="0.053cm" svg:stroke-color="#2a6099" draw:marker-start-width="0.279cm" draw:marker-end="Extrémités_20_de_20_flèche_20_21" draw:marker-end-width="0.379cm" draw:fill="none" fo:padding-top="0.151cm" fo:padding-bottom="0.151cm" fo:padding-left="0.276cm" fo:padding-right="0.276cm"/>
      <style:paragraph-properties style:writing-mode="lr-tb"/>
    </style:style>
    <style:style style:name="gr29" style:family="graphic" style:parent-style-name="objectwithoutfill">
      <style:graphic-properties svg:stroke-width="0.053cm" svg:stroke-color="#2a6099" draw:marker-start-width="0.279cm" draw:marker-end="Extrémités_20_de_20_flèche_20_22" draw:marker-end-width="0.379cm" draw:fill="none" fo:padding-top="0.151cm" fo:padding-bottom="0.151cm" fo:padding-left="0.276cm" fo:padding-right="0.276cm"/>
      <style:paragraph-properties style:writing-mode="lr-tb"/>
    </style:style>
    <style:style style:name="gr30" style:family="graphic" style:parent-style-name="objectwithoutfill">
      <style:graphic-properties svg:stroke-width="0.053cm" svg:stroke-color="#2a6099" draw:marker-start-width="0.279cm" draw:marker-end="Extrémités_20_de_20_flèche_20_29" draw:marker-end-width="0.379cm" draw:fill="none" fo:padding-top="0.151cm" fo:padding-bottom="0.151cm" fo:padding-left="0.276cm" fo:padding-right="0.276cm"/>
    </style:style>
    <style:style style:name="gr31" style:family="graphic" style:parent-style-name="objectwithoutfill">
      <style:graphic-properties svg:stroke-width="0.053cm" svg:stroke-color="#2a6099" draw:marker-start-width="0.279cm" draw:marker-end="Extrémités_20_de_20_flèche_20_28" draw:marker-end-width="0.379cm" draw:fill="none" fo:padding-top="0.151cm" fo:padding-bottom="0.151cm" fo:padding-left="0.276cm" fo:padding-right="0.276cm"/>
      <style:paragraph-properties style:writing-mode="lr-tb"/>
    </style:style>
    <style:style style:name="gr32" style:family="graphic" style:parent-style-name="objectwithoutfill">
      <style:graphic-properties svg:stroke-width="0.053cm" svg:stroke-color="#00a933" draw:marker-start-width="0.279cm" draw:marker-end="Extrémités_20_de_20_flèche_20_30" draw:marker-end-width="0.379cm" draw:fill="none" fo:padding-top="0.151cm" fo:padding-bottom="0.151cm" fo:padding-left="0.276cm" fo:padding-right="0.276cm"/>
      <style:paragraph-properties style:writing-mode="lr-tb"/>
    </style:style>
    <style:style style:name="gr33" style:family="graphic" style:parent-style-name="objectwithoutfill">
      <style:graphic-properties svg:stroke-width="0.053cm" svg:stroke-color="#00a933" draw:marker-start-width="0.279cm" draw:marker-end="Extrémités_20_de_20_flèche_20_5" draw:marker-end-width="0.379cm" draw:fill="none" draw:textarea-vertical-align="bottom" fo:padding-top="0.151cm" fo:padding-bottom="0.151cm" fo:padding-left="0.276cm" fo:padding-right="0.276cm"/>
      <style:paragraph-properties style:writing-mode="lr-tb"/>
    </style:style>
    <style:style style:name="gr34" style:family="graphic" style:parent-style-name="objectwithoutfill">
      <style:graphic-properties svg:stroke-width="0.053cm" svg:stroke-color="#2a6099" draw:marker-start-width="0.279cm" draw:marker-end="Extrémités_20_de_20_flèche_20_32" draw:marker-end-width="0.379cm" draw:fill="none" fo:padding-top="0.151cm" fo:padding-bottom="0.151cm" fo:padding-left="0.276cm" fo:padding-right="0.276cm"/>
      <style:paragraph-properties style:writing-mode="lr-tb"/>
    </style:style>
    <style:style style:name="gr35" style:family="graphic" style:parent-style-name="objectwithoutfill" style:list-style-name="L1">
      <style:graphic-properties svg:stroke-width="0.053cm" svg:stroke-color="#2a6099" draw:marker-start-width="0.279cm" draw:marker-end="Extrémités_20_de_20_flèche_20_31" draw:marker-end-width="0.379cm" draw:fill="none" fo:padding-top="0.151cm" fo:padding-bottom="0.151cm" fo:padding-left="0.276cm" fo:padding-right="0.276cm"/>
      <style:paragraph-properties style:writing-mode="lr-tb"/>
    </style:style>
    <style:style style:name="gr36" style:family="graphic" style:parent-style-name="objectwithoutfill">
      <style:graphic-properties svg:stroke-width="0.053cm" svg:stroke-color="#ffbf00" draw:marker-start-width="0.279cm" draw:marker-end="Extrémités_20_de_20_flèche_20_33" draw:marker-end-width="0.379cm" draw:fill="none" fo:padding-top="0.151cm" fo:padding-bottom="0.151cm" fo:padding-left="0.276cm" fo:padding-right="0.276cm"/>
      <style:paragraph-properties style:writing-mode="lr-tb"/>
    </style:style>
    <style:style style:name="gr37" style:family="graphic" style:parent-style-name="objectwithoutfill">
      <style:graphic-properties svg:stroke-width="0.053cm" svg:stroke-color="#2a6099" draw:marker-start-width="0.279cm" draw:marker-end="Extrémités_20_de_20_flèche_20_24" draw:marker-end-width="0.379cm" draw:fill="none" fo:padding-top="0.151cm" fo:padding-bottom="0.151cm" fo:padding-left="0.276cm" fo:padding-right="0.276cm"/>
      <style:paragraph-properties style:writing-mode="lr-tb"/>
    </style:style>
    <style:style style:name="gr38" style:family="graphic" style:parent-style-name="objectwithoutfill">
      <style:graphic-properties draw:stroke="dash" draw:stroke-dash="Dash_20__28_Rounded_29_" svg:stroke-width="0.212cm" svg:stroke-color="#00a933" draw:marker-start-width="0.518cm" draw:marker-end="Extrémités_20_de_20_flèche_20_41" draw:marker-end-width="0.618cm" svg:stroke-linecap="round" draw:fill="none" fo:padding-top="0.231cm" fo:padding-bottom="0.231cm" fo:padding-left="0.356cm" fo:padding-right="0.356cm"/>
      <style:paragraph-properties style:writing-mode="lr-tb"/>
    </style:style>
    <style:style style:name="gr39" style:family="graphic" style:parent-style-name="objectwithoutfill">
      <style:graphic-properties draw:stroke="dash" draw:stroke-dash="Dash_20__28_Rounded_29_" svg:stroke-width="0.212cm" svg:stroke-color="#00a933" draw:marker-start-width="0.517cm" draw:marker-end-width="0.517cm" svg:stroke-linecap="round" draw:fill="none" fo:padding-top="0.23cm" fo:padding-bottom="0.23cm" fo:padding-left="0.355cm" fo:padding-right="0.355cm"/>
    </style:style>
    <style:style style:name="gr40"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41" style:family="graphic" style:parent-style-name="standard">
      <style:graphic-properties draw:stroke="none" draw:fill-color="#00a933" draw:textarea-horizontal-align="justify" draw:textarea-vertical-align="middle" draw:auto-grow-height="false" fo:min-height="1.938cm" fo:min-width="13cm"/>
    </style:style>
    <style:style style:name="gr42" style:family="graphic" style:parent-style-name="standard">
      <style:graphic-properties draw:stroke="solid" svg:stroke-width="0.212cm" svg:stroke-color="#ffffff" draw:marker-start-width="0.518cm" draw:marker-end-width="0.518cm" draw:fill-color="#77bc65" draw:textarea-horizontal-align="justify" draw:textarea-vertical-align="middle" draw:auto-grow-height="false" fo:min-height="7.371cm" fo:min-width="7.344cm" fo:padding-top="0.231cm" fo:padding-bottom="0.231cm" fo:padding-left="0.356cm" fo:padding-right="0.356cm"/>
    </style:style>
    <style:style style:name="gr43" style:family="graphic" style:parent-style-name="standard">
      <style:graphic-properties draw:stroke="none" svg:stroke-color="#fff5ce" draw:fill-color="#ffd428" draw:opacity="44%" draw:textarea-vertical-align="middle" draw:auto-grow-height="false" fo:min-height="1.751cm" fo:min-width="4.501cm" fo:wrap-option="wrap"/>
    </style:style>
    <style:style style:name="gr4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2.221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3.811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2.383cm"/>
      <style:paragraph-properties style:writing-mode="lr-tb"/>
    </style:style>
    <style:style style:name="gr4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9" style:family="graphic" style:parent-style-name="standard">
      <style:graphic-properties draw:stroke="none" draw:fill-color="#d4ea6b" draw:textarea-horizontal-align="justify" draw:textarea-vertical-align="middle" draw:auto-grow-height="false" fo:min-height="0.958cm" fo:min-width="2.37cm"/>
      <style:paragraph-properties style:writing-mode="lr-tb"/>
    </style:style>
    <style:style style:name="gr50" style:family="graphic" style:parent-style-name="standard">
      <style:graphic-properties draw:stroke="none" svg:stroke-width="0.212cm" svg:stroke-color="#55308d" draw:marker-start-width="0.518cm" draw:marker-end-width="0.518cm" draw:fill="gradient" draw:fill-gradient-name="Gradient_20_4" draw:textarea-horizontal-align="justify" draw:textarea-vertical-align="middle" draw:auto-grow-height="false" fo:min-height="1.344cm" fo:min-width="14.092cm" fo:padding-top="0.231cm" fo:padding-bottom="0.231cm" fo:padding-left="0.356cm" fo:padding-right="0.356cm"/>
    </style:style>
    <style:style style:name="gr51" style:family="graphic" style:parent-style-name="standard">
      <style:graphic-properties draw:stroke="none" svg:stroke-width="0.212cm" svg:stroke-color="#55308d" draw:marker-start-width="0.518cm" draw:marker-end-width="0.518cm" draw:fill="gradient" draw:fill-gradient-name="Gradient_20_6" draw:textarea-horizontal-align="justify" draw:textarea-vertical-align="middle" draw:auto-grow-height="false" fo:min-height="1.344cm" fo:min-width="14.092cm" fo:padding-top="0.231cm" fo:padding-bottom="0.231cm" fo:padding-left="0.356cm" fo:padding-right="0.356cm"/>
    </style:style>
    <style:style style:name="gr52" style:family="graphic" style:parent-style-name="standard">
      <style:graphic-properties draw:stroke="none" svg:stroke-width="0.212cm" svg:stroke-color="#55308d" draw:marker-start-width="0.518cm" draw:marker-end-width="0.518cm" draw:fill="gradient" draw:fill-gradient-name="Gradient_20_1" draw:textarea-horizontal-align="justify" draw:textarea-vertical-align="middle" draw:auto-grow-height="false" fo:min-height="1.344cm" fo:min-width="14.092cm" fo:padding-top="0.231cm" fo:padding-bottom="0.231cm" fo:padding-left="0.356cm" fo:padding-right="0.356cm"/>
    </style:style>
    <style:style style:name="gr53" style:family="graphic" style:parent-style-name="standard">
      <style:graphic-properties draw:stroke="none" svg:stroke-width="0.212cm" svg:stroke-color="#55308d" draw:marker-start-width="0.518cm" draw:marker-end-width="0.518cm" draw:fill="gradient" draw:fill-gradient-name="Gradient_20_8" draw:textarea-horizontal-align="justify" draw:textarea-vertical-align="middle" draw:auto-grow-height="false" fo:min-height="1.344cm" fo:min-width="14.092cm" fo:padding-top="0.231cm" fo:padding-bottom="0.231cm" fo:padding-left="0.356cm" fo:padding-right="0.356cm"/>
    </style:style>
    <style:style style:name="gr54" style:family="graphic" style:parent-style-name="standard">
      <style:graphic-properties draw:stroke="none" draw:fill-color="#ea7500" draw:opacity="61%" draw:textarea-horizontal-align="justify" draw:textarea-vertical-align="middle" draw:auto-grow-height="false" fo:min-height="10.36cm" fo:min-width="3.11cm"/>
    </style:style>
    <style:style style:name="gr5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56" style:family="graphic" style:parent-style-name="standard">
      <style:graphic-properties draw:stroke="none" draw:textarea-horizontal-align="justify" draw:textarea-vertical-align="middle" draw:auto-grow-height="false" fo:min-height="0.25cm" fo:min-width="2.5cm"/>
    </style:style>
    <style:style style:name="gr57" style:family="graphic" style:parent-style-name="standard">
      <style:graphic-properties svg:stroke-width="0.212cm" svg:stroke-color="#729fcf" draw:marker-start-width="0.518cm" draw:marker-end-width="0.518cm" draw:auto-grow-height="false" fo:min-height="0.354cm" fo:min-width="1.104cm" fo:padding-top="0.231cm" fo:padding-bottom="0.231cm" fo:padding-left="0.356cm" fo:padding-right="0.356cm" fo:wrap-option="wrap"/>
    </style:style>
    <style:style style:name="gr58" style:family="graphic" style:parent-style-name="standard">
      <style:graphic-properties draw:stroke="none" draw:fill-color="#ffffff" draw:textarea-horizontal-align="justify" draw:textarea-vertical-align="middle" draw:auto-grow-height="false" fo:min-height="2.932cm" fo:min-width="2.682cm"/>
    </style:style>
    <style:style style:name="gr59" style:family="graphic" style:parent-style-name="standard">
      <style:graphic-properties draw:stroke="none" draw:fill-color="#ffffff" draw:textarea-horizontal-align="justify" draw:textarea-vertical-align="middle" draw:auto-grow-height="false" fo:min-height="0.75cm" fo:min-width="1.5cm"/>
    </style:style>
    <style:style style:name="gr60" style:family="graphic" style:parent-style-name="objectwithoutfill">
      <style:graphic-properties svg:stroke-width="0.159cm" svg:stroke-color="#ff8000" draw:marker-start-width="0.438cm" draw:marker-end-width="0.438cm" draw:fill="none" fo:padding-top="0.204cm" fo:padding-bottom="0.204cm" fo:padding-left="0.329cm" fo:padding-right="0.329cm"/>
    </style:style>
    <style:style style:name="gr61" style:family="graphic" style:parent-style-name="standard">
      <style:graphic-properties svg:stroke-width="0.212cm" svg:stroke-color="#158466" draw:marker-start-width="0.518cm" draw:marker-end-width="0.518cm" draw:fill-color="#dee7e5" draw:textarea-horizontal-align="justify" draw:textarea-vertical-align="middle" draw:auto-grow-height="false" fo:min-height="1.794cm" fo:min-width="19.044cm" fo:padding-top="0.231cm" fo:padding-bottom="0.231cm" fo:padding-left="0.356cm" fo:padding-right="0.356cm"/>
      <style:paragraph-properties style:writing-mode="lr-tb"/>
    </style:style>
    <style:style style:name="gr62"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63" style:family="graphic" style:parent-style-name="standard">
      <style:graphic-properties svg:stroke-color="#622502" draw:fill="none" draw:textarea-horizontal-align="justify" draw:textarea-vertical-align="middle" draw:auto-grow-height="false" fo:min-height="0.15cm" fo:min-width="0cm"/>
    </style:style>
    <style:style style:name="gr64"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6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6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67"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6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6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7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7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7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73"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7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75"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76"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78"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79"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8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81"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8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8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8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85"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86"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87"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88"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89"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90"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91"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0.239cm"/>
      <style:paragraph-properties style:writing-mode="lr-tb"/>
    </style:style>
    <style:style style:name="gr93"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94" style:family="graphic" style:parent-style-name="standard" style:list-style-name="L1">
      <style:graphic-properties draw:stroke="none" svg:stroke-color="#000000" draw:fill="none" draw:fill-color="#ffffff" draw:auto-grow-height="true" draw:auto-grow-width="false" fo:max-height="0cm" fo:min-height="1.183cm"/>
      <style:paragraph-properties style:writing-mode="lr-tb"/>
    </style:style>
    <style:style style:name="gr95"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96" style:family="graphic" style:parent-style-name="standard">
      <style:graphic-properties svg:stroke-width="0.081cm" svg:stroke-color="#2a6099" draw:marker-start-width="0.321cm" draw:marker-end-width="0.321cm" draw:fill="gradient" draw:fill-gradient-name="Gradient_20_14" draw:textarea-horizontal-align="justify" draw:textarea-vertical-align="middle" draw:auto-grow-height="false" fo:min-height="1.434cm" fo:min-width="1.184cm" fo:padding-top="0.165cm" fo:padding-bottom="0.165cm" fo:padding-left="0.29cm" fo:padding-right="0.29cm"/>
    </style:style>
    <style:style style:name="gr97" style:family="graphic" style:parent-style-name="standard">
      <style:graphic-properties svg:stroke-width="0.081cm" svg:stroke-color="#1c1c1c" draw:marker-start-width="0.321cm" draw:marker-end-width="0.321cm" draw:fill="none" draw:textarea-horizontal-align="justify" draw:textarea-vertical-align="middle" draw:auto-grow-height="false" fo:min-height="1.06cm" fo:min-width="0.346cm" fo:padding-top="0.165cm" fo:padding-bottom="0.165cm" fo:padding-left="0.29cm" fo:padding-right="0.29cm"/>
    </style:style>
    <style:style style:name="gr98" style:family="graphic" style:parent-style-name="objectwithoutfill">
      <style:graphic-properties svg:stroke-width="0.035cm" svg:stroke-color="#000000" draw:marker-start-width="0.252cm" draw:marker-end-width="0.252cm" draw:fill="none" fo:padding-top="0.142cm" fo:padding-bottom="0.142cm" fo:padding-left="0.267cm" fo:padding-right="0.267cm"/>
    </style:style>
    <style:style style:name="gr99" style:family="graphic" style:parent-style-name="standard">
      <style:graphic-properties draw:stroke="none" svg:stroke-color="#000000" draw:fill="none" draw:fill-color="#ffffff" draw:auto-grow-height="true" draw:auto-grow-width="false" fo:max-height="0cm" fo:min-height="0.477cm"/>
      <style:paragraph-properties style:writing-mode="lr-tb"/>
    </style:style>
    <style:style style:name="gr100" style:family="graphic" style:parent-style-name="objectwithoutfill">
      <style:graphic-properties svg:stroke-width="0.212cm" svg:stroke-color="#000000" draw:marker-start-width="0.518cm" draw:marker-end-width="0.518cm" draw:fill="none" fo:padding-top="0.231cm" fo:padding-bottom="0.231cm" fo:padding-left="0.356cm" fo:padding-right="0.356cm"/>
    </style:style>
    <style:style style:name="gr101" style:family="graphic" style:parent-style-name="standard">
      <style:graphic-properties svg:stroke-width="0.159cm" svg:stroke-color="#000000" draw:marker-start-width="0.438cm" draw:marker-end-width="0.438cm" draw:fill="none" draw:textarea-horizontal-align="justify" draw:textarea-vertical-align="middle" draw:auto-grow-height="false" fo:min-height="0.307cm" fo:min-width="0.342cm" fo:padding-top="0.204cm" fo:padding-bottom="0.204cm" fo:padding-left="0.329cm" fo:padding-right="0.329cm"/>
    </style:style>
    <style:style style:name="gr102" style:family="graphic" style:parent-style-name="standard">
      <style:graphic-properties svg:stroke-width="0.081cm" svg:stroke-color="#158466" draw:marker-start-width="0.321cm" draw:marker-end-width="0.321cm" draw:fill="gradient" draw:fill-gradient-name="Gradient_20_12" draw:textarea-horizontal-align="justify" draw:textarea-vertical-align="middle" draw:auto-grow-height="false" fo:min-height="1.434cm" fo:min-width="1.184cm" fo:padding-top="0.165cm" fo:padding-bottom="0.165cm" fo:padding-left="0.29cm" fo:padding-right="0.29cm"/>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829cm, 0.772cm, 3.724cm, 0.781cm)" draw:image-opacity="100%" style:mirror="none"/>
    </style:style>
    <style:style style:name="gr104"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105"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84cm" fo:min-width="0.277cm" fo:padding-top="0.165cm" fo:padding-bottom="0.165cm" fo:padding-left="0.29cm" fo:padding-right="0.29cm"/>
    </style:style>
    <style:style style:name="gr106" style:family="graphic" style:parent-style-name="objectwithoutfill">
      <style:graphic-properties svg:stroke-width="0.212cm" svg:stroke-color="#ff0000" draw:marker-start-width="0.518cm" draw:marker-end-width="0.518cm" svg:stroke-linecap="round" draw:fill="none" fo:padding-top="0.231cm" fo:padding-bottom="0.231cm" fo:padding-left="0.356cm" fo:padding-right="0.356cm"/>
    </style:style>
    <style:style style:name="gr107" style:family="graphic" style:parent-style-name="standard">
      <style:graphic-properties draw:stroke="none" svg:stroke-color="#000000" draw:fill="none" draw:fill-color="#ffffff" draw:auto-grow-height="true" draw:auto-grow-width="false" fo:max-height="0cm" fo:min-height="0.557cm"/>
      <style:paragraph-properties style:writing-mode="lr-tb"/>
    </style:style>
    <style:style style:name="gr108" style:family="graphic" style:parent-style-name="standard">
      <style:graphic-properties svg:stroke-width="0.106cm" draw:marker-start-width="0.359cm" draw:marker-end-width="0.359cm" draw:fill="none" draw:textarea-horizontal-align="justify" draw:textarea-vertical-align="middle" draw:auto-grow-height="false" fo:min-height="0.85cm" fo:min-width="1.395cm" fo:padding-top="0.178cm" fo:padding-bottom="0.178cm" fo:padding-left="0.303cm" fo:padding-right="0.303cm"/>
    </style:style>
    <style:style style:name="gr109"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style>
    <style:style style:name="gr110" style:family="graphic" style:parent-style-name="standard">
      <style:graphic-properties draw:stroke="none" svg:stroke-color="#000000" draw:fill="none" draw:fill-color="#ffffff" draw:auto-grow-height="true" draw:auto-grow-width="false" fo:max-height="0cm" fo:min-height="0.715cm"/>
      <style:paragraph-properties style:writing-mode="lr-tb"/>
    </style:style>
    <style:style style:name="gr111" style:family="graphic" style:parent-style-name="standard">
      <style:graphic-properties svg:stroke-width="0.106cm" svg:stroke-color="#ffffff" draw:marker-start-width="0.359cm" draw:marker-end-width="0.359cm" draw:textarea-horizontal-align="justify" draw:textarea-vertical-align="middle" draw:auto-grow-height="false" fo:min-height="0.172cm" fo:min-width="2.395cm" fo:padding-top="0.178cm" fo:padding-bottom="0.178cm" fo:padding-left="0.303cm" fo:padding-right="0.303cm"/>
      <style:paragraph-properties style:writing-mode="lr-tb"/>
    </style:style>
    <style:style style:name="gr1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371cm, 0cm, 0cm)" draw:image-opacity="100%" style:mirror="none"/>
    </style:style>
    <style:style style:name="gr113"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114"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115"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116"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117"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118"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119"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2.017cm" fo:min-width="3.662cm" fo:padding-top="0.165cm" fo:padding-bottom="0.165cm" fo:padding-left="0.29cm" fo:padding-right="0.29cm"/>
      <style:paragraph-properties style:writing-mode="lr-tb"/>
    </style:style>
    <style:style style:name="gr120"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121"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12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6.057cm, 0cm, 0cm)" draw:image-opacity="100%" style:mirror="none"/>
    </style:style>
    <style:style style:name="gr1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5.844cm)" draw:image-opacity="100%" style:mirror="none"/>
    </style:style>
    <style:style style:name="gr124"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789cm" fo:padding-top="0.139cm" fo:padding-bottom="0.139cm" fo:padding-left="0.264cm" fo:padding-right="0.264cm"/>
      <style:paragraph-properties style:writing-mode="lr-tb"/>
    </style:style>
    <style:style style:name="gr125"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3.53cm" fo:min-width="2.58cm" fo:padding-top="0.165cm" fo:padding-bottom="0.165cm" fo:padding-left="0.29cm" fo:padding-right="0.29cm"/>
      <style:paragraph-properties style:writing-mode="lr-tb"/>
    </style:style>
    <style:style style:name="gr126"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127"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128"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129" style:family="graphic" style:parent-style-name="standard">
      <style:graphic-properties draw:stroke="none" draw:fill-color="#000000" draw:textarea-horizontal-align="justify" draw:textarea-vertical-align="middle" draw:auto-grow-height="false" fo:min-height="0.55cm" fo:min-width="0.3cm"/>
    </style:style>
    <style:style style:name="gr130" style:family="graphic" style:parent-style-name="standard">
      <style:graphic-properties draw:stroke="none" draw:fill-color="#000000" draw:textarea-horizontal-align="justify" draw:textarea-vertical-align="middle" draw:auto-grow-height="false" fo:min-height="0.55cm" fo:min-width="0.1cm"/>
    </style:style>
    <style:style style:name="gr131" style:family="graphic" style:parent-style-name="standard">
      <style:graphic-properties draw:stroke="none" draw:fill-color="#ffffff" draw:textarea-horizontal-align="justify" draw:textarea-vertical-align="middle" draw:auto-grow-height="false" fo:min-height="0cm" fo:min-width="0cm"/>
    </style:style>
    <style:style style:name="gr132" style:family="graphic" style:parent-style-name="standard">
      <style:graphic-properties draw:stroke="none" draw:fill-color="#ffffff" draw:textarea-horizontal-align="justify" draw:textarea-vertical-align="middle" draw:auto-grow-height="false" fo:min-height="0.15cm" fo:min-width="0cm"/>
    </style:style>
    <style:style style:name="gr133"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1.111cm" fo:padding-top="0.139cm" fo:padding-bottom="0.139cm" fo:padding-left="0.264cm" fo:padding-right="0.264cm"/>
      <style:paragraph-properties style:writing-mode="lr-tb"/>
    </style:style>
    <style:style style:name="gr134"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395cm" fo:padding-top="0.139cm" fo:padding-bottom="0.139cm" fo:padding-left="0.264cm" fo:padding-right="0.264cm"/>
      <style:paragraph-properties style:writing-mode="lr-tb"/>
    </style:style>
    <style:style style:name="gr13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13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137"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138"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gr139" style:family="graphic" style:parent-style-name="standard">
      <style:graphic-properties svg:stroke-width="0.212cm" draw:marker-start-width="0.518cm" draw:marker-end-width="0.518cm" draw:fill="solid" draw:fill-color="#3465a4" draw:textarea-horizontal-align="justify" draw:textarea-vertical-align="middle" draw:auto-grow-height="false" fo:min-height="0cm" fo:min-width="1.289cm" fo:padding-top="0.231cm" fo:padding-bottom="0.231cm" fo:padding-left="0.356cm" fo:padding-right="0.356cm"/>
      <style:paragraph-properties style:writing-mode="lr-tb"/>
    </style:style>
    <style:style style:name="gr140" style:family="graphic" style:parent-style-name="standard">
      <style:graphic-properties svg:stroke-width="0.081cm" svg:stroke-color="#000000" draw:marker-start-width="0.321cm" draw:marker-end-width="0.321cm" draw:opacity="100%" draw:textarea-horizontal-align="justify" draw:textarea-vertical-align="middle" draw:auto-grow-height="false" fo:min-height="1.279cm" fo:min-width="2.478cm" fo:padding-top="0.165cm" fo:padding-bottom="0.165cm" fo:padding-left="0.29cm" fo:padding-right="0.29cm"/>
      <style:paragraph-properties style:writing-mode="lr-tb"/>
    </style:style>
    <style:style style:name="gr141"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paragraph-properties style:writing-mode="lr-tb"/>
    </style:style>
    <style:style style:name="gr142" style:family="graphic" style:parent-style-name="objectwithoutfill">
      <style:graphic-properties draw:stroke="dash" draw:stroke-dash="Dot" svg:stroke-width="0.053cm" svg:stroke-color="#ffbf00" draw:marker-start-width="0.279cm" draw:marker-end-width="0.279cm" svg:stroke-linecap="butt" draw:fill="none" fo:padding-top="0.151cm" fo:padding-bottom="0.151cm" fo:padding-left="0.276cm" fo:padding-right="0.276cm"/>
    </style:style>
    <style:style style:name="gr143" style:family="graphic" style:parent-style-name="standard">
      <style:graphic-properties draw:stroke="none" svg:stroke-color="#000000" draw:fill="none" draw:fill-color="#ffffff" draw:auto-grow-height="true" draw:auto-grow-width="false" fo:max-height="0cm" fo:min-height="1.893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7"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8"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149" style:family="graphic" style:parent-style-name="objectwithoutfill">
      <style:graphic-properties svg:stroke-width="0.159cm" draw:marker-start-width="0.438cm" draw:marker-end-width="0.438cm" draw:fill="none" fo:padding-top="0.204cm" fo:padding-bottom="0.204cm" fo:padding-left="0.329cm" fo:padding-right="0.329cm"/>
    </style:style>
    <style:style style:name="gr150" style:family="graphic" style:parent-style-name="objectwithoutfill">
      <style:graphic-properties svg:stroke-width="0.212cm" svg:stroke-color="#92e285" draw:marker-start-width="0.518cm" draw:marker-end-width="0.518cm" draw:fill="none" fo:padding-top="0.231cm" fo:padding-bottom="0.231cm" fo:padding-left="0.356cm" fo:padding-right="0.356cm"/>
    </style:style>
    <style:style style:name="gr151"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556cm" fo:min-width="2.806cm" fo:padding-top="0.178cm" fo:padding-bottom="0.178cm" fo:padding-left="0.303cm" fo:padding-right="0.303cm"/>
      <style:paragraph-properties style:writing-mode="lr-tb"/>
    </style:style>
    <style:style style:name="gr152"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2.7cm" fo:padding-top="0.178cm" fo:padding-bottom="0.178cm" fo:padding-left="0.303cm" fo:padding-right="0.303cm"/>
      <style:paragraph-properties style:writing-mode="lr-tb"/>
    </style:style>
    <style:style style:name="gr153" style:family="graphic" style:parent-style-name="objectwithoutfill">
      <style:graphic-properties svg:stroke-width="0.159cm" svg:stroke-color="#2a6099" draw:marker-start-width="0.438cm" draw:marker-end="Extrémités_20_de_20_flèche_20_34" draw:marker-end-width="0.538cm" draw:fill="none" fo:padding-top="0.204cm" fo:padding-bottom="0.204cm" fo:padding-left="0.329cm" fo:padding-right="0.329cm"/>
    </style:style>
    <style:style style:name="gr154" style:family="graphic" style:parent-style-name="objectwithoutfill">
      <style:graphic-properties svg:stroke-width="0.159cm" svg:stroke-color="#2a6099" draw:marker-start-width="0.438cm" draw:marker-end="Extrémités_20_de_20_flèche_20_35" draw:marker-end-width="0.538cm" draw:fill="none" fo:padding-top="0.204cm" fo:padding-bottom="0.204cm" fo:padding-left="0.329cm" fo:padding-right="0.329cm"/>
    </style:style>
    <style:style style:name="gr155" style:family="graphic" style:parent-style-name="standard">
      <style:graphic-properties svg:stroke-width="0.106cm" svg:stroke-color="#00a933" draw:marker-start-width="0.359cm" draw:marker-end-width="0.359cm" draw:fill-color="#f6f9d4" draw:textarea-horizontal-align="justify" draw:textarea-vertical-align="middle" draw:auto-grow-height="false" fo:min-height="1.45cm" fo:min-width="3.714cm" fo:padding-top="0.178cm" fo:padding-bottom="0.178cm" fo:padding-left="0.303cm" fo:padding-right="0.303cm"/>
      <style:paragraph-properties style:writing-mode="lr-tb"/>
    </style:style>
    <style:style style:name="gr156" style:family="graphic" style:parent-style-name="objectwithoutfill">
      <style:graphic-properties draw:stroke="dash" draw:stroke-dash="Dash_20__28_Rounded_29_" svg:stroke-width="0.159cm" svg:stroke-color="#2a6099" draw:marker-start-width="0.438cm" draw:marker-end="Extrémités_20_de_20_flèche_20_36" draw:marker-end-width="0.538cm" svg:stroke-linecap="round" draw:fill="none" fo:padding-top="0.204cm" fo:padding-bottom="0.204cm" fo:padding-left="0.329cm" fo:padding-right="0.329cm"/>
    </style:style>
    <style:style style:name="gr157" style:family="graphic" style:parent-style-name="objectwithoutfill">
      <style:graphic-properties draw:stroke="dash" draw:stroke-dash="Dash_20__28_Rounded_29_" svg:stroke-width="0.159cm" draw:marker-start-width="0.438cm" draw:marker-end-width="0.438cm" svg:stroke-linecap="round" draw:fill="none" fo:padding-top="0.204cm" fo:padding-bottom="0.204cm" fo:padding-left="0.329cm" fo:padding-right="0.329cm"/>
    </style:style>
    <style:style style:name="gr158" style:family="graphic" style:parent-style-name="objectwithoutfill">
      <style:graphic-properties draw:stroke="dash" draw:stroke-dash="Dash_20__28_Rounded_29_" svg:stroke-width="0.159cm" svg:stroke-color="#2a6099" draw:marker-start-width="0.438cm" draw:marker-end="Extrémités_20_de_20_flèche_20_39" draw:marker-end-width="0.438cm" svg:stroke-linecap="round" draw:fill="none" fo:padding-top="0.204cm" fo:padding-bottom="0.204cm" fo:padding-left="0.329cm" fo:padding-right="0.329cm"/>
    </style:style>
    <style:style style:name="gr159" style:family="graphic" style:parent-style-name="objectwithoutfill">
      <style:graphic-properties draw:stroke="dash" draw:stroke-dash="Dash_20__28_Rounded_29_" svg:stroke-width="0.159cm" svg:stroke-color="#2a6099" draw:marker-start-width="0.438cm" draw:marker-end-width="0.438cm" svg:stroke-linecap="round" draw:fill="none" fo:padding-top="0.204cm" fo:padding-bottom="0.204cm" fo:padding-left="0.329cm" fo:padding-right="0.329cm"/>
    </style:style>
    <style:style style:name="gr160" style:family="graphic" style:parent-style-name="objectwithoutfill">
      <style:graphic-properties svg:stroke-width="0.159cm" draw:marker-start-width="0.438cm" draw:marker-end="Extrémités_20_de_20_flèche_20_40" draw:marker-end-width="0.538cm" draw:fill="none" fo:padding-top="0.204cm" fo:padding-bottom="0.204cm" fo:padding-left="0.329cm" fo:padding-right="0.329cm"/>
    </style:style>
    <style:style style:name="gr161" style:family="graphic" style:parent-style-name="standard">
      <style:graphic-properties draw:stroke="solid" svg:stroke-width="0.212cm" svg:stroke-color="#ff0000" draw:marker-start-width="0.518cm" draw:marker-end-width="0.518cm" draw:fill="none" draw:textarea-horizontal-align="justify" draw:textarea-vertical-align="middle" draw:auto-grow-height="false" fo:min-height="11.482cm" fo:min-width="23.232cm" fo:padding-top="0.231cm" fo:padding-bottom="0.231cm" fo:padding-left="0.356cm" fo:padding-right="0.356cm"/>
    </style:style>
    <style:style style:name="gr162" style:family="graphic" style:parent-style-name="standard">
      <style:graphic-properties draw:stroke="none" svg:stroke-color="#000000" draw:fill="none" draw:fill-color="#ffffff" draw:auto-grow-height="true" draw:auto-grow-width="false" fo:max-height="0cm" fo:min-height="1.136cm"/>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2.035cm"/>
      <style:paragraph-properties style:writing-mode="lr-tb"/>
    </style:style>
    <style:style style:name="gr164" style:family="graphic" style:parent-style-name="standard">
      <style:graphic-properties draw:stroke="none" svg:stroke-color="#000000" draw:fill="none" draw:fill-color="#ffffff" draw:auto-grow-height="true" draw:auto-grow-width="false" fo:max-height="0cm" fo:min-height="5.678cm"/>
      <style:paragraph-properties style:writing-mode="lr-tb"/>
    </style:style>
    <style:style style:name="gr16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6" style:family="graphic" style:parent-style-name="standard">
      <style:graphic-properties draw:stroke="none" draw:textarea-horizontal-align="justify" draw:textarea-vertical-align="middle" draw:auto-grow-height="false" fo:min-height="2.813cm" fo:min-width="0.5cm"/>
    </style:style>
    <style:style style:name="gr16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co1" style:family="table-column">
      <style:table-column-properties style:column-width="4.029cm" style:use-optimal-column-width="false"/>
    </style:style>
    <style:style style:name="co2" style:family="table-column">
      <style:table-column-properties style:column-width="8.108cm" style:use-optimal-column-width="false"/>
    </style:style>
    <style:style style:name="co3" style:family="table-column">
      <style:table-column-properties style:column-width="6.898cm" style:use-optimal-column-width="false"/>
    </style:style>
    <style:style style:name="co4" style:family="table-column">
      <style:table-column-properties style:column-width="4.465cm" style:use-optimal-column-width="false"/>
    </style:style>
    <style:style style:name="ro1" style:family="table-row">
      <style:table-row-properties style:row-height="1.926cm" style:use-optimal-row-height="false"/>
    </style:style>
    <style:style style:name="ro2" style:family="table-row">
      <style:table-row-properties style:row-height="13.574cm" style:use-optimal-row-height="false"/>
    </style:style>
    <style:style style:name="ce1" style:family="table-cell">
      <loext:graphic-properties draw:fill="solid" draw:fill-color="#ff0000"/>
      <style:paragraph-properties fo:text-align="center" fo:border="0.03pt solid #ffffff"/>
      <style:text-properties fo:color="#ffffff" loext:opacity="100%" fo:font-size="14pt" fo:font-weight="bold" style:font-size-asian="14pt" style:font-weight-asian="bold" style:font-size-complex="14pt" style:font-weight-complex="bold"/>
    </style:style>
    <style:style style:name="ce2" style:family="table-cell">
      <loext:graphic-properties draw:fill="solid" draw:fill-color="#2a6099"/>
      <style:paragraph-properties fo:text-align="center" fo:border-left="none" fo:border-right="0.03pt solid #ffffff" fo:border-top="0.03pt solid #ffffff" fo:border-bottom="0.03pt solid #ffffff"/>
      <style:text-properties fo:font-size="14pt" style:font-size-asian="14pt" style:font-size-complex="14pt"/>
    </style:style>
    <style:style style:name="ce3" style:family="table-cell">
      <style:paragraph-properties fo:text-align="center" fo:border-left="none" fo:border-right="none" fo:border-top="0.03pt solid #ffffff" fo:border-bottom="0.03pt solid #ffffff"/>
      <style:text-properties fo:color="#ffffff" loext:opacity="100%" fo:font-size="14pt" fo:font-weight="bold" style:font-size-asian="14pt" style:font-weight-asian="bold" style:font-size-complex="14pt" style:font-weight-complex="bold"/>
    </style:style>
    <style:style style:name="ce4" style:family="table-cell">
      <loext:graphic-properties draw:fill="solid" draw:fill-color="#ffbf00"/>
      <style:paragraph-properties fo:text-align="center" fo:border="0.03pt solid #ffffff"/>
      <style:text-properties fo:font-size="14pt" style:font-size-asian="14pt" style:font-size-complex="14pt"/>
    </style:style>
    <style:style style:name="ce5" style:family="table-cell">
      <loext:graphic-properties draw:fill="solid" draw:fill-color="#ffa6a6"/>
      <style:paragraph-properties fo:border-left="0.03pt solid #ffffff" fo:border-right="0.03pt solid #ffffff" fo:border-top="none" fo:border-bottom="0.03pt solid #ffffff"/>
    </style:style>
    <style:style style:name="ce6" style:family="table-cell">
      <loext:graphic-properties draw:fill="solid" draw:fill-color="#b4c7dc"/>
      <style:paragraph-properties fo:border-left="none" fo:border-right="0.03pt solid #ffffff" fo:border-top="none" fo:border-bottom="0.03pt solid #ffffff"/>
      <style:text-properties fo:color="#ffffff" loext:opacity="100%" fo:font-weight="bold" style:font-weight-asian="bold" style:font-weight-complex="bold"/>
    </style:style>
    <style:style style:name="ce7" style:family="table-cell">
      <loext:graphic-properties draw:fill="solid" draw:fill-color="#ffe994"/>
      <style:paragraph-properties fo:text-align="center" fo:border-left="0.03pt solid #ffffff" fo:border-right="0.03pt solid #ffffff" fo:border-top="none" fo:border-bottom="0.03pt solid #ffffff"/>
      <style:text-properties fo:color="#ffffff" loext:opacity="100%" fo:font-size="14pt" fo:font-weight="bold" style:font-size-asian="14pt" style:font-weight-asian="bold" style:font-size-complex="14pt" style:font-weight-complex="bold"/>
    </style:style>
    <style:style style:name="P1" style:family="paragraph">
      <loext:graphic-properties draw:fill="none" draw:fill-color="#ffffff"/>
      <style:paragraph-properties style:writing-mode="lr-tb"/>
      <style:text-properties fo:color="#5eb91e" loext:opacity="100%" fo:font-size="96pt" style:font-size-asian="96pt" style:font-size-complex="96pt"/>
    </style:style>
    <style:style style:name="P2" style:family="paragraph">
      <loext:graphic-properties draw:fill="none" draw:fill-color="#ffffff"/>
      <style:paragraph-properties style:writing-mode="lr-tb"/>
      <style:text-properties fo:color="#28471f" loext:opacity="100%" style:font-name="Cantarell" fo:font-size="96pt" style:font-size-asian="96pt" style:font-size-complex="96pt"/>
    </style:style>
    <style:style style:name="P3" style:family="paragraph">
      <loext:graphic-properties draw:fill-color="#5eb91e"/>
      <style:paragraph-properties fo:text-align="center"/>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bf00" draw:opacity="41%"/>
      <style:paragraph-properties fo:text-align="center"/>
    </style:style>
    <style:style style:name="P7" style:family="paragraph">
      <loext:graphic-properties draw:fill-color="#2a6099" draw:opacity="41%"/>
      <style:paragraph-properties fo:text-align="center"/>
    </style:style>
    <style:style style:name="P8" style:family="paragraph">
      <loext:graphic-properties draw:fill-color="#00a933" draw:opacity="41%"/>
      <style:paragraph-properties fo:text-align="center"/>
    </style:style>
    <style:style style:name="P9" style:family="paragraph">
      <loext:graphic-properties draw:fill-color="#ff0000" draw:opacity="41%"/>
      <style:paragraph-properties fo:text-align="center"/>
    </style:style>
    <style:style style:name="P10" style:family="paragraph">
      <style:paragraph-properties fo:text-align="center"/>
    </style:style>
    <style:style style:name="P11" style:family="paragraph">
      <style:paragraph-properties fo:text-align="center"/>
      <style:text-properties fo:font-size="14pt" style:font-size-asian="14pt" style:font-size-complex="14pt"/>
    </style:style>
    <style:style style:name="P12" style:family="paragraph">
      <style:paragraph-properties fo:text-align="center"/>
      <style:text-properties fo:color="#ffffff" loext:opacity="100%" fo:font-size="14pt" fo:font-weight="bold" style:font-size-asian="14pt" style:font-weight-asian="bold" style:font-size-complex="14pt" style:font-weight-complex="bold"/>
    </style:style>
    <style:style style:name="P13" style:family="paragraph">
      <loext:graphic-properties draw:fill="none"/>
      <style:paragraph-properties fo:text-align="center" style:writing-mode="lr-tb"/>
      <style:text-properties fo:font-size="8pt" fo:font-style="italic" style:font-size-asian="8pt" style:font-style-asian="italic" style:font-size-complex="8pt" style:font-style-complex="italic"/>
    </style:style>
    <style:style style:name="P14" style:family="paragraph">
      <style:paragraph-properties fo:margin-left="0cm" fo:margin-right="0cm" fo:text-align="center" fo:text-indent="0cm" style:writing-mode="lr-tb"/>
      <style:text-properties fo:color="#ffffff" loext:opacity="100%" fo:font-size="8pt" style:font-size-asian="8pt" style:font-size-complex="8pt"/>
    </style:style>
    <style:style style:name="P15" style:family="paragraph">
      <loext:graphic-properties draw:fill-color="#2a6099"/>
      <style:paragraph-properties fo:text-align="center" style:writing-mode="lr-tb"/>
      <style:text-properties fo:color="#ffffff" loext:opacity="100%" fo:font-size="8pt" style:font-size-asian="8pt" style:font-size-complex="8pt"/>
    </style:style>
    <style:style style:name="P16" style:family="paragraph">
      <style:paragraph-properties fo:text-align="center" style:writing-mode="lr-tb"/>
      <style:text-properties fo:color="#ffffff" loext:opacity="100%" fo:font-size="8pt" style:font-size-asian="8pt" style:font-size-complex="8pt"/>
    </style:style>
    <style:style style:name="P17" style:family="paragraph">
      <loext:graphic-properties draw:fill-color="#00a933"/>
      <style:paragraph-properties fo:text-align="center" style:writing-mode="lr-tb"/>
      <style:text-properties fo:color="#ffffff" loext:opacity="100%" fo:font-size="8pt" style:font-size-asian="8pt" style:font-size-complex="8pt"/>
    </style:style>
    <style:style style:name="P18" style:family="paragraph">
      <style:paragraph-properties fo:margin-top="0cm" fo:margin-bottom="0cm" fo:text-align="center"/>
    </style:style>
    <style:style style:name="P19" style:family="paragraph">
      <loext:graphic-properties draw:fill="none"/>
      <style:paragraph-properties fo:margin-top="0cm" fo:margin-bottom="0cm" fo:text-align="center" style:writing-mode="lr-tb"/>
      <style:text-properties fo:color="#ffff00" loext:opacity="100%" fo:font-size="8pt" fo:font-style="italic" style:font-size-asian="8pt" style:font-style-asian="italic" style:font-size-complex="8pt" style:font-style-complex="italic"/>
    </style:style>
    <style:style style:name="P20" style:family="paragraph">
      <loext:graphic-properties draw:fill-color="#ffbf00"/>
      <style:paragraph-properties fo:text-align="center" style:writing-mode="lr-tb"/>
      <style:text-properties fo:color="#ffffff" loext:opacity="100%" fo:font-size="8pt" style:font-size-asian="8pt" style:font-size-complex="8pt"/>
    </style:style>
    <style:style style:name="P21" style:family="paragraph">
      <loext:graphic-properties draw:fill="none"/>
      <style:paragraph-properties fo:text-align="center" style:writing-mode="lr-tb"/>
      <style:text-properties fo:font-size="8pt" style:font-size-asian="8pt" style:font-size-complex="8pt"/>
    </style:style>
    <style:style style:name="P22" style:family="paragraph">
      <style:paragraph-properties fo:margin-left="0cm" fo:margin-right="0cm" fo:margin-top="0cm" fo:margin-bottom="0cm" fo:line-height="100%" fo:text-align="center" fo:text-indent="0cm"/>
    </style:style>
    <style:style style:name="P23" style:family="paragraph">
      <loext:graphic-properties draw:fill="none"/>
      <style:paragraph-properties fo:text-align="center" style:writing-mode="lr-tb"/>
      <style:text-properties fo:color="#ffff00" loext:opacity="100%" fo:font-size="8pt" fo:font-style="italic" style:font-size-asian="8pt" style:font-style-asian="italic" style:font-size-complex="8pt" style:font-style-complex="italic"/>
    </style:style>
    <style:style style:name="P24" style:family="paragraph">
      <style:paragraph-properties fo:text-align="center" style:writing-mode="lr-tb"/>
      <style:text-properties fo:color="#ffffff" loext:opacity="100%" fo:font-size="8pt" fo:font-weight="bold" style:font-size-asian="8pt" style:font-size-complex="8pt"/>
    </style:style>
    <style:style style:name="P25" style:family="paragraph">
      <loext:graphic-properties draw:fill-color="#ff0000"/>
      <style:paragraph-properties fo:text-align="center" style:writing-mode="lr-tb"/>
      <style:text-properties fo:color="#ffffff" loext:opacity="100%" fo:font-size="8pt" fo:font-weight="bold" style:font-size-asian="8pt" style:font-size-complex="8pt"/>
    </style:style>
    <style:style style:name="P26" style:family="paragraph">
      <loext:graphic-properties draw:fill="none"/>
      <style:paragraph-properties fo:text-align="center" style:writing-mode="lr-tb"/>
      <style:text-properties fo:color="#ffffff" loext:opacity="100%" fo:font-size="6pt" fo:font-style="italic" style:font-size-asian="6pt" style:font-style-asian="italic" style:font-size-complex="6pt" style:font-style-complex="italic"/>
    </style:style>
    <style:style style:name="P27" style:family="paragraph">
      <loext:graphic-properties draw:fill-color="#ff4000"/>
      <style:paragraph-properties fo:text-align="center" style:writing-mode="lr-tb"/>
      <style:text-properties fo:color="#ffffff" loext:opacity="100%" fo:font-size="8pt" fo:font-weight="bold" style:font-size-asian="8pt" style:font-size-complex="8pt"/>
    </style:style>
    <style:style style:name="P28" style:family="paragraph">
      <loext:graphic-properties draw:fill="none"/>
      <style:paragraph-properties fo:text-align="center" style:writing-mode="lr-tb"/>
      <style:text-properties fo:color="#ffffff" loext:opacity="100%" fo:font-size="8pt" fo:font-style="italic" style:font-size-asian="8pt" style:font-style-asian="italic" style:font-size-complex="8pt" style:font-style-complex="italic"/>
    </style:style>
    <style:style style:name="P29" style:family="paragraph">
      <style:paragraph-properties fo:text-align="start" style:writing-mode="lr-tb"/>
      <style:text-properties fo:color="#ffffff" loext:opacity="100%" fo:font-size="8pt" style:font-size-asian="8pt" style:font-size-complex="8pt"/>
    </style:style>
    <style:style style:name="P30" style:family="paragraph">
      <loext:graphic-properties draw:fill-color="#00a933"/>
      <style:paragraph-properties fo:text-align="start" style:writing-mode="lr-tb"/>
      <style:text-properties fo:color="#ffffff" loext:opacity="100%" fo:font-size="8pt" style:font-size-asian="8pt" style:font-size-complex="8pt"/>
    </style:style>
    <style:style style:name="P31" style:family="paragraph">
      <loext:graphic-properties draw:fill="none"/>
      <style:paragraph-properties fo:margin-top="0cm" fo:margin-bottom="0cm" fo:text-align="center" style:writing-mode="lr-tb"/>
      <style:text-properties fo:font-size="8pt" fo:font-style="italic" style:font-size-asian="8pt" style:font-style-asian="italic" style:font-size-complex="8pt" style:font-style-complex="italic"/>
    </style:style>
    <style:style style:name="P32" style:family="paragraph">
      <loext:graphic-properties draw:fill="none"/>
      <style:paragraph-properties fo:margin-left="0cm" fo:margin-right="0cm" fo:margin-top="0cm" fo:margin-bottom="0cm" fo:line-height="100%" fo:text-align="center" fo:text-indent="0cm" style:writing-mode="lr-tb"/>
      <style:text-properties fo:color="#ffff00" loext:opacity="100%" fo:font-size="8pt" fo:font-style="italic" style:font-size-asian="8pt" style:font-style-asian="italic" style:font-size-complex="8pt" style:font-style-complex="italic"/>
    </style:style>
    <style:style style:name="P33" style:family="paragraph">
      <loext:graphic-properties draw:fill="none"/>
      <style:paragraph-properties fo:text-align="center" style:writing-mode="lr-tb"/>
      <style:text-properties fo:color="#55308d" loext:opacity="100%" fo:font-size="8pt" fo:font-style="italic" style:font-size-asian="8pt" style:font-style-asian="italic" style:font-size-complex="8pt" style:font-style-complex="italic"/>
    </style:style>
    <style:style style:name="P34" style:family="paragraph">
      <loext:graphic-properties draw:fill="none"/>
      <style:paragraph-properties fo:text-align="center" style:writing-mode="lr-tb"/>
    </style:style>
    <style:style style:name="P35" style:family="paragraph">
      <loext:graphic-properties draw:fill="none" draw:fill-color="#ffffff"/>
      <style:paragraph-properties style:writing-mode="lr-tb"/>
      <style:text-properties fo:color="#55308d" loext:opacity="100%" fo:font-size="8pt" style:font-size-asian="8pt" style:font-size-complex="8pt"/>
    </style:style>
    <style:style style:name="P36" style:family="paragraph">
      <loext:graphic-properties draw:fill-color="#00a933"/>
      <style:paragraph-properties fo:text-align="center"/>
    </style:style>
    <style:style style:name="P37" style:family="paragraph">
      <loext:graphic-properties draw:fill-color="#77bc65"/>
      <style:paragraph-properties fo:text-align="center"/>
    </style:style>
    <style:style style:name="P38" style:family="paragraph">
      <loext:graphic-properties draw:fill-color="#ffd428" draw:opacity="44%"/>
      <style:paragraph-properties fo:text-align="center"/>
    </style:style>
    <style:style style:name="P39" style:family="paragraph">
      <style:paragraph-properties fo:text-align="start"/>
    </style:style>
    <style:style style:name="P40" style:family="paragraph">
      <loext:graphic-properties draw:fill="none" draw:fill-color="#ffffff"/>
      <style:paragraph-properties fo:text-align="start" style:writing-mode="lr-tb"/>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style:writing-mode="lr-tb"/>
      <style:text-properties fo:color="#ffffff" loext:opacity="100%"/>
    </style:style>
    <style:style style:name="P43" style:family="paragraph">
      <style:paragraph-properties fo:text-align="center" style:writing-mode="lr-tb"/>
      <style:text-properties fo:font-size="10pt" style:font-size-asian="10pt" style:font-size-complex="10pt"/>
    </style:style>
    <style:style style:name="P44" style:family="paragraph">
      <loext:graphic-properties draw:fill-color="#d4ea6b"/>
      <style:paragraph-properties fo:text-align="center" style:writing-mode="lr-tb"/>
      <style:text-properties fo:font-size="10pt" style:font-size-asian="10pt" style:font-size-complex="10pt"/>
    </style:style>
    <style:style style:name="P45" style:family="paragraph">
      <style:paragraph-properties fo:text-align="center" style:writing-mode="lr-tb"/>
      <style:text-properties fo:font-size="6pt" style:font-size-asian="6pt" style:font-size-complex="6pt"/>
    </style:style>
    <style:style style:name="P46" style:family="paragraph">
      <loext:graphic-properties draw:fill-color="#d4ea6b"/>
      <style:paragraph-properties fo:text-align="center" style:writing-mode="lr-tb"/>
      <style:text-properties fo:font-size="6pt" style:font-size-asian="6pt" style:font-size-complex="6pt"/>
    </style:style>
    <style:style style:name="P47" style:family="paragraph">
      <loext:graphic-properties draw:fill="gradient" draw:fill-gradient-name="Gradient_20_4"/>
      <style:paragraph-properties fo:text-align="center"/>
    </style:style>
    <style:style style:name="P48" style:family="paragraph">
      <loext:graphic-properties draw:fill="gradient" draw:fill-gradient-name="Gradient_20_6"/>
      <style:paragraph-properties fo:text-align="center"/>
    </style:style>
    <style:style style:name="P49" style:family="paragraph">
      <loext:graphic-properties draw:fill="gradient" draw:fill-gradient-name="Gradient_20_1"/>
      <style:paragraph-properties fo:text-align="center"/>
    </style:style>
    <style:style style:name="P50" style:family="paragraph">
      <loext:graphic-properties draw:fill="gradient" draw:fill-gradient-name="Gradient_20_8"/>
      <style:paragraph-properties fo:text-align="center"/>
    </style:style>
    <style:style style:name="P51" style:family="paragraph">
      <loext:graphic-properties draw:fill="none" draw:fill-color="#ffffff"/>
      <style:paragraph-properties style:writing-mode="lr-tb"/>
    </style:style>
    <style:style style:name="P52" style:family="paragraph">
      <loext:graphic-properties draw:fill-color="#ea7500" draw:opacity="61%"/>
      <style:paragraph-properties fo:text-align="center"/>
    </style:style>
    <style:style style:name="P53" style:family="paragraph">
      <loext:graphic-properties draw:fill="none" draw:fill-color="#ffffff"/>
      <style:paragraph-properties fo:text-align="center" style:writing-mode="lr-tb"/>
      <style:text-properties fo:font-size="24pt" style:font-size-asian="24pt" style:font-size-complex="24pt"/>
    </style:style>
    <style:style style:name="P54" style:family="paragraph">
      <loext:graphic-properties draw:fill-color="#ffffff"/>
      <style:paragraph-properties fo:text-align="center"/>
    </style:style>
    <style:style style:name="P55" style:family="paragraph">
      <loext:graphic-properties draw:fill="none" draw:fill-color="#ffffff"/>
      <style:paragraph-properties fo:text-align="center" style:writing-mode="lr-tb"/>
      <style:text-properties fo:color="#3465a4" loext:opacity="100%" fo:font-weight="bold" style:font-weight-asian="bold" style:font-weight-complex="bold"/>
    </style:style>
    <style:style style:name="P56" style:family="paragraph">
      <style:paragraph-properties fo:text-align="center" style:writing-mode="lr-tb"/>
      <style:text-properties fo:color="#158466" loext:opacity="100%" style:font-name="Cantarell" fo:font-weight="bold" style:font-weight-asian="bold" style:font-weight-complex="bold"/>
    </style:style>
    <style:style style:name="P57" style:family="paragraph">
      <loext:graphic-properties draw:fill-color="#dee7e5"/>
      <style:paragraph-properties fo:text-align="center" style:writing-mode="lr-tb"/>
      <style:text-properties fo:color="#158466" loext:opacity="100%" style:font-name="Cantarell" fo:font-weight="bold" style:font-weight-asian="bold" style:font-weight-complex="bold"/>
    </style:style>
    <style:style style:name="P58" style:family="paragraph">
      <loext:graphic-properties draw:fill="none" draw:fill-color="#ffffff"/>
      <style:paragraph-properties fo:text-align="center" style:writing-mode="lr-tb"/>
      <style:text-properties fo:font-size="6pt" style:font-size-asian="6pt" style:font-size-complex="6pt"/>
    </style:style>
    <style:style style:name="P59" style:family="paragraph">
      <loext:graphic-properties draw:fill="none" draw:fill-color="#ffffff"/>
      <style:paragraph-properties fo:text-align="center" style:writing-mode="lr-tb"/>
      <style:text-properties fo:color="#18a303" loext:opacity="100%" fo:font-size="6pt" style:font-size-asian="6pt" style:font-size-complex="6pt"/>
    </style:style>
    <style:style style:name="P60" style:family="paragraph">
      <loext:graphic-properties draw:fill="solid" draw:fill-color="#f2cbf8"/>
      <style:paragraph-properties fo:text-align="center" style:writing-mode="lr-tb"/>
      <style:text-properties fo:font-size="10pt" style:font-size-asian="10pt" style:font-size-complex="10pt"/>
    </style:style>
    <style:style style:name="P61" style:family="paragraph">
      <style:paragraph-properties fo:text-align="center" style:writing-mode="lr-tb"/>
    </style:style>
    <style:style style:name="P62" style:family="paragraph">
      <loext:graphic-properties draw:fill-color="#aadcf7"/>
      <style:paragraph-properties fo:text-align="center" style:writing-mode="lr-tb"/>
    </style:style>
    <style:style style:name="P63" style:family="paragraph">
      <style:paragraph-properties fo:text-align="center" style:writing-mode="lr-tb"/>
      <style:text-properties fo:font-size="14pt" style:font-size-asian="14pt" style:font-size-complex="14pt"/>
    </style:style>
    <style:style style:name="P64" style:family="paragraph">
      <loext:graphic-properties draw:fill="none"/>
      <style:paragraph-properties fo:text-align="center" style:writing-mode="lr-tb"/>
      <style:text-properties fo:font-size="14pt" style:font-size-asian="14pt" style:font-size-complex="14pt"/>
    </style:style>
    <style:style style:name="P65" style:family="paragraph">
      <style:paragraph-properties fo:text-align="center" style:writing-mode="lr-tb"/>
      <style:text-properties fo:font-size="12pt" style:font-size-asian="12pt" style:font-size-complex="12pt"/>
    </style:style>
    <style:style style:name="P66" style:family="paragraph">
      <loext:graphic-properties draw:fill="none"/>
      <style:paragraph-properties fo:text-align="center" style:writing-mode="lr-tb"/>
      <style:text-properties fo:font-size="12pt" style:font-size-asian="12pt" style:font-size-complex="12pt"/>
    </style:style>
    <style:style style:name="P67" style:family="paragraph">
      <loext:graphic-properties draw:fill="none" draw:fill-color="#ffffff"/>
      <style:paragraph-properties style:writing-mode="lr-tb"/>
      <style:text-properties fo:color="#e9b913" loext:opacity="100%" fo:font-size="10pt" style:font-size-asian="10pt" style:font-size-complex="10pt"/>
    </style:style>
    <style:style style:name="P68" style:family="paragraph">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69" style:family="paragraph">
      <loext:graphic-properties draw:fill="none"/>
      <style:paragraph-properties fo:text-align="center" style:writing-mode="lr-tb"/>
      <style:text-properties fo:color="#106802" loext:opacity="100%" style:font-name="Liberation Sans" fo:font-size="10pt" style:letter-kerning="true" style:font-name-asian="Noto Sans CJK SC" style:font-size-asian="10pt" style:font-name-complex="Lohit Devanagari" style:font-size-complex="10pt"/>
    </style:style>
    <style:style style:name="P70" style:family="paragraph">
      <style:paragraph-properties fo:text-align="center" style:writing-mode="lr-tb"/>
      <style:text-properties fo:color="#106802" loext:opacity="100%" fo:font-size="10pt" style:font-size-asian="10pt" style:font-size-complex="10pt"/>
    </style:style>
    <style:style style:name="P71" style:family="paragraph">
      <loext:graphic-properties draw:fill="none"/>
      <style:paragraph-properties fo:text-align="center" style:writing-mode="lr-tb"/>
      <style:text-properties fo:color="#106802" loext:opacity="100%" fo:font-size="10pt" style:font-size-asian="10pt" style:font-size-complex="10pt"/>
    </style:style>
    <style:style style:name="P72" style:family="paragraph">
      <style:paragraph-properties fo:text-align="center" style:writing-mode="lr-tb"/>
      <style:text-properties fo:color="#106802" loext:opacity="100%" fo:font-size="12pt" style:font-size-asian="12pt" style:font-size-complex="12pt"/>
    </style:style>
    <style:style style:name="P73" style:family="paragraph">
      <style:paragraph-properties fo:text-align="start" style:writing-mode="lr-tb"/>
      <style:text-properties fo:color="#106802" loext:opacity="100%" fo:font-size="12pt" style:font-size-asian="12pt" style:font-size-complex="12pt"/>
    </style:style>
    <style:style style:name="P74" style:family="paragraph">
      <loext:graphic-properties draw:fill="none"/>
      <style:paragraph-properties fo:text-align="center" style:writing-mode="lr-tb"/>
      <style:text-properties fo:color="#106802" loext:opacity="100%" fo:font-size="12pt" style:font-size-asian="12pt" style:font-size-complex="12pt"/>
    </style:style>
    <style:style style:name="P75" style:family="paragraph">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6" style:family="paragraph">
      <style:paragraph-properties fo:text-align="start"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7" style:family="paragraph">
      <loext:graphic-properties draw:fill="none"/>
      <style:paragraph-properties fo:text-align="center" style:writing-mode="lr-tb"/>
      <style:text-properties fo:color="#106802" loext:opacity="100%" style:font-name="Liberation Sans" fo:font-size="12pt" style:letter-kerning="true" style:font-name-asian="Noto Sans CJK SC" style:font-size-asian="12pt" style:font-name-complex="Lohit Devanagari" style:font-size-complex="12pt"/>
    </style:style>
    <style:style style:name="P78" style:family="paragraph">
      <style:paragraph-properties fo:text-align="center" style:writing-mode="lr-tb"/>
      <style:text-properties fo:color="#c9211e" loext:opacity="100%" fo:font-size="6pt" style:font-size-asian="6pt" style:font-size-complex="6pt"/>
    </style:style>
    <style:style style:name="P79" style:family="paragraph">
      <loext:graphic-properties draw:fill="none"/>
      <style:paragraph-properties fo:text-align="center" style:writing-mode="lr-tb"/>
      <style:text-properties fo:color="#c9211e" loext:opacity="100%" fo:font-size="6pt" style:font-size-asian="6pt" style:font-size-complex="6pt"/>
    </style:style>
    <style:style style:name="P80" style:family="paragraph">
      <loext:graphic-properties draw:fill="none" draw:fill-color="#ffffff"/>
      <style:paragraph-properties style:writing-mode="lr-tb"/>
      <style:text-properties fo:color="#c9211e" loext:opacity="100%"/>
    </style:style>
    <style:style style:name="P81" style:family="paragraph">
      <loext:graphic-properties draw:fill="none" draw:fill-color="#ffffff"/>
      <style:paragraph-properties style:writing-mode="lr-tb"/>
      <style:text-properties fo:color="#e9b913" loext:opacity="100%" fo:font-size="10pt" fo:background-color="#f09e6f" style:font-size-asian="10pt" style:font-size-complex="10pt"/>
    </style:style>
    <style:style style:name="P82" style:family="paragraph">
      <loext:graphic-properties draw:fill="none" draw:fill-color="#ffffff"/>
      <style:paragraph-properties fo:text-align="start" style:writing-mode="lr-tb"/>
      <style:text-properties fo:color="#e9b913" loext:opacity="100%" fo:font-size="10pt" fo:background-color="#f09e6f" style:font-size-asian="10pt" style:font-size-complex="10pt"/>
    </style:style>
    <style:style style:name="P83" style:family="paragraph">
      <loext:graphic-properties draw:fill="none" draw:fill-color="#ffffff"/>
      <style:paragraph-properties fo:text-align="center" style:writing-mode="lr-tb"/>
      <style:text-properties fo:color="#e9b913" loext:opacity="100%" fo:font-size="10pt" fo:background-color="#f09e6f" style:font-size-asian="10pt" style:font-size-complex="10pt"/>
    </style:style>
    <style:style style:name="P84" style:family="paragraph">
      <style:paragraph-properties fo:text-align="center" style:writing-mode="lr-tb"/>
      <style:text-properties fo:color="#ffffff" loext:opacity="100%"/>
    </style:style>
    <style:style style:name="P85" style:family="paragraph">
      <loext:graphic-properties draw:fill="solid" draw:fill-color="#f09e6f"/>
      <style:paragraph-properties fo:text-align="center" style:writing-mode="lr-tb"/>
      <style:text-properties fo:color="#ffffff" loext:opacity="100%"/>
    </style:style>
    <style:style style:name="P86" style:family="paragraph">
      <style:paragraph-properties fo:margin-left="0cm" fo:margin-right="0cm" fo:margin-top="0cm" fo:margin-bottom="0cm" fo:line-height="100%" fo:text-align="center" fo:text-indent="0cm" style:writing-mode="lr-tb"/>
    </style:style>
    <style:style style:name="P87" style:family="paragraph">
      <loext:graphic-properties draw:fill="none" draw:fill-color="#ffffff"/>
      <style:paragraph-properties fo:margin-left="0cm" fo:margin-right="0cm" fo:margin-top="0cm" fo:margin-bottom="0cm" fo:line-height="100%" fo:text-align="center" fo:text-indent="0cm" style:writing-mode="lr-tb"/>
    </style:style>
    <style:style style:name="P88" style:family="paragraph">
      <loext:graphic-properties draw:fill="solid" draw:fill-color="#f09e6f"/>
      <style:paragraph-properties fo:text-align="center" style:writing-mode="lr-tb"/>
      <style:text-properties fo:color="#ffffff" loext:opacity="100%" fo:font-size="18pt" style:font-size-asian="18pt" style:font-size-complex="18pt"/>
    </style:style>
    <style:style style:name="P89" style:family="paragraph">
      <loext:graphic-properties draw:fill="gradient" draw:fill-gradient-name="Gradient_20_14"/>
      <style:paragraph-properties fo:text-align="center"/>
    </style:style>
    <style:style style:name="P90" style:family="paragraph">
      <loext:graphic-properties draw:fill="gradient" draw:fill-gradient-name="Gradient_20_12"/>
      <style:paragraph-properties fo:text-align="center"/>
    </style:style>
    <style:style style:name="P91" style:family="paragraph">
      <loext:graphic-properties draw:fill="none" draw:fill-color="#ffffff"/>
      <style:paragraph-properties fo:text-align="center" style:writing-mode="lr-tb"/>
      <style:text-properties fo:font-size="8pt" style:font-size-asian="6pt" style:font-size-complex="6pt"/>
    </style:style>
    <style:style style:name="P92" style:family="paragraph">
      <loext:graphic-properties draw:fill="none" draw:fill-color="#ffffff"/>
      <style:paragraph-properties fo:text-align="center" style:writing-mode="lr-tb"/>
      <style:text-properties fo:color="#c9211e" loext:opacity="100%" fo:font-size="8pt" style:font-size-asian="8pt" style:font-size-complex="8pt"/>
    </style:style>
    <style:style style:name="P93" style:family="paragraph">
      <loext:graphic-properties draw:fill="solid" draw:fill-color="#3465a4"/>
      <style:paragraph-properties fo:text-align="center"/>
    </style:style>
    <style:style style:name="P94" style:family="paragraph">
      <loext:graphic-properties draw:fill="none" draw:fill-color="#ffffff"/>
      <style:paragraph-properties fo:text-align="center" style:writing-mode="lr-tb"/>
      <style:text-properties fo:font-size="6pt" fo:font-weight="bold" style:font-size-asian="6pt" style:font-size-complex="6pt"/>
    </style:style>
    <style:style style:name="P95" style:family="paragraph">
      <style:paragraph-properties fo:text-align="center" style:writing-mode="lr-tb"/>
      <style:text-properties fo:font-size="8pt" style:font-size-asian="8pt" style:font-size-complex="8pt"/>
    </style:style>
    <style:style style:name="P96" style:family="paragraph">
      <loext:graphic-properties draw:fill="solid"/>
      <style:paragraph-properties fo:text-align="center"/>
    </style:style>
    <style:style style:name="P97" style:family="paragraph">
      <loext:graphic-properties draw:fill="none" draw:fill-color="#ffffff"/>
      <style:paragraph-properties fo:text-align="center" style:writing-mode="lr-tb"/>
      <style:text-properties fo:color="#0369a3" loext:opacity="100%" fo:font-size="10pt" fo:font-weight="bold" style:font-size-asian="10pt" style:font-weight-asian="bold" style:font-size-complex="10pt" style:font-weight-complex="bold"/>
    </style:style>
    <style:style style:name="P98" style:family="paragraph">
      <loext:graphic-properties draw:fill="none" draw:fill-color="#ffffff"/>
      <style:paragraph-properties fo:text-align="center" style:writing-mode="lr-tb"/>
      <style:text-properties fo:color="#92e285" loext:opacity="100%" fo:font-size="10pt" fo:font-weight="bold" style:font-size-asian="10pt" style:font-weight-asian="bold" style:font-size-complex="10pt" style:font-weight-complex="bold"/>
    </style:style>
    <style:style style:name="P99" style:family="paragraph">
      <style:paragraph-properties fo:text-align="center" style:writing-mode="lr-tb"/>
      <style:text-properties fo:font-size="13pt" style:font-size-asian="13pt" style:font-size-complex="13pt"/>
    </style:style>
    <style:style style:name="P100" style:family="paragraph">
      <loext:graphic-properties draw:opacity="100%"/>
      <style:paragraph-properties fo:text-align="center" style:writing-mode="lr-tb"/>
      <style:text-properties fo:font-size="13pt" style:font-size-asian="13pt" style:font-size-complex="13pt"/>
    </style:style>
    <style:style style:name="P101" style:family="paragraph">
      <loext:graphic-properties draw:opacity="100%"/>
      <style:paragraph-properties fo:text-align="center" style:writing-mode="lr-tb"/>
      <style:text-properties fo:font-size="14pt" style:font-size-asian="14pt" style:font-size-complex="14pt"/>
    </style:style>
    <style:style style:name="P102" style:family="paragraph">
      <loext:graphic-properties draw:fill="none" draw:fill-color="#ffffff"/>
      <style:paragraph-properties style:writing-mode="lr-tb"/>
      <style:text-properties fo:font-size="40pt" fo:font-weight="bold" style:font-size-asian="40pt" style:font-weight-asian="bold" style:font-size-complex="40pt" style:font-weight-complex="bold"/>
    </style:style>
    <style:style style:name="P103" style:family="paragraph">
      <loext:graphic-properties draw:fill-color="#ffffff"/>
      <style:paragraph-properties style:writing-mode="lr-tb"/>
      <style:text-properties fo:font-size="20pt"/>
    </style:style>
    <style:style style:name="P104" style:family="paragraph">
      <loext:graphic-properties draw:fill="solid" draw:fill-color="#808080" draw:opacity="45%"/>
      <style:paragraph-properties fo:text-align="center" style:writing-mode="lr-tb"/>
      <style:text-properties fo:color="#0369a3" loext:opacity="100%" fo:font-size="10pt" fo:font-weight="bold" style:font-size-asian="10pt" style:font-weight-asian="bold" style:font-size-complex="10pt" style:font-weight-complex="bold"/>
    </style:style>
    <style:style style:name="P105" style:family="paragraph">
      <loext:graphic-properties draw:fill-color="#000000"/>
      <style:paragraph-properties fo:text-align="center"/>
    </style:style>
    <style:style style:name="P106" style:family="paragraph">
      <loext:graphic-properties draw:fill="none" draw:fill-color="#808080" draw:opacity="45%"/>
      <style:paragraph-properties fo:text-align="center" style:writing-mode="lr-tb"/>
      <style:text-properties fo:color="#000000" loext:opacity="100%" fo:font-size="14pt" fo:font-weight="bold" style:font-size-asian="14pt" style:font-weight-asian="bold" style:font-size-complex="14pt" style:font-weight-complex="bold"/>
    </style:style>
    <style:style style:name="P107" style:family="paragraph">
      <loext:graphic-properties draw:fill="none"/>
      <style:paragraph-properties fo:text-align="start" style:font-independent-line-spacing="true"/>
      <style:text-properties fo:font-size="14pt"/>
    </style:style>
    <style:style style:name="P108" style:family="paragraph">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09" style:family="paragraph">
      <loext:graphic-properties draw:fill="solid" draw:fill-color="#3465a4"/>
      <style:paragraph-properties fo:text-align="center" style:writing-mode="lr-tb"/>
      <style:text-properties fo:color="#ffffff" loext:opacity="100%" fo:font-size="14pt" fo:font-weight="bold" style:font-size-asian="14pt" style:font-weight-asian="bold" style:font-size-complex="14pt" style:font-weight-complex="bold"/>
    </style:style>
    <style:style style:name="P110" style:family="paragraph">
      <loext:graphic-properties draw:fill="none"/>
      <style:paragraph-properties fo:text-align="center" style:writing-mode="lr-tb"/>
      <style:text-properties fo:font-size="14pt" fo:font-style="italic" style:font-size-asian="14pt" style:font-style-asian="italic" style:font-size-complex="14pt" style:font-style-complex="italic"/>
    </style:style>
    <style:style style:name="P111" style:family="paragraph">
      <loext:graphic-properties draw:fill="none" draw:fill-color="#ffffff"/>
      <style:paragraph-properties style:writing-mode="lr-tb"/>
      <style:text-properties fo:font-size="48pt" style:font-size-asian="48pt" style:font-size-complex="48pt"/>
    </style:style>
    <style:style style:name="P112" style:family="paragraph">
      <loext:graphic-properties draw:fill="none" draw:fill-color="#ffffff"/>
      <style:paragraph-properties fo:margin-left="0cm" fo:margin-right="0cm" fo:margin-top="0cm" fo:margin-bottom="0cm" fo:line-height="100%" fo:text-align="center" fo:text-indent="0cm" style:writing-mode="lr-tb"/>
      <style:text-properties fo:font-size="10pt" style:font-size-asian="10pt" style:font-size-complex="10pt"/>
    </style:style>
    <style:style style:name="P113" style:family="paragraph">
      <loext:graphic-properties draw:fill-color="#f6f9d4"/>
      <style:paragraph-properties fo:text-align="center" style:writing-mode="lr-tb"/>
    </style:style>
    <style:style style:name="P114" style:family="paragraph">
      <loext:graphic-properties draw:fill="none" draw:fill-color="#ffffff"/>
      <style:paragraph-properties fo:text-align="center" style:writing-mode="lr-tb"/>
      <style:text-properties fo:color="#c9211e" loext:opacity="100%" style:font-name="Cantarell" fo:font-size="24pt" fo:font-weight="bold" style:font-size-asian="24pt" style:font-weight-asian="bold" style:font-size-complex="24pt" style:font-weight-complex="bold"/>
    </style:style>
    <style:style style:name="P115" style:family="paragraph">
      <loext:graphic-properties draw:fill="none" draw:fill-color="#ffffff"/>
      <style:paragraph-properties style:writing-mode="lr-tb"/>
      <style:text-properties fo:font-size="8pt" style:font-size-asian="8pt" style:font-size-complex="8pt"/>
    </style:style>
    <style:style style:name="P116" style:family="paragraph">
      <loext:graphic-properties draw:fill="none" draw:fill-color="#ffffff"/>
      <style:paragraph-properties fo:text-align="center"/>
    </style:style>
    <style:style style:name="P117" style:family="paragraph">
      <loext:graphic-properties draw:fill-color="#ffffff"/>
    </style:style>
    <style:style style:name="T1" style:family="text">
      <style:text-properties fo:color="#5eb91e" loext:opacity="100%" style:font-name="Cantarell" fo:font-size="96pt" style:font-size-asian="96pt" style:font-size-complex="96pt"/>
    </style:style>
    <style:style style:name="T2" style:family="text">
      <style:text-properties fo:color="#28471f" loext:opacity="100%" style:font-name="Cantarell" fo:font-size="103pt" style:font-size-asian="103pt" style:font-size-complex="103pt"/>
    </style:style>
    <style:style style:name="T3" style:family="text">
      <style:text-properties fo:color="#28471f" loext:opacity="100%" style:font-name="Cantarell" fo:font-size="96pt" style:font-size-asian="96pt" style:font-size-complex="96pt"/>
    </style:style>
    <style:style style:name="T4" style:family="text">
      <style:text-properties fo:color="#ffffff" loext:opacity="100%" fo:font-size="8pt" fo:font-weight="bold" style:font-size-asian="8pt" style:font-weight-asian="bold" style:font-size-complex="8pt" style:font-weight-complex="bold"/>
    </style:style>
    <style:style style:name="T5" style:family="text">
      <style:text-properties fo:color="#ffffff" loext:opacity="100%" fo:font-size="14pt" fo:font-weight="bold" style:font-size-asian="14pt" style:font-weight-asian="bold" style:font-size-complex="14pt" style:font-weight-complex="bold"/>
    </style:style>
    <style:style style:name="T6" style:family="text">
      <style:text-properties fo:color="#ffff00" loext:opacity="100%" fo:font-size="8pt" fo:font-style="italic" style:font-size-asian="8pt" style:font-style-asian="italic" style:font-size-complex="8pt" style:font-style-complex="italic"/>
    </style:style>
    <style:style style:name="T7" style:family="text">
      <style:text-properties fo:font-size="8pt" fo:font-style="italic" style:font-size-asian="8pt" style:font-style-asian="italic" style:font-size-complex="8pt" style:font-style-complex="italic"/>
    </style:style>
    <style:style style:name="T8" style:family="text">
      <style:text-properties fo:color="#ffffff" loext:opacity="100%" style:font-name="Liberation Sans" fo:font-size="8pt" style:letter-kerning="true" style:font-name-asian="Noto Sans CJK SC" style:font-size-asian="8pt" style:font-name-complex="Lohit Devanagari" style:font-size-complex="8pt"/>
    </style:style>
    <style:style style:name="T9" style:family="text">
      <style:text-properties fo:color="#ffffff" loext:opacity="100%" fo:font-size="8pt" style:font-size-asian="8pt" style:font-size-complex="8pt"/>
    </style:style>
    <style:style style:name="T10" style:family="text">
      <style:text-properties fo:color="#800080" loext:opacity="100%" fo:font-size="8pt" fo:font-style="italic" style:font-size-asian="8pt" style:font-style-asian="italic" style:font-size-complex="8pt" style:font-style-complex="italic"/>
    </style:style>
    <style:style style:name="T11" style:family="text">
      <style:text-properties fo:font-size="8pt" style:font-size-asian="8pt" style:font-size-complex="8pt"/>
    </style:style>
    <style:style style:name="T12" style:family="text">
      <style:text-properties fo:font-variant="normal" fo:text-transform="none" fo:color="#ffff00"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3" style:family="text">
      <style:text-properties fo:color="#ffffff" loext:opacity="100%" fo:font-size="8pt" fo:font-weight="bold" style:font-size-asian="8pt" style:font-size-complex="8pt"/>
    </style:style>
    <style:style style:name="T14" style:family="text">
      <style:text-properties fo:color="#ffffff" loext:opacity="100%" fo:font-size="8pt" fo:font-style="italic" style:font-size-asian="8pt" style:font-style-asian="italic" style:font-size-complex="8pt" style:font-style-complex="italic"/>
    </style:style>
    <style:style style:name="T15" style:family="text">
      <style:text-properties fo:font-variant="normal" fo:text-transform="none" fo:color="#ffffff" loext:opacity="100%" style:text-outline="false" style:text-line-through-style="none" style:text-line-through-type="none" style:font-name="Liberation Sans" fo:font-size="8pt" fo:font-style="italic" fo:text-shadow="none" style:text-underline-style="none" fo:font-weight="normal" style:letter-kerning="true" style:font-name-asian="Noto Sans CJK SC" style:font-size-asian="8pt" style:font-style-asian="italic" style:font-weight-asian="normal" style:font-name-complex="Lohit Devanagari" style:font-size-complex="8pt" style:font-style-complex="italic" style:font-weight-complex="normal" style:text-emphasize="none" style:font-relief="none" style:text-overline-style="none" style:text-overline-color="font-color"/>
    </style:style>
    <style:style style:name="T16" style:family="text">
      <style:text-properties fo:color="#ffffff" loext:opacity="100%" fo:font-size="6pt" fo:font-style="italic" style:font-size-asian="6pt" style:font-style-asian="italic" style:font-size-complex="6pt" style:font-style-complex="italic"/>
    </style:style>
    <style:style style:name="T17" style:family="text">
      <style:text-properties fo:color="#55308d" loext:opacity="100%" fo:font-size="8pt" fo:font-style="italic" style:font-size-asian="8pt" style:font-style-asian="italic" style:font-size-complex="8pt" style:font-style-complex="italic"/>
    </style:style>
    <style:style style:name="T18" style:family="text">
      <style:text-properties fo:color="#55308d" loext:opacity="100%" fo:font-size="8pt" style:font-size-asian="8pt" style:font-size-complex="8pt"/>
    </style:style>
    <style:style style:name="T19" style:family="text">
      <style:text-properties fo:font-size="12pt" fo:font-weight="bold" style:font-size-asian="12pt" style:font-weight-asian="bold" style:font-size-complex="12pt" style:font-weight-complex="bold"/>
    </style:style>
    <style:style style:name="T20" style:family="text">
      <style:text-properties fo:color="#ffffff" loext:opacity="100%"/>
    </style:style>
    <style:style style:name="T21" style:family="text">
      <style:text-properties fo:font-size="6pt" style:font-size-asian="6pt" style:font-size-complex="6pt"/>
    </style:style>
    <style:style style:name="T22" style:family="text">
      <style:text-properties fo:font-size="24pt" style:font-size-asian="24pt" style:font-size-complex="24pt"/>
    </style:style>
    <style:style style:name="T23" style:family="text">
      <style:text-properties fo:color="#3465a4" loext:opacity="100%" fo:font-weight="bold" style:font-weight-asian="bold" style:font-weight-complex="bold"/>
    </style:style>
    <style:style style:name="T24" style:family="text">
      <style:text-properties fo:color="#158466" loext:opacity="100%" style:font-name="Cantarell" fo:font-weight="bold" style:font-weight-asian="bold" style:font-weight-complex="bold"/>
    </style:style>
    <style:style style:name="T25" style:family="text">
      <style:text-properties fo:font-size="6pt" fo:font-weight="bold" style:font-size-asian="6pt" style:font-weight-asian="bold" style:font-size-complex="6pt" style:font-weight-complex="bold"/>
    </style:style>
    <style:style style:name="T26" style:family="text">
      <style:text-properties fo:color="#18a303" loext:opacity="100%" fo:font-size="6pt" fo:font-weight="bold" style:font-size-asian="6pt" style:font-weight-asian="bold" style:font-size-complex="6pt" style:font-weight-complex="bold"/>
    </style:style>
    <style:style style:name="T27" style:family="text">
      <style:text-properties fo:color="#18a303" loext:opacity="100%" fo:font-size="6pt" style:font-size-asian="6pt" style:font-size-complex="6pt"/>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4pt" style:font-size-asian="14pt" style:font-size-complex="14pt"/>
    </style:style>
    <style:style style:name="T31" style:family="text">
      <style:text-properties fo:font-size="12pt" style:font-size-asian="12pt" style:font-size-complex="12pt"/>
    </style:style>
    <style:style style:name="T32" style:family="text">
      <style:text-properties fo:color="#e9b913" loext:opacity="100%" style:font-name="Liberation Sans" fo:font-size="10pt" style:letter-kerning="true" style:font-name-asian="Noto Sans CJK SC" style:font-size-asian="10pt" style:font-name-complex="Lohit Devanagari" style:font-size-complex="10pt"/>
    </style:style>
    <style:style style:name="T33" style:family="text">
      <style:text-properties fo:color="#106802" loext:opacity="100%" style:font-name="Liberation Sans" fo:font-size="10pt" style:letter-kerning="true" style:font-name-asian="Noto Sans CJK SC" style:font-size-asian="10pt" style:font-name-complex="Lohit Devanagari" style:font-size-complex="10pt"/>
    </style:style>
    <style:style style:name="T34" style:family="text">
      <style:text-properties fo:color="#106802" loext:opacity="100%" fo:font-size="10pt" style:font-size-asian="10pt" style:font-size-complex="10pt"/>
    </style:style>
    <style:style style:name="T35" style:family="text">
      <style:text-properties fo:color="#106802" loext:opacity="100%" fo:font-size="6pt" style:font-size-asian="6pt" style:font-size-complex="6pt"/>
    </style:style>
    <style:style style:name="T36" style:family="text">
      <style:text-properties fo:color="#106802" loext:opacity="100%" style:font-name="Liberation Sans" fo:font-size="12pt" style:letter-kerning="true" style:font-name-asian="Noto Sans CJK SC" style:font-size-asian="12pt" style:font-name-complex="Lohit Devanagari" style:font-size-complex="12pt"/>
    </style:style>
    <style:style style:name="T37" style:family="text">
      <style:text-properties fo:color="#106802" loext:opacity="100%" style:font-name="Liberation Sans" fo:font-size="8pt" style:letter-kerning="true" style:font-name-asian="Noto Sans CJK SC" style:font-size-asian="8pt" style:font-name-complex="Lohit Devanagari" style:font-size-complex="8pt"/>
    </style:style>
    <style:style style:name="T38" style:family="text">
      <style:text-properties fo:color="#c9211e" loext:opacity="100%" fo:font-size="6pt" style:font-size-asian="6pt" style:font-size-complex="6pt"/>
    </style:style>
    <style:style style:name="T39" style:family="text">
      <style:text-properties fo:color="#c9211e" loext:opacity="100%"/>
    </style:style>
    <style:style style:name="T40" style:family="text">
      <style:text-properties fo:color="#e9b913" loext:opacity="100%" fo:font-size="10pt"/>
    </style:style>
    <style:style style:name="T41" style:family="text">
      <style:text-properties fo:color="#ffffff" loext:opacity="100%" style:font-name="Liberation Sans" fo:font-size="18pt" style:letter-kerning="true" style:font-name-asian="Noto Sans CJK SC" style:font-size-asian="18pt" style:font-name-complex="Lohit Devanagari" style:font-size-complex="18pt"/>
    </style:style>
    <style:style style:name="T42" style:family="text">
      <style:text-properties fo:color="#ffffff" loext:opacity="100%" fo:font-size="18pt" fo:language="fr" fo:country="FR" style:font-size-asian="18pt" style:font-size-complex="18pt"/>
    </style:style>
    <style:style style:name="T43" style:family="text">
      <style:text-properties fo:font-size="8pt" style:font-size-asian="6pt" style:font-size-complex="6pt"/>
    </style:style>
    <style:style style:name="T44" style:family="text">
      <style:text-properties fo:color="#c9211e" loext:opacity="100%" fo:font-size="8pt" style:font-size-asian="8pt" style:font-size-complex="8pt"/>
    </style:style>
    <style:style style:name="T45" style:family="text">
      <style:text-properties fo:color="#000000" loext:opacity="100%" fo:font-size="6pt" style:font-size-asian="6pt" style:font-size-complex="6pt"/>
    </style:style>
    <style:style style:name="T46" style:family="text">
      <style:text-properties fo:font-size="6pt" fo:font-weight="bold" style:font-size-asian="6pt" style:font-size-complex="6pt"/>
    </style:style>
    <style:style style:name="T47" style:family="text">
      <style:text-properties fo:color="#0369a3" loext:opacity="100%" fo:font-size="10pt" fo:font-weight="bold" style:font-size-asian="10pt" style:font-weight-asian="bold" style:font-size-complex="10pt" style:font-weight-complex="bold"/>
    </style:style>
    <style:style style:name="T48" style:family="text">
      <style:text-properties fo:color="#92e285" loext:opacity="100%" fo:font-size="10pt" fo:font-weight="bold" style:font-size-asian="10pt" style:font-weight-asian="bold" style:font-size-complex="10pt" style:font-weight-complex="bold"/>
    </style:style>
    <style:style style:name="T49" style:family="text">
      <style:text-properties fo:font-size="13pt" style:font-size-asian="13pt" style:font-size-complex="13pt"/>
    </style:style>
    <style:style style:name="T50" style:family="text">
      <style:text-properties fo:font-size="40pt" fo:font-weight="bold" style:font-size-asian="40pt" style:font-weight-asian="bold" style:font-size-complex="40pt" style:font-weight-complex="bold"/>
    </style:style>
    <style:style style:name="T51" style:family="text">
      <style:text-properties fo:color="#000000" loext:opacity="100%" fo:font-size="14pt" fo:font-weight="bold" style:font-size-asian="14pt" style:font-weight-asian="bold" style:font-size-complex="14pt" style:font-weight-complex="bold"/>
    </style:style>
    <style:style style:name="T52" style:family="text">
      <style:text-properties fo:font-size="14pt" fo:font-style="italic" style:font-size-asian="14pt" style:font-style-asian="italic" style:font-size-complex="14pt" style:font-style-complex="italic"/>
    </style:style>
    <style:style style:name="T53" style:family="text">
      <style:text-properties fo:font-size="48pt" style:font-size-asian="48pt" style:font-size-complex="48pt"/>
    </style:style>
    <style:style style:name="T54" style:family="text">
      <style:text-properties fo:color="#c9211e" loext:opacity="100%" style:font-name="Cantarell" fo:font-size="24pt" fo:font-weight="bold" style:font-size-asian="24pt" style:font-weight-asian="bold" style:font-size-complex="24pt" style:font-weight-complex="bold"/>
    </style:style>
    <style:style style:name="T55" style:family="text">
      <style:text-properties fo:color="#c9211e" loext:opacity="100%" style:font-name="Cantarell" fo:font-size="8pt" fo:font-weight="bold" style:font-size-asian="8pt" style:font-weight-asian="bold" style:font-size-complex="8pt" style:font-weight-complex="bold"/>
    </style:style>
    <style:style style:name="T56" style:family="text">
      <style:text-properties fo:color="#c9211e" loext:opacity="100%" fo:font-size="8pt" fo:font-weight="bold" style:font-size-asian="8pt" style:font-weight-asian="bold" style:font-size-complex="8pt" style:font-weight-complex="bold"/>
    </style:style>
    <style:style style:name="T57" style:family="text">
      <style:text-properties fo:color="#c9211e" loext:opacity="100%" style:font-name="Cantarell" fo:font-weight="bold" style:font-weight-asian="bold" style:font-weight-complex="bold"/>
    </style:style>
    <style:style style:name="T58" style:family="text">
      <style:text-properties fo:color="#c9211e" loext:opacity="100%" fo:font-weight="bold" style:font-weight-asian="bold" style:font-weight-complex="bold"/>
    </style:style>
    <style:style style:name="T59" style:family="text">
      <style:text-properties fo:color="#000000" loext:opacity="100%" fo:font-weight="normal" style:font-weight-asian="normal" style:font-weight-complex="normal"/>
    </style:style>
    <style:style style:name="T60" style:family="text">
      <style:text-properties fo:color="#ff0000" loext:opacity="100%" style:font-name="Cantarell" fo:font-weight="bold" style:font-weight-asian="bold" style:font-weight-complex="bold"/>
    </style:style>
    <style:style style:name="T61" style:family="text">
      <style:text-properties fo:color="#000000" loext:opacity="100%" style:font-name="Liberation Sans2" fo:font-weight="normal" style:font-weight-asian="normal" style:font-weight-complex="normal"/>
    </style:style>
    <style:style style:name="T62" style:family="text">
      <style:text-properties fo:color="#c9211e" loext:opacity="100%" style:font-name="Liberation Sans2"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frame draw:style-name="gr1" draw:text-style-name="P1" draw:layer="layout" svg:width="7.5cm" svg:height="4.705cm" svg:x="2.5cm" svg:y="5.179cm">
            <draw:text-box>
              <text:p><text:span text:style-name="T1">Med</text:span></text:p>
            </draw:text-box>
          </draw:frame>
          <draw:frame draw:style-name="gr2" draw:text-style-name="P2" draw:layer="layout" svg:width="9cm" svg:height="7.821cm" svg:x="8.5cm" svg:y="4.924cm">
            <draw:text-box>
              <text:p><text:span text:style-name="T2">H</text:span><text:span text:style-name="T3">ead</text:span></text:p>
            </draw:text-box>
          </draw:frame>
          <draw:custom-shape draw:style-name="gr3" draw:text-style-name="P3" draw:layer="layout" svg:width="4.94cm" svg:height="5cm" svg:x="16.56cm" svg:y="4cm">
            <text:p/>
            <draw:enhanced-geometry svg:viewBox="0 0 21600 21600" draw:glue-points="10800 0 0 10800 10800 21600 21600 10800" draw:path-stretchpoint-x="10800" draw:path-stretchpoint-y="10800" draw:text-areas="?f1 ?f1 ?f2 ?f3" draw:type="cross" draw:modifiers="9991.3796934014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g>
        <presentation:notes draw:style-name="dp2">
          <draw:page-thumbnail draw:style-name="gr4"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draw:style-name="gr5" draw:text-style-name="P5" draw:layer="layout" svg:width="27.999cm" svg:height="15.638cm" svg:x="0.001cm" svg:y="0cm">
          <draw:image xlink:href="Pictures/100000010000112D00000998E9D151886602A2AA.png" xlink:type="simple" xlink:show="embed" xlink:actuate="onLoad" draw:mime-type="image/png">
            <text:p/>
          </draw:image>
        </draw:frame>
        <draw:custom-shape draw:style-name="gr6" draw:text-style-name="P6" draw:layer="layout" svg:width="11.5cm" svg:height="6.5cm" svg:x="2.192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12.001cm" svg:height="6.5cm" svg:x="15.388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draw:layer="layout" svg:width="11.5cm" svg:height="7.298cm" svg:x="2.193cm" svg:y="8.2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9" draw:layer="layout" svg:width="12.111cm" svg:height="7.297cm" svg:x="15.48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standard" draw:layer="layout" svg:width="23.499cm" svg:height="15.499cm" svg:x="1.652cm" svg:y="0.18cm">
          <table:table table:template-name="green" table:use-first-row-styles="true" table:use-banding-rows-styles="true">
            <table:table-column table:style-name="co1"/>
            <table:table-column table:style-name="co2"/>
            <table:table-column table:style-name="co3"/>
            <table:table-column table:style-name="co4"/>
            <table:table-row table:style-name="ro1">
              <table:table-cell table:style-name="ce1">
                <text:p text:style-name="P10"><text:span text:style-name="T4"/></text:p>
                <text:p text:style-name="P10"><text:span text:style-name="T5">Services d’urgence</text:span></text:p>
              </table:table-cell>
              <table:table-cell table:style-name="ce2">
                <text:p text:style-name="P11"><text:span text:style-name="T5"/></text:p>
                <text:p text:style-name="P11"><text:span text:style-name="T5">Hôpital</text:span></text:p>
              </table:table-cell>
              <table:table-cell table:style-name="ce3">
                <text:p text:style-name="P12"><text:span text:style-name="T5"/></text:p>
                <text:p text:style-name="P12"><text:span text:style-name="T5">Identité médicale</text:span></text:p>
              </table:table-cell>
              <table:table-cell table:style-name="ce4">
                <text:p text:style-name="P11"><text:span text:style-name="T5">Chirurgie (médecine générale)</text:span></text:p>
              </table:table-cell>
            </table:table-row>
            <table:table-row table:style-name="ro2">
              <table:table-cell table:style-name="ce5"/>
              <table:table-cell table:style-name="ce6"/>
              <table:table-cell table:style-name="ce3"/>
              <table:table-cell table:style-name="ce7"/>
            </table:table-row>
          </table:table>
          <draw:image xlink:href="Pictures/TablePreview1.svm" xlink:type="simple" xlink:show="embed" xlink:actuate="onLoad"/>
        </draw:frame>
        <draw:connector draw:style-name="gr10" draw:text-style-name="P13" draw:layer="layout" svg:x1="8.482cm" svg:y1="8.102cm" svg:x2="11.754cm" svg:y2="3.717cm" draw:start-shape="id1" draw:start-glue-point="4" draw:end-shape="id2" draw:end-glue-point="5" svg:d="M8482 8102v-4385h3272" svg:viewBox="0 0 3273 4386">
          <text:p text:style-name="P10"><text:span text:style-name="T6">dispose</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3" draw:id="id3" draw:layer="layout" svg:width="1.875cm" svg:height="1.655cm" svg:x="7.553cm" svg:y="13.796cm">
          <text:p text:style-name="P14"><text:span text:style-name="T8">Historique médical du 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2" draw:text-style-name="P17" xml:id="id4" draw:id="id4" draw:layer="layout" svg:width="1.499cm" svg:height="0.999cm" svg:x="14.21cm" svg:y="11.877cm">
          <text:p text:style-name="P16"><text:span text:style-name="T9">Patien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1" draw:id="id1" draw:layer="layout" svg:width="2.455cm" svg:height="1.398cm" svg:x="7.254cm" svg:y="8.102cm">
          <text:p text:style-name="P16"><text:span text:style-name="T9">Fournisseur médical</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3" draw:text-style-name="P19" draw:layer="layout" svg:x1="8.491cm" svg:y1="13.796cm" svg:x2="8.482cm" svg:y2="9.418cm" draw:start-shape="id3" draw:start-glue-point="4" draw:end-shape="id1" draw:end-glue-point="6" svg:d="M8491 13796v-2148h-9v-2230" svg:viewBox="0 0 10 4379">
          <text:p text:style-name="P18"><text:span text:style-name="T6">géré </text:span></text:p>
          <text:p text:style-name="P18"><text:span text:style-name="T6">par</text:span></text:p>
        </draw:connector>
        <draw:custom-shape draw:style-name="gr14" draw:text-style-name="P20" xml:id="id5" draw:id="id5" draw:layer="layout" svg:width="2.5cm" svg:height="0.999cm" svg:x="21.5cm" svg:y="12.982cm">
          <text:p text:style-name="P14"><text:span text:style-name="T8">Rendez-vou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5" draw:text-style-name="P21" draw:layer="layout" draw:line-skew="-2.105cm" svg:x1="15.709cm" svg:y1="12.377cm" svg:x2="21.5cm" svg:y2="13.482cm" draw:start-shape="id4" draw:start-glue-point="7" draw:end-shape="id5" draw:end-glue-point="5" svg:d="M15709 12377h791v1105h5000" svg:viewBox="0 0 5792 1106">
          <text:p text:style-name="P10"><text:span text:style-name="T7"/></text:p>
          <text:p text:style-name="P10"><text:span text:style-name="T7"/></text:p>
          <text:p text:style-name="P10"><text:span text:style-name="T7"/></text:p>
          <text:p text:style-name="P10"><text:span text:style-name="T7"/></text:p>
          <text:p text:style-name="P10"><text:span text:style-name="T10">réserve <text:s text:c="33"/></text:span></text:p>
          <text:p text:style-name="P10"><text:span text:style-name="T11"/></text:p>
          <text:p text:style-name="P10"><text:span text:style-name="T11"/></text:p>
        </draw:connector>
        <draw:custom-shape draw:style-name="gr14" draw:text-style-name="P20" xml:id="id6" draw:id="id6" draw:layer="layout" svg:width="1.997cm" svg:height="0.999cm" svg:x="21.569cm" svg:y="4.411cm">
          <text:p text:style-name="P16"><text:span text:style-name="T9">Planning</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6" draw:text-style-name="P13" draw:layer="layout" draw:line-skew="-0.001cm" svg:x1="24cm" svg:y1="13.482cm" svg:x2="23.566cm" svg:y2="4.911cm" draw:start-shape="id5" draw:start-glue-point="7" draw:end-shape="id6" draw:end-glue-point="7" svg:d="M24000 13482h500v-8571h-934" svg:viewBox="0 0 935 8572">
          <text:p text:style-name="P10"><text:span text:style-name="T7"><text:s text:c="14"/></text:span><text:span text:style-name="T7">plannifié</text:span></text:p>
          <text:p text:style-name="P10"><text:span text:style-name="T7"><text:s text:c="12"/></text:span><text:span text:style-name="T7">dans</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ustom-shape draw:style-name="gr11" draw:text-style-name="P15" xml:id="id7" draw:id="id7" draw:layer="layout" svg:width="1.969cm" svg:height="1cm" svg:x="11.74cm" svg:y="7.696cm">
          <text:p text:style-name="P14"><text:span text:style-name="T8">Spécialiste médical</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7" draw:text-style-name="P23" draw:layer="layout" svg:x1="13.709cm" svg:y1="8.196cm" svg:x2="22.568cm" svg:y2="5.351cm" draw:start-shape="id7" draw:start-glue-point="7" draw:end-shape="id6" draw:end-glue-point="6" svg:d="M13709 8196h8859v-2845" svg:viewBox="0 0 8860 2846">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gère la <text:s text:c="22"/></text:span></text:p>
          <text:p text:style-name="P22"><text:span text:style-name="T12"><text:s text:c="9"/></text:span><text:span text:style-name="T12">journée avec <text:s text:c="23"/></text:span></text:p>
          <text:p text:style-name="P22"><text:span text:style-name="T12"><text:s text:c="27"/></text:span></text:p>
          <text:p text:style-name="P22"><text:span text:style-name="T12"/></text:p>
          <text:p text:style-name="P22"><text:span text:style-name="T12"/></text:p>
        </draw:connector>
        <draw:custom-shape draw:style-name="gr11" draw:text-style-name="P15" xml:id="id8" draw:id="id8" draw:layer="layout" svg:width="1.955cm" svg:height="1.098cm" svg:x="11.754cm" svg:y="9.803cm">
          <text:p text:style-name="P14"><text:span text:style-name="T8">Spécialité</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18" draw:text-style-name="P23" draw:layer="layout" svg:x1="12.725cm" svg:y1="8.637cm" svg:x2="12.732cm" svg:y2="9.803cm" draw:start-shape="id7" draw:start-glue-point="6" draw:end-shape="id8" draw:end-glue-point="4" svg:d="M12725 8637v613h7v553" svg:viewBox="0 0 8 1167">
          <text:p text:style-name="P10"><text:span text:style-name="T6">expert en</text:span></text:p>
          <text:p text:style-name="P10"><text:span text:style-name="T6"/></text:p>
        </draw:connector>
        <draw:connector draw:style-name="gr19" draw:text-style-name="P23" draw:layer="layout" svg:x1="9.709cm" svg:y1="8.801cm" svg:x2="11.754cm" svg:y2="10.352cm" draw:start-shape="id1" draw:start-glue-point="7" draw:end-shape="id8" draw:end-glue-point="5" svg:d="M9709 8801h1022v1551h1023" svg:viewBox="0 0 2046 1552">
          <text:p text:style-name="P10"><text:span text:style-name="T6"/></text:p>
          <text:p text:style-name="P10"><text:span text:style-name="T6"/></text:p>
          <text:p text:style-name="P10"><text:span text:style-name="T6"/></text:p>
          <text:p text:style-name="P10"><text:span text:style-name="T6">fournit</text:span><text:span text:style-name="T6"><text:line-break/></text:span><text:span text:style-name="T6">des soins</text:span><text:span text:style-name="T6"><text:line-break/></text:span><text:span text:style-name="T6">en</text:span></text:p>
          <text:p text:style-name="P10"><text:span text:style-name="T6"/></text:p>
          <text:p text:style-name="P10"><text:span text:style-name="T6"/></text:p>
          <text:p text:style-name="P10"><text:span text:style-name="T6"/></text:p>
        </draw:connector>
        <draw:custom-shape draw:style-name="gr11" draw:text-style-name="P15" xml:id="id2" draw:id="id2" draw:layer="layout" svg:width="1.955cm" svg:height="1.596cm" svg:x="11.754cm" svg:y="2.919cm">
          <text:p text:style-name="P14"><text:span text:style-name="T8">Tableau de service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1" draw:text-style-name="P15" xml:id="id9" draw:id="id9" draw:layer="layout" svg:width="0.969cm" svg:height="1cm" svg:x="5.94cm" svg:y="5.597cm">
          <text:p text:style-name="P14"><text:span text:style-name="T8">Lit</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0" draw:text-style-name="P13" draw:layer="layout" svg:x1="8.482cm" svg:y1="8.102cm" svg:x2="6.909cm" svg:y2="6.097cm" draw:start-shape="id1" draw:start-glue-point="4" draw:end-shape="id9" draw:end-glue-point="7" svg:d="M8482 8102v-2005h-1573" svg:viewBox="0 0 1574 2006">
          <text:p text:style-name="P10"><text:span text:style-name="T6"><text:s text:c="3"/></text:span><text:span text:style-name="T6">gère <text:s text:c="2"/></text:span></text:p>
          <text:p text:style-name="P10"><text:span text:style-name="T6"/></text:p>
          <text:p text:style-name="P10"><text:span text:style-name="T6"/></text:p>
          <text:p text:style-name="P10"><text:span text:style-name="T6"/></text:p>
          <text:p text:style-name="P10"><text:span text:style-name="T6"/></text:p>
          <text:p text:style-name="P10"><text:span text:style-name="T7"/></text:p>
          <text:p text:style-name="P10"><text:span text:style-name="T7"/></text:p>
          <text:p text:style-name="P10"><text:span text:style-name="T7"/></text:p>
          <text:p text:style-name="P10"><text:span text:style-name="T7"/></text:p>
        </draw:connector>
        <draw:custom-shape draw:style-name="gr21" draw:text-style-name="P25" xml:id="id10" draw:id="id10" draw:layer="layout" svg:width="2.5cm" svg:height="1.797cm" svg:x="2.115cm" svg:y="7.903cm">
          <text:p text:style-name="P24"><text:span text:style-name="T13">Système expert d’intervention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2" draw:text-style-name="P26" draw:layer="layout" draw:line-skew="-1.41cm" svg:x1="3.365cm" svg:y1="7.903cm" svg:x2="22.568cm" svg:y2="4.411cm" draw:start-shape="id10" draw:start-glue-point="4" draw:end-shape="id6" draw:end-glue-point="4" svg:d="M3365 7903v-5403h19203v1911" svg:viewBox="0 0 19204 5404">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10"><text:span text:style-name="T14"/></text:p>
          <text:p text:style-name="P22"><text:span text:style-name="T15">modife</text:span><text:span text:style-name="T14"> <text:s text:c="237"/></text:span></text:p>
          <text:p text:style-name="P22"><text:span text:style-name="T15">en</text:span><text:span text:style-name="T14"> <text:s text:c="237"/></text:span></text:p>
          <text:p text:style-name="P22"><text:span text:style-name="T15">temps réel</text:span><text:span text:style-name="T14"> <text:s text:c="237"/></text:span></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0"><text:span text:style-name="T14"/></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text:p text:style-name="P10"><text:span text:style-name="T16"/></text:p>
        </draw:connector>
        <draw:custom-shape draw:style-name="gr23" draw:text-style-name="P27" xml:id="id11" draw:id="id11" draw:layer="layout" svg:width="2.003cm" svg:height="1.797cm" svg:x="2.362cm" svg:y="10.946cm">
          <text:p text:style-name="P24"><text:span text:style-name="T13">Journal d’appels d’urgence</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onnector draw:style-name="gr24" draw:text-style-name="P13" draw:layer="layout" svg:x1="3.365cm" svg:y1="9.594cm" svg:x2="3.364cm" svg:y2="10.946cm" draw:start-shape="id10" draw:start-glue-point="6" draw:end-shape="id11" draw:end-glue-point="4" svg:d="M3365 9594v729h-1v623" svg:viewBox="0 0 2 1353">
          <text:p text:style-name="P10"><text:span text:style-name="T14">gère</text:span></text:p>
          <text:p text:style-name="P10"><text:span text:style-name="T7"/></text:p>
        </draw:connector>
        <draw:connector draw:style-name="gr25" draw:text-style-name="P28" draw:layer="layout" svg:x1="4.615cm" svg:y1="8.802cm" svg:x2="7.254cm" svg:y2="8.801cm" draw:start-shape="id10" draw:start-glue-point="7" draw:end-shape="id1" draw:end-glue-point="5" svg:d="M4615 8802h1320v-1h1319" svg:viewBox="0 0 2640 2">
          <text:p text:style-name="P10"><text:span text:style-name="T14">réquisitionne</text:span></text:p>
          <text:p text:style-name="P10"><text:span text:style-name="T14">auprès</text:span></text:p>
        </draw:connector>
        <draw:custom-shape draw:style-name="gr26" draw:text-style-name="P30" xml:id="id12" draw:id="id12" draw:layer="layout" svg:width="4.732cm" svg:height="1.655cm" svg:x="15.768cm" svg:y="13.807cm">
          <text:p text:style-name="P29"><text:span text:style-name="T9">Identité médicale</text:span><text:span text:style-name="T9"><text:line-break/></text:span><text:span text:style-name="T9">Demandes historiques médicales</text:span><text:span text:style-name="T9"><text:line-break/></text:span><text:span text:style-name="T9">Informations médica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7" draw:text-style-name="P5" draw:layer="layout" svg:x1="14.96cm" svg:y1="12.817cm" svg:x2="15.768cm" svg:y2="14.634cm" draw:start-shape="id4" draw:start-glue-point="6" draw:end-shape="id12" draw:end-glue-point="5" svg:d="M14960 12817v1817h808" svg:viewBox="0 0 809 1818">
          <text:p/>
        </draw:connector>
        <draw:custom-shape draw:style-name="gr11" draw:text-style-name="P15" xml:id="id13" draw:id="id13" draw:layer="layout" svg:width="1.969cm" svg:height="1cm" svg:x="11.74cm" svg:y="5.597cm">
          <text:p text:style-name="P14"><text:span text:style-name="T8">Equipe médicale</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28" draw:text-style-name="P13" draw:layer="layout" draw:type="lines" draw:line-skew="0cm -2.739cm" svg:x1="8.482cm" svg:y1="8.102cm" svg:x2="11.74cm" svg:y2="6.097cm" draw:start-shape="id1" draw:start-glue-point="4" draw:end-shape="id13" draw:end-glue-point="5" svg:d="M8482 8102v-500l18-1505h3240" svg:viewBox="0 0 3259 2006">
          <text:p text:style-name="P10"><text:span text:style-name="T6">a un</text:span><text:span text:style-name="T6"><text:line-break/></text:span><text:span text:style-name="T6">effectif selon</text:span></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text:p text:style-name="P10"><text:span text:style-name="T7"/></text:p>
        </draw:connector>
        <draw:connector draw:style-name="gr29" draw:text-style-name="P23" draw:layer="layout" draw:type="line" svg:x1="12.725cm" svg:y1="6.538cm" svg:x2="12.725cm" svg:y2="7.696cm" draw:start-shape="id13" draw:start-glue-point="6" draw:end-shape="id7" draw:end-glue-point="4" svg:d="M12725 6538v1158" svg:viewBox="0 0 1 1159">
          <text:p text:style-name="P10"><text:span text:style-name="T6">constituée de</text:span></text:p>
          <text:p text:style-name="P10"><text:span text:style-name="T6"/></text:p>
        </draw:connector>
        <draw:connector draw:style-name="gr30" draw:text-style-name="P5" draw:layer="layout" draw:line-skew="-1.139cm" svg:x1="13.709cm" svg:y1="6.097cm" svg:x2="21.569cm" svg:y2="4.911cm" draw:start-shape="id13" draw:start-glue-point="7" draw:end-shape="id6" draw:end-glue-point="5" svg:d="M13709 6097h2791v-1186h5069" svg:viewBox="0 0 7861 1187">
          <text:p/>
        </draw:connector>
        <draw:connector draw:style-name="gr31" draw:text-style-name="P23" draw:layer="layout" draw:line-skew="-1.139cm" svg:x1="13.709cm" svg:y1="3.717cm" svg:x2="21.569cm" svg:y2="4.911cm" draw:start-shape="id2" draw:start-glue-point="7" draw:end-shape="id6" draw:end-glue-point="5" svg:d="M13709 3717h2791v1194h5069" svg:viewBox="0 0 7861 1195">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p>
          <text:p text:style-name="P10"><text:span text:style-name="T12"><text:s text:c="22"/></text:span><text:span text:style-name="T12">informé(e)</text:span><text:span text:style-name="T12"><text:line-break/></text:span><text:span text:style-name="T6"> <text:s text:c="20"/>par</text:span></text:p>
          <text:p text:style-name="P10"><text:span text:style-name="T6"/></text:p>
          <text:p text:style-name="P10"><text:span text:style-name="T6"/></text:p>
          <text:p text:style-name="P10"><text:span text:style-name="T6"/></text:p>
          <text:p text:style-name="P10"><text:span text:style-name="T6"/></text:p>
          <text:p text:style-name="P10"><text:span text:style-name="T6"/></text:p>
        </draw:connector>
        <draw:custom-shape draw:style-name="gr14" draw:text-style-name="P20" xml:id="id15" draw:id="id15" draw:layer="layout" svg:width="2.157cm" svg:height="0.999cm" svg:x="21.494cm" svg:y="8.782cm">
          <text:p text:style-name="P14"><text:span text:style-name="T8">Solutions ciblé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4" draw:text-style-name="P20" xml:id="id14" draw:id="id14" draw:layer="layout" svg:width="2.157cm" svg:height="0.999cm" svg:x="21.494cm" svg:y="10.582cm">
          <text:p text:style-name="P14"><text:span text:style-name="T8">Antécédants chirurgicaux</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32" draw:text-style-name="P13" draw:layer="layout" svg:x1="15.709cm" svg:y1="12.377cm" svg:x2="22.573cm" svg:y2="11.522cm" draw:start-shape="id4" draw:start-glue-point="7" draw:end-shape="id14" draw:end-glue-point="6" svg:d="M15709 12377h6864v-855" svg:viewBox="0 0 6865 856">
          <text:p text:style-name="P10"><text:span text:style-name="T7"/></text:p>
          <text:p text:style-name="P10"><text:span text:style-name="T10">a subi <text:s text:c="31"/></text:span></text:p>
        </draw:connector>
        <draw:connector draw:style-name="gr33" draw:text-style-name="P31" draw:layer="layout" svg:x1="14.96cm" svg:y1="12.817cm" svg:x2="9.428cm" svg:y2="14.623cm" draw:start-shape="id4" draw:start-glue-point="6" draw:end-shape="id3" draw:end-glue-point="7" svg:d="M14960 12817v1806h-5532" svg:viewBox="0 0 5533 1807">
          <text:p text:style-name="P18"><text:span text:style-name="T10"><text:s text:c="69"/></text:span><text:span text:style-name="T10">dispose</text:span></text:p>
          <text:p text:style-name="P18"><text:span text:style-name="T7"/></text:p>
          <text:p text:style-name="P18"><text:span text:style-name="T7"/></text:p>
          <text:p text:style-name="P18"><text:span text:style-name="T7"/></text:p>
        </draw:connector>
        <draw:connector draw:style-name="gr34" draw:text-style-name="P23" draw:layer="layout" draw:line-skew="-1.101cm" svg:x1="13.709cm" svg:y1="8.196cm" svg:x2="21.494cm" svg:y2="9.282cm" draw:start-shape="id7" draw:start-glue-point="7" draw:end-shape="id15" draw:end-glue-point="5" svg:d="M13709 8196h2791v1086h4994" svg:viewBox="0 0 7786 1087">
          <text:p text:style-name="P10"><text:span text:style-name="T6"/></text:p>
          <text:p text:style-name="P10"><text:span text:style-name="T6"/></text:p>
          <text:p text:style-name="P10"><text:span text:style-name="T6"><text:s text:c="15"/></text:span><text:span text:style-name="T6">préconise</text:span></text:p>
        </draw:connector>
        <draw:connector draw:style-name="gr35" draw:text-style-name="P32" draw:layer="layout" draw:line-skew="-1.101cm" svg:x1="13.709cm" svg:y1="8.196cm" svg:x2="21.494cm" svg:y2="11.082cm" draw:start-shape="id7" draw:start-glue-point="7" draw:end-shape="id14" draw:end-glue-point="5" svg:d="M13709 8196h2791v2886h4994" svg:viewBox="0 0 7786 2887">
          <text:p text:style-name="P22"><text:span text:style-name="T12"/></text:p>
          <text:p text:style-name="P22"><text:span text:style-name="T12"/></text:p>
          <text:p text:style-name="P22"><text:span text:style-name="T12"><text:s text:c="58"/></text:span></text:p>
          <text:p text:style-name="P22"><text:span text:style-name="T12"/></text:p>
          <text:p text:style-name="P22"><text:span text:style-name="T6"/></text:p>
          <text:p text:style-name="P22"><text:span text:style-name="T6"/></text:p>
          <text:p text:style-name="P22"><text:span text:style-name="T6"/></text:p>
          <text:p text:style-name="P22"><text:span text:style-name="T6"/></text:p>
          <text:p text:style-name="P22"><text:span text:style-name="T6"><text:s text:c="50"/></text:span><text:span text:style-name="T6">a connaissance de <text:s text:c="5"/></text:span></text:p>
        </draw:connector>
        <draw:connector draw:style-name="gr36" draw:text-style-name="P13" draw:layer="layout" svg:x1="22.573cm" svg:y1="10.582cm" svg:x2="22.573cm" svg:y2="9.722cm" draw:start-shape="id14" draw:start-glue-point="4" draw:end-shape="id15" draw:end-glue-point="6" svg:d="M22573 10582v-860" svg:viewBox="0 0 1 861">
          <text:p text:style-name="P10"><text:span text:style-name="T7"/></text:p>
          <text:p text:style-name="P10"><text:span text:style-name="T7"><text:s text:c="2"/></text:span><text:span text:style-name="T7">associés à</text:span></text:p>
        </draw:connector>
        <draw:connector draw:style-name="gr37" draw:text-style-name="P23" draw:layer="layout" draw:type="line" svg:x1="12.732cm" svg:y1="4.421cm" svg:x2="12.725cm" svg:y2="5.597cm" draw:start-shape="id2" draw:start-glue-point="6" draw:end-shape="id13" draw:end-glue-point="4" svg:d="M12732 4421l-7 1176" svg:viewBox="0 0 8 1177">
          <text:p text:style-name="P10"><text:span text:style-name="T6">constitué de</text:span></text:p>
          <text:p text:style-name="P10"><text:span text:style-name="T6"/></text:p>
        </draw:connector>
        <draw:line draw:style-name="gr38" draw:text-style-name="P33" draw:layer="layout" svg:x1="6.495cm" svg:y1="12.385cm" svg:x2="4.61cm" svg:y2="9.385cm">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text:p text:style-name="P10"><text:span text:style-name="T17"/></text:p>
        </draw:line>
        <draw:g>
          <draw:line draw:style-name="gr39" draw:text-style-name="P34" draw:layer="layout" svg:x1="14.21cm" svg:y1="12.385cm" svg:x2="6.5cm" svg:y2="12.385cm">
            <text:p/>
          </draw:line>
          <draw:frame draw:style-name="gr40" draw:text-style-name="P35" draw:layer="layout" svg:width="3cm" svg:height="0.569cm" svg:x="10cm" svg:y="11.8cm">
            <draw:text-box>
              <text:p><text:span text:style-name="T18">appelle</text:span></text:p>
            </draw:text-box>
          </draw:frame>
        </draw:g>
        <presentation:notes draw:style-name="dp2">
          <draw:page-thumbnail draw:style-name="gr4"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custom-shape draw:style-name="gr41" draw:text-style-name="P36" draw:layer="layout" svg:width="13.5cm" svg:height="3.5cm" svg:x="6.5cm" svg:y="1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37" draw:layer="layout" svg:width="11cm" svg:height="10.687cm" svg:x="7.6cm" svg:y="1.41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3" draw:text-style-name="P38" draw:layer="layout" svg:width="5cm" svg:height="2cm" draw:transform="rotate (0.76654860747591) translate (7.111cm 4.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8" draw:layer="layout" svg:width="5.001cm" svg:height="2.003cm" draw:transform="rotate (2.52042997280501) translate (17.864cm 5.79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8" draw:layer="layout" svg:width="5cm" svg:height="1.999cm" draw:transform="rotate (0.860272788308005) translate (13.975cm 11.384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38" draw:layer="layout" svg:width="5.001cm" svg:height="1.999cm" draw:transform="rotate (2.40698357142538) translate (10.983cm 12.56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4" draw:text-style-name="P40" draw:layer="layout" svg:width="3cm" svg:height="2.384cm" svg:x="11.8cm" svg:y="2.616cm">
          <draw:text-box>
            <text:p text:style-name="P10"><text:span text:style-name="T19">MAINTENIR</text:span></text:p>
            <text:p text:style-name="P39"><text:span text:style-name="T11">Apprendre</text:span></text:p>
            <text:p text:style-name="P39"><text:span text:style-name="T11">Améliorer</text:span></text:p>
            <text:p text:style-name="P39"><text:span text:style-name="T11">Plannifier</text:span></text:p>
            <text:p text:style-name="P39"><text:span text:style-name="T11">Mettre en oeuvre</text:span></text:p>
          </draw:text-box>
        </draw:frame>
        <draw:frame draw:style-name="gr45" draw:text-style-name="P41" draw:layer="layout" svg:width="3.7cm" svg:height="2.471cm" svg:x="14.8cm" svg:y="5.716cm">
          <draw:text-box>
            <text:p text:style-name="P10"><text:span text:style-name="T19">PLANNIFIER</text:span></text:p>
            <text:p text:style-name="P39"><text:span text:style-name="T11">Lignes directrices</text:span></text:p>
            <text:p text:style-name="P39"><text:span text:style-name="T11">SLA/OLA/UC</text:span></text:p>
            <text:p text:style-name="P39"><text:span text:style-name="T11">Analyse des risques</text:span></text:p>
            <text:p text:style-name="P39"><text:span text:style-name="T11">Gestion desrisques</text:span></text:p>
          </draw:text-box>
        </draw:frame>
        <draw:frame draw:style-name="gr46" draw:text-style-name="P41" draw:layer="layout" svg:width="4.5cm" svg:height="4.061cm" svg:x="11cm" svg:y="8.216cm">
          <draw:text-box>
            <text:p text:style-name="P10"><text:span text:style-name="T19">METTRE EN OEUVRE</text:span></text:p>
            <text:p text:style-name="P39"><text:span text:style-name="T11">Conscience</text:span></text:p>
            <text:p text:style-name="P39"><text:span text:style-name="T11">Classification et enregistrement des :</text:span></text:p>
            <text:list text:style-name="L1">
              <text:list-item>
                <text:p text:style-name="P39"><text:span text:style-name="T11">actifs logiques,</text:span></text:p>
              </text:list-item>
              <text:list-item>
                <text:p text:style-name="P39"><text:span text:style-name="T11">des personnes physiques,</text:span></text:p>
              </text:list-item>
              <text:list-item>
                <text:p text:style-name="P39"><text:span text:style-name="T11">des procédures de sécurité d’incident</text:span></text:p>
              </text:list-item>
            </text:list>
            <text:p text:style-name="P39"><text:span text:style-name="T11"/></text:p>
          </draw:text-box>
        </draw:frame>
        <draw:frame draw:style-name="gr47" draw:text-style-name="P41" draw:layer="layout" svg:width="3.9cm" svg:height="2.633cm" svg:x="8.1cm" svg:y="5.216cm">
          <draw:text-box>
            <text:p text:style-name="P10"><text:span text:style-name="T19">EVALUER</text:span></text:p>
            <text:p text:style-name="P39"><text:span text:style-name="T11">Audit interne</text:span></text:p>
            <text:p text:style-name="P39"><text:span text:style-name="T11">Audit externe</text:span></text:p>
            <text:p text:style-name="P39"><text:span text:style-name="T11">Auto-évaluation</text:span></text:p>
            <text:p text:style-name="P39"><text:span text:style-name="T11">Réaction aux incidents de sécurité</text:span></text:p>
          </draw:text-box>
        </draw:frame>
        <draw:frame draw:style-name="gr48" draw:text-style-name="P42" draw:layer="layout" svg:width="2cm" svg:height="0.962cm" svg:x="6.4cm" svg:y="11.2cm">
          <draw:text-box>
            <text:p><text:span text:style-name="T20">ISM</text:span></text:p>
          </draw:text-box>
        </draw:frame>
        <draw:custom-shape draw:style-name="gr49" draw:text-style-name="P44" draw:layer="layout" svg:width="3cm" svg:height="1.338cm" svg:x="7.001cm" svg:y="12.163cm">
          <text:p text:style-name="P43"><text:span text:style-name="T21">Politiques de sécurit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3cm" svg:height="1.338cm" svg:x="10.201cm" svg:y="12.463cm">
          <text:p text:style-name="P45"><text:span text:style-name="T21">Risques et réaction aux incidents de sécurité</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3cm" svg:height="1.338cm" svg:x="16.602cm" svg:y="12.164cm">
          <text:p text:style-name="P45"><text:span text:style-name="T21">Rapports et information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46" draw:layer="layout" svg:width="3cm" svg:height="1.338cm" svg:x="13.402cm" svg:y="12.464cm">
          <text:p text:style-name="P45"><text:span text:style-name="T21">Contrôles de sécurité</text:span></text:p>
          <draw:enhanced-geometry svg:viewBox="0 0 21600 21600" draw:mirror-vertical="false"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custom-shape draw:style-name="gr50" draw:text-style-name="P47" draw:layer="layout" svg:width="14.998cm" svg:height="2cm" svg:x="3.5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48" draw:layer="layout" svg:width="14.998cm" svg:height="2cm" svg:x="3.501cm" svg:y="7.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49" draw:layer="layout" svg:width="14.998cm" svg:height="2cm" svg:x="3.501cm" svg:y="9.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0" draw:layer="layout" svg:width="14.998cm" svg:height="2cm" svg:x="3.502cm" svg:y="11.9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8" draw:text-style-name="P51" draw:layer="layout" svg:width="6cm" svg:height="0.962cm" svg:x="4cm" svg:y="5.5cm">
          <draw:text-box>
            <text:p>Services d’urgence</text:p>
          </draw:text-box>
        </draw:frame>
        <draw:frame draw:style-name="gr48" draw:text-style-name="P51" draw:layer="layout" svg:width="6cm" svg:height="0.962cm" svg:x="4cm" svg:y="7.8cm">
          <draw:text-box>
            <text:p>Hôpital</text:p>
          </draw:text-box>
        </draw:frame>
        <draw:frame draw:style-name="gr48" draw:text-style-name="P51" draw:layer="layout" svg:width="6cm" svg:height="0.962cm" svg:x="4cm" svg:y="10.1cm">
          <draw:text-box>
            <text:p>Identité médicale</text:p>
          </draw:text-box>
        </draw:frame>
        <draw:frame draw:style-name="gr44" draw:text-style-name="P51" draw:layer="layout" svg:width="11.5cm" svg:height="2.384cm" svg:x="4cm" svg:y="12.4cm">
          <draw:text-box>
            <text:p>Chirurgie (médecine générale)</text:p>
          </draw:text-box>
        </draw:frame>
        <draw:g>
          <draw:custom-shape draw:style-name="gr54" draw:text-style-name="P52" draw:layer="layout" svg:width="4cm" svg:height="11cm" svg:x="13.6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5" draw:text-style-name="P53" draw:layer="layout" svg:width="4cm" svg:height="1.195cm" svg:x="13.6cm" svg:y="3.638cm">
            <draw:text-box>
              <text:p text:style-name="P10"><text:span text:style-name="T22">Sécurité</text:span></text:p>
            </draw:text-box>
          </draw:frame>
        </draw:g>
        <presentation:notes draw:style-name="dp2">
          <draw:page-thumbnail draw:style-name="gr4"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5" draw:text-style-name="P5" draw:layer="layout" svg:width="4.595cm" svg:height="2.583cm" svg:x="19.905cm" svg:y="2.5cm">
          <draw:image xlink:href="Pictures/10000001000002A40000017CE345A01CBED4145F.png" xlink:type="simple" xlink:show="embed" xlink:actuate="onLoad" draw:mime-type="image/png">
            <text:p/>
          </draw:image>
        </draw:frame>
        <draw:frame draw:style-name="gr5" draw:text-style-name="P5" draw:layer="layout" svg:width="4.083cm" svg:height="4.083cm" svg:x="1.417cm" svg:y="1.417cm">
          <draw:image xlink:href="Pictures/100000010000017C0000017CFE20E2BDA91C345B.png" xlink:type="simple" xlink:show="embed" xlink:actuate="onLoad" draw:mime-type="image/png">
            <text:p/>
          </draw:image>
        </draw:frame>
        <draw:frame draw:style-name="gr5" draw:text-style-name="P5" draw:layer="layout" svg:width="3.757cm" svg:height="3.737cm" svg:x="7.5cm" svg:y="2cm">
          <draw:image xlink:href="Pictures/100000010000017E0000017C476B9E9A811AED22.png" xlink:type="simple" xlink:show="embed" xlink:actuate="onLoad" draw:mime-type="image/png">
            <text:p/>
          </draw:image>
        </draw:frame>
        <draw:g>
          <draw:custom-shape draw:style-name="gr56" draw:text-style-name="P10" draw:layer="layout" svg:width="3cm" svg:height="0.5cm" svg:x="1.6cm" svg:y="12.5cm">
            <text:p/>
            <draw:enhanced-geometry svg:viewBox="0 0 21600 21600" draw:type="rectangle" draw:enhanced-path="M 0 0 L 21600 0 21600 21600 0 21600 0 0 Z N"/>
          </draw:custom-shape>
          <draw:custom-shape draw:style-name="gr56" draw:text-style-name="P10" draw:layer="layout" svg:width="3cm" svg:height="0.5cm" svg:x="1.6cm" svg:y="13.085cm">
            <text:p/>
            <draw:enhanced-geometry svg:viewBox="0 0 21600 21600" draw:type="rectangle" draw:enhanced-path="M 0 0 L 21600 0 21600 21600 0 21600 0 0 Z N"/>
          </draw:custom-shape>
          <draw:custom-shape draw:style-name="gr56" draw:text-style-name="P10" draw:layer="layout" svg:width="3cm" svg:height="0.5cm" svg:x="1.6cm" svg:y="13.667cm">
            <text:p/>
            <draw:enhanced-geometry svg:viewBox="0 0 21600 21600" draw:type="rectangle" draw:enhanced-path="M 0 0 L 21600 0 21600 21600 0 21600 0 0 Z N"/>
          </draw:custom-shape>
          <draw:custom-shape draw:style-name="gr56" draw:text-style-name="P10" draw:layer="layout" svg:width="3cm" svg:height="0.5cm" svg:x="1.6cm" svg:y="14.252cm">
            <text:p/>
            <draw:enhanced-geometry svg:viewBox="0 0 21600 21600" draw:type="rectangle" draw:enhanced-path="M 0 0 L 21600 0 21600 21600 0 21600 0 0 Z N"/>
          </draw:custom-shape>
          <draw:custom-shape draw:style-name="gr57" draw:layer="layout" svg:width="2cm" svg:height="1cm" svg:x="2.1cm" svg:y="11.8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g>
        <draw:g>
          <draw:frame draw:style-name="gr5" draw:text-style-name="P5" draw:layer="layout" svg:width="3cm" svg:height="3cm" svg:x="8.749cm" svg:y="12.234cm">
            <draw:image xlink:href="Pictures/100000010000017C0000017CC6937B874B54DC93.png" xlink:type="simple" xlink:show="embed" xlink:actuate="onLoad" draw:mime-type="image/png">
              <text:p/>
            </draw:image>
          </draw:frame>
          <draw:custom-shape draw:style-name="gr58" draw:text-style-name="P54" draw:layer="layout" svg:width="4.5cm" svg:height="4.5cm" svg:x="8cm" svg:y="11.5cm">
            <text:p/>
            <draw:enhanced-geometry svg:viewBox="0 0 21600 21600" draw:glue-points="10800 0 3163 3163 0 10800 3163 18437 10800 21600 18437 18437 21600 10800 18437 3163" draw:text-areas="3163 3163 18437 18437" draw:type="ring" draw:modifiers="3848.744723394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5" draw:text-style-name="P5" draw:layer="layout" svg:width="3cm" svg:height="3.024cm" svg:x="16cm" svg:y="12cm">
          <draw:image xlink:href="Pictures/10000001000001790000017C3D90FD9158534508.png" xlink:type="simple" xlink:show="embed" xlink:actuate="onLoad" draw:mime-type="image/png">
            <text:p/>
          </draw:image>
        </draw:frame>
        <draw:g>
          <draw:g>
            <draw:frame draw:style-name="gr5" draw:text-style-name="P5" draw:layer="layout" svg:width="3.583cm" svg:height="3.583cm" svg:x="22.5cm" svg:y="11.917cm">
              <draw:image xlink:href="Pictures/100000010000017C0000017C0FA89255C4749F1D.png" xlink:type="simple" xlink:show="embed" xlink:actuate="onLoad" draw:mime-type="image/png">
                <text:p/>
              </draw:image>
            </draw:frame>
            <draw:custom-shape draw:style-name="gr59" draw:text-style-name="P54" draw:layer="layout" svg:width="2cm" svg:height="1cm" svg:x="23.313cm" svg:y="12.898cm">
              <text:p/>
              <draw:enhanced-geometry svg:viewBox="0 0 21600 21600" draw:type="rectangle" draw:enhanced-path="M 0 0 L 21600 0 21600 21600 0 21600 0 0 Z N"/>
            </draw:custom-shape>
          </draw:g>
          <draw:frame draw:style-name="gr48" draw:text-style-name="P55" draw:layer="layout" svg:width="3.583cm" svg:height="0.962cm" svg:x="22.5cm" svg:y="12.9cm">
            <draw:text-box>
              <text:p text:style-name="P10"><text:span text:style-name="T23">REST</text:span></text:p>
            </draw:text-box>
          </draw:frame>
        </draw:g>
        <draw:line draw:style-name="gr60" draw:text-style-name="P5" draw:layer="layout" svg:x1="3cm" svg:y1="5.068cm" svg:x2="3cm" svg:y2="6.068cm">
          <text:p/>
        </draw:line>
        <draw:line draw:style-name="gr60" draw:text-style-name="P5" draw:layer="layout" svg:x1="3cm" svg:y1="6cm" svg:x2="5.5cm" svg:y2="6cm">
          <text:p/>
        </draw:line>
        <draw:line draw:style-name="gr60" draw:text-style-name="P5" draw:layer="layout" svg:x1="5.5cm" svg:y1="5.915cm" svg:x2="5.5cm" svg:y2="7.415cm">
          <text:p/>
        </draw:line>
        <draw:line draw:style-name="gr60" draw:text-style-name="P5" draw:layer="layout" svg:x1="9.5cm" svg:y1="5.737cm" svg:x2="9.5cm" svg:y2="7.5cm">
          <text:p/>
        </draw:line>
        <draw:line draw:style-name="gr60" draw:text-style-name="P5" draw:layer="layout" svg:x1="16.432cm" svg:y1="5.2cm" svg:x2="16.432cm" svg:y2="6cm">
          <text:p/>
        </draw:line>
        <draw:line draw:style-name="gr60" draw:text-style-name="P5" draw:layer="layout" svg:x1="16.5cm" svg:y1="6cm" svg:x2="15cm" svg:y2="6cm">
          <text:p/>
        </draw:line>
        <draw:line draw:style-name="gr60" draw:text-style-name="P5" draw:layer="layout" svg:x1="15.085cm" svg:y1="6cm" svg:x2="15.085cm" svg:y2="7.5cm">
          <text:p/>
        </draw:line>
        <draw:line draw:style-name="gr60" draw:text-style-name="P5" draw:layer="layout" svg:x1="22.415cm" svg:y1="4.534cm" svg:x2="22.415cm" svg:y2="6.534cm">
          <text:p/>
        </draw:line>
        <draw:line draw:style-name="gr60" draw:text-style-name="P5" draw:layer="layout" svg:x1="22.5cm" svg:y1="6.5cm" svg:x2="22cm" svg:y2="6.5cm">
          <text:p/>
        </draw:line>
        <draw:line draw:style-name="gr60" draw:text-style-name="P5" draw:layer="layout" svg:x1="22.085cm" svg:y1="6.5cm" svg:x2="22.085cm" svg:y2="7.5cm">
          <text:p/>
        </draw:line>
        <draw:line draw:style-name="gr60" draw:text-style-name="P5" draw:layer="layout" svg:x1="24.415cm" svg:y1="12cm" svg:x2="24.415cm" svg:y2="10.5cm">
          <text:p/>
        </draw:line>
        <draw:line draw:style-name="gr60" draw:text-style-name="P5" draw:layer="layout" svg:x1="24.5cm" svg:y1="10.5cm" svg:x2="21cm" svg:y2="10.5cm">
          <text:p/>
        </draw:line>
        <draw:line draw:style-name="gr60" draw:text-style-name="P5" draw:layer="layout" svg:x1="21.085cm" svg:y1="10.5cm" svg:x2="21.085cm" svg:y2="10cm">
          <text:p/>
        </draw:line>
        <draw:line draw:style-name="gr60" draw:text-style-name="P5" draw:layer="layout" svg:x1="17.551cm" svg:y1="12cm" svg:x2="17.551cm" svg:y2="11.5cm">
          <text:p/>
        </draw:line>
        <draw:line draw:style-name="gr60" draw:text-style-name="P5" draw:layer="layout" svg:x1="17.5cm" svg:y1="11.5cm" svg:x2="18.5cm" svg:y2="11.5cm">
          <text:p/>
        </draw:line>
        <draw:line draw:style-name="gr60" draw:text-style-name="P5" draw:layer="layout" svg:x1="18.432cm" svg:y1="11.5cm" svg:x2="18.432cm" svg:y2="10cm">
          <text:p/>
        </draw:line>
        <draw:line draw:style-name="gr60" draw:text-style-name="P5" draw:layer="layout" svg:x1="10.568cm" svg:y1="12.234cm" svg:x2="10.568cm" svg:y2="11cm">
          <text:p/>
        </draw:line>
        <draw:line draw:style-name="gr60" draw:text-style-name="P5" draw:layer="layout" svg:x1="10.5cm" svg:y1="11cm" svg:x2="11cm" svg:y2="11cm">
          <text:p/>
        </draw:line>
        <draw:line draw:style-name="gr60" draw:text-style-name="P5" draw:layer="layout" svg:x1="10.932cm" svg:y1="11cm" svg:x2="10.932cm" svg:y2="10cm">
          <text:p/>
        </draw:line>
        <draw:line draw:style-name="gr60" draw:text-style-name="P5" draw:layer="layout" svg:x1="4.6cm" svg:y1="13.5cm" svg:x2="7cm" svg:y2="13.5cm">
          <text:p/>
        </draw:line>
        <draw:line draw:style-name="gr60" draw:text-style-name="P5" draw:layer="layout" svg:x1="6.915cm" svg:y1="13.5cm" svg:x2="6.915cm" svg:y2="10cm">
          <text:p/>
        </draw:line>
        <draw:custom-shape draw:style-name="gr61" draw:text-style-name="P57" draw:layer="layout" svg:width="20cm" svg:height="2.5cm" svg:x="3.5cm" svg:y="7.5cm">
          <text:p text:style-name="P56"><text:span text:style-name="T24">ESB - Bus de services d’entrepris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5" draw:layer="layout" svg:width="5.347cm" svg:height="3.006cm" svg:x="13.5cm" svg:y="2.494cm">
          <draw:image xlink:href="Pictures/10000001000002A40000017C2167B727B43287CD.png" xlink:type="simple" xlink:show="embed" xlink:actuate="onLoad" draw:mime-type="image/png">
            <text:p/>
          </draw:image>
        </draw:frame>
        <presentation:notes draw:style-name="dp2">
          <draw:page-thumbnail draw:style-name="gr4"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g>
          <draw:custom-shape draw:style-name="gr62" draw:text-style-name="P5" draw:layer="layout" svg:width="2.2cm" svg:height="4cm" svg:x="1.18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28cm" svg:y="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3.5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28cm" svg:y="4cm">
            <text:p/>
            <draw:enhanced-geometry svg:viewBox="0 0 21600 21600" draw:mirror-horizontal="false" draw:mirror-vertical="false" draw:type="rectangle" draw:enhanced-path="M 0 0 L 21600 0 21600 21600 0 21600 0 0 Z N"/>
          </draw:custom-shape>
        </draw:g>
        <draw:frame draw:style-name="gr64" draw:text-style-name="P58" draw:layer="layout" svg:width="2.1cm" svg:height="1.679cm" svg:x="1.232cm" svg:y="0.688cm">
          <draw:text-box>
            <text:p text:style-name="P10"><text:span text:style-name="T25">Périphérique mobile</text:span></text:p>
            <text:p><text:span text:style-name="T21"/></text:p>
            <text:p><text:span text:style-name="T21">Androïd, iOS,</text:span></text:p>
            <text:p><text:span text:style-name="T21">Windows, etc.</text:span></text:p>
            <text:p><text:span text:style-name="T21"/></text:p>
          </draw:text-box>
        </draw:frame>
        <draw:frame draw:style-name="gr5" draw:text-style-name="P5" draw:layer="layout" svg:width="2.989cm" svg:height="4.444cm" svg:x="0.78cm" svg:y="4.856cm">
          <draw:image xlink:href="Pictures/1000000100000071000000A8C672E8D6C646858A.png" xlink:type="simple" xlink:show="embed" xlink:actuate="onLoad" draw:mime-type="image/png">
            <text:p/>
          </draw:image>
        </draw:frame>
        <draw:custom-shape draw:style-name="gr65" draw:text-style-name="P5" draw:layer="layout" svg:width="2.2cm" svg:height="1.8cm" svg:x="1.18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59" draw:layer="layout" svg:width="2cm" svg:height="1.441cm" svg:x="1.28cm" svg:y="9.8cm">
          <draw:text-box>
            <text:p text:style-name="P10"><text:span text:style-name="T26">Intégrations</text:span></text:p>
            <text:p text:style-name="P10"><text:span text:style-name="T26">de</text:span></text:p>
            <text:p text:style-name="P10"><text:span text:style-name="T26">troisièmes</text:span></text:p>
            <text:p text:style-name="P10"><text:span text:style-name="T26">parties</text:span></text:p>
            <text:p><text:span text:style-name="T27"/></text:p>
          </draw:text-box>
        </draw:frame>
        <draw:custom-shape draw:style-name="gr67" draw:text-style-name="P60" draw:layer="layout" svg:width="1cm" svg:height="1cm" svg:x="3.28cm" svg:y="10cm">
          <text:p text:style-name="P43"><text:span text:style-name="T28">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68" draw:text-style-name="P62" draw:layer="layout" svg:width="6.4cm" svg:height="4.4cm" svg:x="7.18cm" svg:y="5.2cm">
          <text:p text:style-name="P61">CLOUD</text:p>
          <text:p text:style-name="P61"><text:span text:style-name="T29">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9" draw:text-style-name="P5" draw:layer="layout" svg:width="4cm" svg:height="1cm" draw:transform="rotate (-0.613134166225608) translate (4.15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0" draw:text-style-name="P5" draw:layer="layout" svg:width="3.434cm" svg:height="1cm" draw:transform="rotate (-0.613134166225608) translate (4.68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1" draw:text-style-name="P5" draw:layer="layout" svg:width="3.349cm" svg:height="1cm" svg:x="3.83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2" draw:text-style-name="P5" draw:layer="layout" svg:width="2.049cm" svg:height="1cm" svg:x="13.73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73" draw:text-style-name="P5" draw:layer="layout" svg:width="11.4cm" svg:height="14.8cm" svg:x="15.98cm" svg:y="0.4cm">
          <text:p/>
          <draw:enhanced-geometry svg:viewBox="0 0 21600 21600" draw:mirror-horizontal="false" draw:mirror-vertical="false" draw:type="rectangle" draw:enhanced-path="M 0 0 L 21600 0 21600 21600 0 21600 0 0 Z N"/>
        </draw:custom-shape>
        <draw:custom-shape draw:style-name="gr74" draw:text-style-name="P5" draw:layer="layout" svg:width="2.6cm" svg:height="14.8cm" svg:x="15.98cm" svg:y="0.4cm">
          <text:p/>
          <draw:enhanced-geometry svg:viewBox="0 0 21600 21600" draw:type="rectangle" draw:enhanced-path="M 0 0 L 21600 0 21600 21600 0 21600 0 0 Z N"/>
        </draw:custom-shape>
        <draw:custom-shape draw:style-name="gr75" draw:text-style-name="P64" draw:layer="layout" svg:width="2.6cm" svg:height="1.2cm" svg:x="15.98cm" svg:y="0.4cm">
          <text:p text:style-name="P63"><text:span text:style-name="T30">Filtres</text:span></text:p>
          <draw:enhanced-geometry svg:viewBox="0 0 21600 21600" draw:mirror-horizontal="false" draw:mirror-vertical="false" draw:type="rectangle" draw:enhanced-path="M 0 0 L 21600 0 21600 21600 0 21600 0 0 Z N"/>
        </draw:custom-shape>
        <draw:custom-shape draw:style-name="gr75" draw:text-style-name="P64" draw:layer="layout" svg:width="2.6cm" svg:height="1.2cm" svg:x="15.98cm" svg:y="1.6cm">
          <text:p text:style-name="P63"><text:span text:style-name="T30">Routage</text:span></text:p>
          <draw:enhanced-geometry svg:viewBox="0 0 21600 21600" draw:mirror-horizontal="false" draw:mirror-vertical="false" draw:type="rectangle" draw:enhanced-path="M 0 0 L 21600 0 21600 21600 0 21600 0 0 Z N"/>
        </draw:custom-shape>
        <draw:custom-shape draw:style-name="gr76" draw:text-style-name="P66" draw:layer="layout" svg:width="2.6cm" svg:height="7.6cm" svg:x="15.98cm" svg:y="2.8cm">
          <text:p text:style-name="P65"><text:span text:style-name="T31"/></text:p>
          <text:p text:style-name="P65"><text:span text:style-name="T31">API</text:span></text:p>
          <text:p text:style-name="P65"><text:span text:style-name="T31">Gateway</text:span></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text:p text:style-name="P65"><text:span text:style-name="T31"/></text:p>
          <draw:enhanced-geometry svg:viewBox="0 0 21600 21600" draw:mirror-horizontal="false" draw:mirror-vertical="false" draw:type="rectangle" draw:enhanced-path="M 0 0 L 21600 0 21600 21600 0 21600 0 0 Z N"/>
        </draw:custom-shape>
        <draw:frame draw:style-name="gr77" draw:text-style-name="P67" draw:layer="layout" svg:width="2cm" svg:height="1.433cm" svg:x="15.98cm" svg:y="8.767cm">
          <draw:text-box>
            <text:p><text:span text:style-name="T32">Spring</text:span></text:p>
            <text:p><text:span text:style-name="T32">Cloud</text:span></text:p>
            <text:p><text:span text:style-name="T32">Gateway</text:span></text:p>
          </draw:text-box>
        </draw:frame>
        <draw:custom-shape draw:style-name="gr78" draw:text-style-name="P64" draw:layer="layout" svg:width="2.6cm" svg:height="1.4cm" svg:x="15.98cm" svg:y="10.4cm">
          <text:p text:style-name="P63"><text:span text:style-name="T30">Http</text:span><text:span text:style-name="T30"><text:line-break/></text:span><text:span text:style-name="T30">(JSON)</text:span></text:p>
          <draw:enhanced-geometry svg:viewBox="0 0 21600 21600" draw:type="rectangle" draw:enhanced-path="M 0 0 L 21600 0 21600 21600 0 21600 0 0 Z N"/>
        </draw:custom-shape>
        <draw:custom-shape draw:style-name="gr79" draw:text-style-name="P64" draw:layer="layout" svg:width="2.6cm" svg:height="3.4cm" svg:x="15.98cm" svg:y="11.8cm">
          <text:p text:style-name="P63"><text:span text:style-name="T30">SSO</text:span></text:p>
          <text:p text:style-name="P63"><text:span text:style-name="T30"/></text:p>
          <text:p text:style-name="P63"><text:span text:style-name="T30"/></text:p>
          <text:p text:style-name="P63"><text:span text:style-name="T30"/></text:p>
          <text:p text:style-name="P63"><text:span text:style-name="T30"/></text:p>
          <draw:enhanced-geometry svg:viewBox="0 0 21600 21600" draw:mirror-horizontal="false" draw:mirror-vertical="false" draw:type="rectangle" draw:enhanced-path="M 0 0 L 21600 0 21600 21600 0 21600 0 0 Z N"/>
        </draw:custom-shape>
        <draw:frame draw:style-name="gr77" draw:text-style-name="P67" draw:layer="layout" svg:width="2.2cm" svg:height="1.433cm" svg:x="16.08cm" svg:y="13.668cm">
          <draw:text-box>
            <text:p><text:span text:style-name="T32">JWT,</text:span></text:p>
            <text:p><text:span text:style-name="T32">oAuth-2x,</text:span></text:p>
            <text:p><text:span text:style-name="T32">etc.)</text:span></text:p>
          </draw:text-box>
        </draw:frame>
        <draw:custom-shape draw:style-name="gr80" draw:text-style-name="P69" xml:id="id17" draw:id="id17" draw:layer="layout" svg:width="4.9cm" svg:height="3.8cm" svg:x="18.881cm" svg:y="5.001cm">
          <text:p text:style-name="P68"><text:span text:style-name="T33">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1" xml:id="id16" draw:id="id16" draw:layer="layout" svg:width="1.899cm" svg:height="1.6cm" svg:x="18.882cm" svg:y="1.501cm">
          <text:p text:style-name="P70"><text:span text:style-name="T34">Config</text:span></text:p>
          <text:p text:style-name="P70"><text:span text:style-name="T3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71" xml:id="id18" draw:id="id18" draw:layer="layout" svg:width="3.599cm" svg:height="2.201cm" svg:x="20.982cm" svg:y="1.501cm">
          <text:p text:style-name="P70"><text:span text:style-name="T34">Service</text:span></text:p>
          <text:p text:style-name="P70"><text:span text:style-name="T34">d’enregistrement</text:span></text:p>
          <text:p text:style-name="P70"><text:span text:style-name="T34">et de</text:span></text:p>
          <text:p text:style-name="P70"><text:span text:style-name="T34">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71" xml:id="id19" draw:id="id19" draw:layer="layout" svg:width="1.899cm" svg:height="1.6cm" svg:x="24.882cm" svg:y="1.502cm">
          <text:p text:style-name="P70"><text:span text:style-name="T34">Spring</text:span></text:p>
          <text:p text:style-name="P70"><text:span text:style-name="T34">Boot</text:span></text:p>
          <text:p text:style-name="P70"><text:span text:style-name="T34">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1" xml:id="id20" draw:id="id20" draw:layer="layout" svg:width="2.4cm" svg:height="2.201cm" svg:x="24.381cm" svg:y="5.001cm">
          <text:p text:style-name="P70"><text:span text:style-name="T34">Casseurs</text:span></text:p>
          <text:p text:style-name="P70"><text:span text:style-name="T34">de</text:span></text:p>
          <text:p text:style-name="P70"><text:span text:style-name="T34">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71" xml:id="id21" draw:id="id21" draw:layer="layout" svg:width="2.4cm" svg:height="1.5cm" svg:x="24.381cm" svg:y="7.601cm">
          <text:p text:style-name="P70"><text:span text:style-name="T34">Données</text:span></text:p>
          <text:p text:style-name="P70"><text:span text:style-name="T34">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74" xml:id="id22" draw:id="id22" draw:layer="layout" svg:width="2.4cm" svg:height="2.201cm" svg:x="22.781cm" svg:y="9.601cm">
          <text:p text:style-name="P72"><text:span text:style-name="T34">Distribué</text:span></text:p>
          <text:p text:style-name="P73"><text:span text:style-name="T35"/></text:p>
          <text:p text:style-name="P73"><text:span text:style-name="T35"/></text:p>
          <text:p text:style-name="P73"><text:span text:style-name="T35">Traçage</text:span></text:p>
          <text:p text:style-name="P73"><text:span text:style-name="T35">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77" xml:id="id23" draw:id="id23" draw:layer="layout" svg:width="3.699cm" svg:height="3.8cm" svg:x="18.882cm" svg:y="9.502cm">
          <text:p text:style-name="P75"><text:span text:style-name="T33">Tolérance</text:span></text:p>
          <text:p text:style-name="P75"><text:span text:style-name="T33">de</text:span></text:p>
          <text:p text:style-name="P75"><text:span text:style-name="T33">panne</text:span></text:p>
          <text:p text:style-name="P75"><text:span text:style-name="T36"/></text:p>
          <text:p text:style-name="P76"><text:span text:style-name="T37">Fusible</text:span></text:p>
          <text:p text:style-name="P76"><text:span text:style-name="T37">Relance</text:span></text:p>
          <text:p text:style-name="P76"><text:span text:style-name="T37">Limitateur de temps</text:span></text:p>
          <text:p text:style-name="P76"><text:span text:style-name="T37">Limitateur d’essai</text:span></text:p>
          <text:p text:style-name="P76"><text:span text:style-name="T37">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6" draw:text-style-name="P10" draw:layer="layout" draw:line-skew="0.349cm" svg:x1="19.831cm" svg:y1="3.101cm" svg:x2="21.331cm" svg:y2="5.001cm" draw:start-shape="id16" draw:start-glue-point="2" draw:end-shape="id17" draw:end-glue-point="0" svg:d="M19831 3101v1300h1500v600" svg:viewBox="0 0 1501 1901">
          <text:p/>
        </draw:connector>
        <draw:connector draw:style-name="gr87" draw:text-style-name="P10" draw:layer="layout" draw:line-skew="0.049cm" svg:x1="22.781cm" svg:y1="3.702cm" svg:x2="21.331cm" svg:y2="5.001cm" draw:start-shape="id18" draw:start-glue-point="2" draw:end-shape="id17" draw:end-glue-point="0" svg:d="M22781 3702v699h-1450v600" svg:viewBox="0 0 1451 1300">
          <text:p/>
        </draw:connector>
        <draw:connector draw:style-name="gr87" draw:text-style-name="P10" draw:layer="layout" draw:line-skew="0.349cm" svg:x1="25.831cm" svg:y1="3.102cm" svg:x2="21.331cm" svg:y2="5.001cm" draw:start-shape="id19" draw:start-glue-point="2" draw:end-shape="id17" draw:end-glue-point="0" svg:d="M25831 3102v1299h-4500v600" svg:viewBox="0 0 4501 1900">
          <text:p/>
        </draw:connector>
        <draw:connector draw:style-name="gr86" draw:text-style-name="P10" draw:layer="layout" svg:x1="24.381cm" svg:y1="6.101cm" svg:x2="23.781cm" svg:y2="6.901cm" draw:start-shape="id20" draw:start-glue-point="3" draw:end-shape="id17" draw:end-glue-point="1" svg:d="M24381 6101h-299v800h-301" svg:viewBox="0 0 601 801">
          <text:p/>
        </draw:connector>
        <draw:connector draw:style-name="gr86" draw:text-style-name="P10" draw:layer="layout" svg:x1="24.381cm" svg:y1="8.351cm" svg:x2="23.781cm" svg:y2="6.901cm" draw:start-shape="id21" draw:start-glue-point="3" draw:end-shape="id17" draw:end-glue-point="1" svg:d="M24381 8351h-299v-1450h-301" svg:viewBox="0 0 601 1451">
          <text:p/>
        </draw:connector>
        <draw:connector draw:style-name="gr86" draw:text-style-name="P10" draw:layer="layout" svg:x1="23.981cm" svg:y1="9.601cm" svg:x2="21.331cm" svg:y2="8.801cm" draw:start-shape="id22" draw:start-glue-point="0" draw:end-shape="id17" draw:end-glue-point="2" svg:d="M23981 9601v-400h-2650v-400" svg:viewBox="0 0 2651 801">
          <text:p/>
        </draw:connector>
        <draw:connector draw:style-name="gr86" draw:text-style-name="P10" draw:layer="layout" draw:line-skew="0.049cm" svg:x1="20.731cm" svg:y1="9.502cm" svg:x2="21.331cm" svg:y2="8.801cm" draw:start-shape="id23" draw:start-glue-point="0" draw:end-shape="id17" draw:end-glue-point="2" svg:d="M20731 9502v-301h600v-400" svg:viewBox="0 0 601 702">
          <text:p/>
        </draw:connector>
        <draw:connector draw:style-name="gr86" draw:text-style-name="P10" draw:layer="layout" svg:x1="25.581cm" svg:y1="9.101cm" svg:x2="26.281cm" svg:y2="9.601cm" draw:start-shape="id21" draw:start-glue-point="2" draw:end-shape="id24" draw:end-glue-point="5" svg:d="M25581 9101v251h700v249" svg:viewBox="0 0 701 501">
          <text:p/>
        </draw:connector>
        <draw:custom-shape draw:style-name="gr88" draw:text-style-name="P79" draw:layer="layout" svg:width="0.8cm" svg:height="1cm" svg:x="19.18cm" svg:y="5.6cm">
          <text:p text:style-name="P78"><text:span text:style-name="T38">ms-1</text:span></text:p>
          <draw:enhanced-geometry svg:viewBox="0 0 21600 21600" draw:mirror-horizontal="false" draw:mirror-vertical="fals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0.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1.181cm" svg:y="5.6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2.182cm" svg:y="5.6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19.181cm" svg:y="7.4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0.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1.182cm" svg:y="7.40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88" draw:text-style-name="P79" draw:layer="layout" svg:width="0.8cm" svg:height="1cm" svg:x="22.783cm" svg:y="7.4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48" draw:text-style-name="P80" draw:layer="layout" svg:width="1.8cm" svg:height="0.962cm" svg:x="21.868cm" svg:y="7.2cm">
          <draw:text-box>
            <text:p><text:span text:style-name="T39">...</text:span></text:p>
          </draw:text-box>
        </draw:frame>
        <draw:frame draw:style-name="gr89" draw:text-style-name="P81" draw:layer="layout" svg:width="2.4cm" svg:height="0.645cm" svg:x="21.48cm" svg:y="5cm">
          <draw:text-box>
            <text:p><text:span text:style-name="T40">FeignClient</text:span></text:p>
          </draw:text-box>
        </draw:frame>
        <draw:frame draw:style-name="gr90" draw:text-style-name="P82" draw:layer="layout" svg:width="2.4cm" svg:height="1.039cm" svg:x="18.78cm" svg:y="0.501cm">
          <draw:text-box>
            <text:p text:style-name="P39"><text:span text:style-name="T40">Github / GitLab</text:span></text:p>
          </draw:text-box>
        </draw:frame>
        <draw:frame draw:style-name="gr89" draw:text-style-name="P83" draw:layer="layout" svg:width="2.4cm" svg:height="0.645cm" svg:x="21.48cm" svg:y="0.902cm">
          <draw:text-box>
            <text:p text:style-name="P10"><text:span text:style-name="T40">Eureka</text:span></text:p>
          </draw:text-box>
        </draw:frame>
        <draw:frame draw:style-name="gr89" draw:text-style-name="P83" draw:layer="layout" svg:width="2.4cm" svg:height="0.645cm" svg:x="24.68cm" svg:y="0.903cm">
          <draw:text-box>
            <text:p text:style-name="P10"><text:span text:style-name="T40">Actuator</text:span></text:p>
          </draw:text-box>
        </draw:frame>
        <draw:frame draw:style-name="gr90" draw:text-style-name="P83" draw:layer="layout" svg:width="3.6cm" svg:height="1.039cm" svg:x="23.88cm" svg:y="4.352cm">
          <draw:text-box>
            <text:p text:style-name="P10"><text:span text:style-name="T40">Kafka,Camel, etc.</text:span></text:p>
          </draw:text-box>
        </draw:frame>
        <draw:frame draw:style-name="gr77" draw:text-style-name="P82" draw:layer="layout" svg:width="2.4cm" svg:height="1.433cm" svg:x="18.68cm" svg:y="13.302cm">
          <draw:text-box>
            <text:p text:style-name="P39"><text:span text:style-name="T40">Sleuth/</text:span></text:p>
            <text:p text:style-name="P39"><text:span text:style-name="T40">Zipkin/</text:span></text:p>
            <text:p text:style-name="P39"><text:span text:style-name="T40">Pile ELK</text:span></text:p>
          </draw:text-box>
        </draw:frame>
        <draw:custom-shape draw:style-name="gr91" draw:text-style-name="P85" draw:layer="layout" svg:width="6.2cm" svg:height="4cm" svg:x="9.58cm" svg:y="11.2cm">
          <text:p text:style-name="P84"><text:span text:style-name="T41">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92" draw:text-style-name="P51" draw:layer="layout" svg:width="1cm" svg:height="0.489cm" svg:x="19.084cm" svg:y="5.852cm">
          <draw:text-box>
            <text:p text:style-name="P86"><text:span text:style-name="T38">ms-1</text:span></text:p>
          </draw:text-box>
        </draw:frame>
        <draw:frame draw:style-name="gr92" draw:text-style-name="P51" draw:layer="layout" svg:width="1cm" svg:height="0.489cm" svg:x="20.084cm" svg:y="5.853cm">
          <draw:text-box>
            <text:p text:style-name="P86"><text:span text:style-name="T38">ms-2</text:span></text:p>
          </draw:text-box>
        </draw:frame>
        <draw:frame draw:style-name="gr92" draw:text-style-name="P51" draw:layer="layout" svg:width="1cm" svg:height="0.489cm" svg:x="21.084cm" svg:y="5.852cm">
          <draw:text-box>
            <text:p text:style-name="P86"><text:span text:style-name="T38">ms-3</text:span></text:p>
          </draw:text-box>
        </draw:frame>
        <draw:frame draw:style-name="gr92" draw:text-style-name="P51" draw:layer="layout" svg:width="1cm" svg:height="0.489cm" svg:x="22.084cm" svg:y="5.853cm">
          <draw:text-box>
            <text:p text:style-name="P86"><text:span text:style-name="T38">ms-4</text:span></text:p>
          </draw:text-box>
        </draw:frame>
        <draw:frame draw:style-name="gr92" draw:text-style-name="P51" draw:layer="layout" svg:width="1cm" svg:height="0.489cm" svg:x="19.084cm" svg:y="7.652cm">
          <draw:text-box>
            <text:p text:style-name="P86"><text:span text:style-name="T38">ms-5</text:span></text:p>
          </draw:text-box>
        </draw:frame>
        <draw:frame draw:style-name="gr92" draw:text-style-name="P51" draw:layer="layout" svg:width="1cm" svg:height="0.489cm" svg:x="20.084cm" svg:y="7.653cm">
          <draw:text-box>
            <text:p text:style-name="P86"><text:span text:style-name="T38">ms-6</text:span></text:p>
          </draw:text-box>
        </draw:frame>
        <draw:frame draw:style-name="gr92" draw:text-style-name="P51" draw:layer="layout" svg:width="1cm" svg:height="0.489cm" svg:x="21.084cm" svg:y="7.652cm">
          <draw:text-box>
            <text:p text:style-name="P86"><text:span text:style-name="T38">ms-7</text:span></text:p>
          </draw:text-box>
        </draw:frame>
        <draw:frame draw:style-name="gr92" draw:text-style-name="P51" draw:layer="layout" svg:width="1cm" svg:height="0.489cm" svg:x="22.684cm" svg:y="7.654cm">
          <draw:text-box>
            <text:p text:style-name="P86"><text:span text:style-name="T38">ms-n</text:span></text:p>
          </draw:text-box>
        </draw:frame>
        <draw:g>
          <draw:custom-shape draw:style-name="gr93" draw:text-style-name="P71" xml:id="id24" draw:id="id24" draw:layer="layout" svg:width="1.8cm" svg:height="2.8cm" svg:x="25.381cm" svg:y="9.601cm">
            <text:p text:style-name="P70"><text:span text:style-name="T34"/></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94" draw:text-style-name="P87" draw:layer="layout" svg:width="2.119cm" svg:height="1.433cm" svg:x="25.257cm" svg:y="10.5cm">
            <draw:text-box>
              <text:p text:style-name="P86"><text:span text:style-name="T34">Base</text:span></text:p>
              <text:p text:style-name="P86"><text:span text:style-name="T34">de</text:span></text:p>
              <text:p text:style-name="P86"><text:span text:style-name="T34">données</text:span></text:p>
            </draw:text-box>
          </draw:frame>
        </draw:g>
        <draw:g>
          <draw:custom-shape draw:style-name="gr95" draw:text-style-name="P88" draw:layer="layout" svg:width="3.6cm" svg:height="1.8cm" svg:x="0.58cm" svg:y="11.6cm">
            <text:p/>
            <draw:enhanced-geometry svg:viewBox="0 0 21600 21600" draw:mirror-horizontal="false" draw:mirror-vertical="false"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style-name="gr48" draw:text-style-name="P51" draw:layer="layout" svg:width="5cm" svg:height="0.962cm" svg:x="-0.138cm" svg:y="12.343cm">
            <draw:text-box>
              <text:p text:style-name="P86"><text:span text:style-name="T42">FRONTEND</text:span></text:p>
            </draw:text-box>
          </draw:frame>
        </draw:g>
        <presentation:notes draw:style-name="dp2">
          <draw:page-thumbnail draw:style-name="gr4"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draw:style-name="gr5" draw:text-style-name="P5" draw:layer="layout" svg:width="2.948cm" svg:height="1.5cm" svg:x="2.752cm" svg:y="3.2cm">
          <draw:image xlink:href="Pictures/10000001000001C2000000E5EA743AC862727D20.png" xlink:type="simple" xlink:show="embed" xlink:actuate="onLoad" draw:mime-type="image/png">
            <text:p/>
          </draw:image>
        </draw:frame>
        <draw:g>
          <draw:custom-shape draw:style-name="gr96" draw:text-style-name="P89" draw:layer="layout" svg:width="2.5cm" svg:height="2.5cm" svg:x="3cm" svg:y="7.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97" draw:text-style-name="P5" draw:layer="layout" svg:width="1cm" svg:height="1.5cm" svg:x="3.744cm" svg:y="7.848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line draw:style-name="gr98" draw:text-style-name="P5" draw:layer="layout" svg:x1="3.744cm" svg:y1="8.048cm" svg:x2="4.744cm" svg:y2="8.048cm">
            <text:p/>
          </draw:line>
          <draw:line draw:style-name="gr98" draw:text-style-name="P5" draw:layer="layout" svg:x1="3.744cm" svg:y1="9.048cm" svg:x2="4.744cm" svg:y2="9.048cm">
            <text:p/>
          </draw:line>
          <draw:frame draw:style-name="gr92" draw:text-style-name="P58" draw:layer="layout" svg:width="1cm" svg:height="0.489cm" svg:x="3.744cm" svg:y="8.935cm">
            <draw:text-box>
              <text:p text:style-name="P10"><text:span text:style-name="T21">o</text:span></text:p>
            </draw:text-box>
          </draw:frame>
          <draw:frame draw:style-name="gr99" draw:text-style-name="P58" draw:layer="layout" svg:width="2.5cm" svg:height="0.727cm" svg:x="3cm" svg:y="9.373cm">
            <draw:text-box>
              <text:p text:style-name="P10"><text:span text:style-name="T21">mobile</text:span><text:span text:style-name="T21"><text:line-break/></text:span><text:span text:style-name="T21">app</text:span></text:p>
            </draw:text-box>
          </draw:frame>
        </draw:g>
        <draw:g>
          <draw:custom-shape draw:style-name="gr96" draw:text-style-name="P89" draw:layer="layout" svg:width="2.5cm" svg:height="2.5cm" svg:x="3cm" svg:y="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99" draw:text-style-name="P58" draw:layer="layout" svg:width="2.5cm" svg:height="0.727cm" svg:x="3cm" svg:y="2.373cm">
            <draw:text-box>
              <text:p text:style-name="P10"><text:span text:style-name="T21">Navigateur</text:span><text:span text:style-name="T21"><text:line-break/></text:span><text:span text:style-name="T21">internet</text:span></text:p>
            </draw:text-box>
          </draw:frame>
          <draw:g>
            <draw:line draw:style-name="gr98" draw:text-style-name="P5" draw:layer="layout" svg:x1="3.854cm" svg:y1="2.193cm" svg:x2="4.654cm" svg:y2="2.193cm">
              <text:p/>
            </draw:line>
            <draw:line draw:style-name="gr100" draw:text-style-name="P5" draw:layer="layout" svg:x1="4.27cm" svg:y1="1.875cm" svg:x2="4.27cm" svg:y2="2.175cm">
              <text:p/>
            </draw:line>
            <draw:custom-shape draw:style-name="gr101" draw:text-style-name="P5" draw:layer="layout" svg:width="1cm" svg:height="0.715cm" svg:x="3.76cm" svg:y="1.185cm">
              <text:p/>
              <draw:enhanced-geometry svg:viewBox="0 0 21600 21600" draw:glue-points="10800 0 0 10800 10800 21600 21600 10800" draw:type="flowchart-process" draw:enhanced-path="M 0 0 L 21600 0 21600 21600 0 21600 0 0 Z N"/>
            </draw:custom-shape>
          </draw:g>
        </draw:g>
        <draw:g>
          <draw:custom-shape draw:style-name="gr102" draw:text-style-name="P90" draw:layer="layout" svg:width="2.5cm" svg:height="2.5cm" svg:x="10.911cm" svg:y="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103" draw:text-style-name="P5" draw:layer="layout" svg:width="1.727cm" svg:height="1.118cm" svg:x="11.303cm" svg:y="5.3cm">
            <draw:image xlink:href="Pictures/100000010000017C0000017CD7F89499D3A32A36.png" xlink:type="simple" xlink:show="embed" xlink:actuate="onLoad" draw:mime-type="image/png">
              <text:p/>
            </draw:image>
          </draw:frame>
          <draw:frame draw:style-name="gr104" draw:text-style-name="P91" draw:layer="layout" svg:width="2.5cm" svg:height="0.887cm" svg:x="10.911cm" svg:y="6.49cm">
            <draw:text-box>
              <text:p text:style-name="P10"><text:span text:style-name="T43">API</text:span><text:span text:style-name="T43"><text:line-break/></text:span><text:span text:style-name="T43">Gateway</text:span></text:p>
            </draw:text-box>
          </draw:frame>
        </draw:g>
        <draw:g>
          <draw:custom-shape draw:style-name="gr105" draw:text-style-name="P5" draw:layer="layout" svg:width="1cm" svg:height="1cm" svg:x="9.711cm" svg:y="5.75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0.778cm" svg:y1="5.955cm" svg:x2="11.278cm" svg:y2="5.955cm">
            <text:p/>
          </draw:line>
          <draw:line draw:style-name="gr106" draw:text-style-name="P5" draw:layer="layout" svg:x1="10.778cm" svg:y1="6.555cm" svg:x2="11.278cm" svg:y2="6.555cm">
            <text:p/>
          </draw:line>
          <draw:frame draw:style-name="gr107" draw:text-style-name="P92" draw:layer="layout" svg:width="1.5cm" svg:height="0.807cm" svg:x="9.5cm" svg:y="5.855cm">
            <draw:text-box>
              <text:p text:style-name="P10"><text:span text:style-name="T44">REST</text:span></text:p>
              <text:p text:style-name="P10"><text:span text:style-name="T45">API</text:span></text:p>
            </draw:text-box>
          </draw:frame>
        </draw:g>
        <draw:g>
          <draw:custom-shape draw:style-name="gr108" draw:text-style-name="P5" draw:layer="layout" svg:width="2cm" svg:height="1.5cm" svg:x="9.65cm" svg:y="1.5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9.651cm" svg:y="1.58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9.65cm" svg:y="2.16cm">
            <draw:text-box>
              <text:p text:style-name="P10"><text:span text:style-name="T46">µs WebApp</text:span></text:p>
              <text:p text:style-name="P10"><text:span text:style-name="T46">vitrine</text:span></text:p>
            </draw:text-box>
          </draw:frame>
          <draw:g>
            <draw:custom-shape draw:style-name="gr105" draw:text-style-name="P5" draw:layer="layout" svg:width="1cm" svg:height="1cm" svg:x="8.072cm" svg:y="1.643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9.139cm" svg:y1="1.843cm" svg:x2="9.639cm" svg:y2="1.843cm">
              <text:p/>
            </draw:line>
            <draw:line draw:style-name="gr106" draw:text-style-name="P5" draw:layer="layout" svg:x1="9.139cm" svg:y1="2.443cm" svg:x2="9.639cm" svg:y2="2.443cm">
              <text:p/>
            </draw:line>
            <draw:frame draw:style-name="gr107" draw:text-style-name="P92" draw:layer="layout" svg:width="1.5cm" svg:height="0.807cm" svg:x="7.861cm" svg:y="1.843cm">
              <draw:text-box>
                <text:p text:style-name="P10"><text:span text:style-name="T44">Web</text:span></text:p>
              </draw:text-box>
            </draw:frame>
          </draw:g>
        </draw:g>
        <draw:g>
          <draw:custom-shape draw:style-name="gr108" draw:text-style-name="P5" draw:layer="layout" svg:width="2cm" svg:height="1.5cm" svg:x="16.935cm" svg:y="1.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16.936cm" svg:y="1.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16.901cm" svg:y="2.105cm">
            <draw:text-box>
              <text:p text:style-name="P10"><text:span text:style-name="T46">µS de</text:span></text:p>
              <text:p text:style-name="P10"><text:span text:style-name="T46">compte user</text:span></text:p>
            </draw:text-box>
          </draw:frame>
          <draw:g>
            <draw:custom-shape draw:style-name="gr105" draw:text-style-name="P5" draw:layer="layout" svg:width="1cm" svg:height="1cm" svg:x="15.304cm" svg:y="1.605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6.371cm" svg:y1="1.805cm" svg:x2="16.871cm" svg:y2="1.805cm">
              <text:p/>
            </draw:line>
            <draw:line draw:style-name="gr106" draw:text-style-name="P5" draw:layer="layout" svg:x1="16.371cm" svg:y1="2.405cm" svg:x2="16.871cm" svg:y2="2.405cm">
              <text:p/>
            </draw:line>
            <draw:frame draw:style-name="gr107" draw:text-style-name="P92" draw:layer="layout" svg:width="1.5cm" svg:height="0.807cm" svg:x="15.093cm" svg:y="1.705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16.942cm" svg:y="6.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16.943cm" svg:y="6.6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16.908cm" svg:y="7.105cm">
            <draw:text-box>
              <text:p text:style-name="P10"><text:span text:style-name="T46">µS de</text:span></text:p>
              <text:p text:style-name="P10"><text:span text:style-name="T46">réponse user</text:span></text:p>
            </draw:text-box>
          </draw:frame>
          <draw:g>
            <draw:custom-shape draw:style-name="gr105" draw:text-style-name="P5" draw:layer="layout" svg:width="1cm" svg:height="1cm" svg:x="15.311cm" svg:y="6.6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6.378cm" svg:y1="6.854cm" svg:x2="16.878cm" svg:y2="6.854cm">
              <text:p/>
            </draw:line>
            <draw:line draw:style-name="gr106" draw:text-style-name="P5" draw:layer="layout" svg:x1="16.378cm" svg:y1="7.454cm" svg:x2="16.878cm" svg:y2="7.454cm">
              <text:p/>
            </draw:line>
            <draw:frame draw:style-name="gr107" draw:text-style-name="P92" draw:layer="layout" svg:width="1.5cm" svg:height="0.807cm" svg:x="15.1cm" svg:y="6.754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21.804cm" svg:y="8.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21.805cm" svg:y="8.10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0" draw:text-style-name="P94" draw:layer="layout" svg:width="2.391cm" svg:height="0.965cm" svg:x="21.61cm" svg:y="8.635cm">
            <draw:text-box>
              <text:p text:style-name="P10"><text:span text:style-name="T46">µS</text:span><text:span text:style-name="T46"><text:line-break/></text:span><text:span text:style-name="T46">enregistrement</text:span></text:p>
            </draw:text-box>
          </draw:frame>
          <draw:g>
            <draw:custom-shape draw:style-name="gr105" draw:text-style-name="P5" draw:layer="layout" svg:width="1cm" svg:height="1cm" svg:x="20.173cm" svg:y="8.154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21.24cm" svg:y1="8.354cm" svg:x2="21.74cm" svg:y2="8.354cm">
              <text:p/>
            </draw:line>
            <draw:line draw:style-name="gr106" draw:text-style-name="P5" draw:layer="layout" svg:x1="21.24cm" svg:y1="8.954cm" svg:x2="21.74cm" svg:y2="8.954cm">
              <text:p/>
            </draw:line>
            <draw:frame draw:style-name="gr107" draw:text-style-name="P92" draw:layer="layout" svg:width="1.5cm" svg:height="0.807cm" svg:x="19.962cm" svg:y="8.254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16.946cm" svg:y="11.6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16.947cm" svg:y="11.665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0" draw:text-style-name="P94" draw:layer="layout" svg:width="2.488cm" svg:height="0.965cm" svg:x="16.674cm" svg:y="12.243cm">
            <draw:text-box>
              <text:p text:style-name="P10"><text:span text:style-name="T46">µS recherche</text:span></text:p>
              <text:p text:style-name="P10"><text:span text:style-name="T46">évènement</text:span></text:p>
            </draw:text-box>
          </draw:frame>
          <draw:g>
            <draw:custom-shape draw:style-name="gr105" draw:text-style-name="P5" draw:layer="layout" svg:width="1cm" svg:height="1cm" svg:x="15.315cm" svg:y="11.718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16.382cm" svg:y1="11.918cm" svg:x2="16.882cm" svg:y2="11.918cm">
              <text:p/>
            </draw:line>
            <draw:line draw:style-name="gr106" draw:text-style-name="P5" draw:layer="layout" svg:x1="16.382cm" svg:y1="12.518cm" svg:x2="16.882cm" svg:y2="12.518cm">
              <text:p/>
            </draw:line>
            <draw:frame draw:style-name="gr107" draw:text-style-name="P92" draw:layer="layout" svg:width="1.5cm" svg:height="0.807cm" svg:x="15.104cm" svg:y="11.818cm">
              <draw:text-box>
                <text:p text:style-name="P10"><text:span text:style-name="T44">REST</text:span></text:p>
                <text:p text:style-name="P10"><text:span text:style-name="T45">API</text:span></text:p>
              </draw:text-box>
            </draw:frame>
          </draw:g>
        </draw:g>
        <draw:g>
          <draw:custom-shape draw:style-name="gr108" draw:text-style-name="P5" draw:layer="layout" svg:width="2cm" svg:height="1.5cm" svg:x="21.834cm" svg:y="4.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9" draw:text-style-name="P93" draw:layer="layout" svg:width="2cm" svg:height="0.499cm" svg:x="21.835cm" svg:y="4.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10" draw:text-style-name="P94" draw:layer="layout" svg:width="2.5cm" svg:height="0.965cm" svg:x="21.6cm" svg:y="4.672cm">
            <draw:text-box>
              <text:p text:style-name="P10"><text:span text:style-name="T46">µS de répartition opérateur</text:span></text:p>
            </draw:text-box>
          </draw:frame>
          <draw:g>
            <draw:custom-shape draw:style-name="gr105" draw:text-style-name="P5" draw:layer="layout" svg:width="1cm" svg:height="1cm" svg:x="20.203cm" svg:y="4.161cm">
              <text:p/>
              <draw:enhanced-geometry svg:viewBox="0 0 21600 21600" draw:mirror-vertical="true" draw:mirror-horizontal="true" draw:glue-points="10800 0 0 10800 10800 21600 21600 10800" draw:text-areas="0 3100 18500 18500" draw:type="flowchart-delay" draw:enhanced-path="M 10800 0 X 21600 10800 10800 21600 L 0 21600 0 0 Z N"/>
            </draw:custom-shape>
            <draw:line draw:style-name="gr106" draw:text-style-name="P5" draw:layer="layout" svg:x1="21.27cm" svg:y1="4.361cm" svg:x2="21.77cm" svg:y2="4.361cm">
              <text:p/>
            </draw:line>
            <draw:line draw:style-name="gr106" draw:text-style-name="P5" draw:layer="layout" svg:x1="21.27cm" svg:y1="4.961cm" svg:x2="21.77cm" svg:y2="4.961cm">
              <text:p/>
            </draw:line>
            <draw:frame draw:style-name="gr107" draw:text-style-name="P92" draw:layer="layout" svg:width="1.5cm" svg:height="0.807cm" svg:x="19.992cm" svg:y="4.261cm">
              <draw:text-box>
                <text:p text:style-name="P10"><text:span text:style-name="T44">REST</text:span></text:p>
                <text:p text:style-name="P10"><text:span text:style-name="T45">API</text:span></text:p>
              </draw:text-box>
            </draw:frame>
          </draw:g>
        </draw:g>
        <draw:g>
          <draw:custom-shape draw:style-name="gr111" draw:text-style-name="P95" draw:layer="layout" svg:width="3cm" svg:height="1cm" svg:x="21.204cm" svg:y="14.601cm">
            <text:p text:style-name="P95"><text:span text:style-name="T11">d’appe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1" draw:text-style-name="P95" draw:layer="layout" svg:width="3cm" svg:height="1cm" svg:x="21.203cm" svg:y="13.7cm">
            <text:p text:style-name="P95"><text:span text:style-name="T11">journaux</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1" draw:text-style-name="P95" draw:layer="layout" svg:width="3cm" svg:height="1cm" svg:x="21.202cm" svg:y="12.799cm">
            <text:p text:style-name="P95"><text:span text:style-name="T11">Enregistremen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11" draw:text-style-name="P95" draw:layer="layout" svg:width="3cm" svg:height="1cm" svg:x="21.203cm" svg:y="11.9cm">
            <text:p text:style-name="P95"><text:span text:style-name="T11">BdD</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frame draw:style-name="gr112" draw:text-style-name="P5" draw:layer="layout" svg:width="1.753cm" svg:height="1.759cm" svg:x="26cm" svg:y="0.241cm">
          <draw:image xlink:href="Pictures/10000001000001E0000000F0EE9C11A51E59EF55.png" xlink:type="simple" xlink:show="embed" xlink:actuate="onLoad" draw:mime-type="image/png">
            <text:p/>
          </draw:image>
        </draw:frame>
        <draw:frame draw:style-name="gr112" draw:text-style-name="P5" draw:layer="layout" svg:width="1.753cm" svg:height="1.759cm" svg:x="26.001cm" svg:y="2.242cm">
          <draw:image xlink:href="Pictures/10000001000001E0000000F0EE9C11A51E59EF55.png" xlink:type="simple" xlink:show="embed" xlink:actuate="onLoad" draw:mime-type="image/png">
            <text:p/>
          </draw:image>
        </draw:frame>
        <draw:frame draw:style-name="gr112" draw:text-style-name="P5" draw:layer="layout" svg:width="1.753cm" svg:height="1.759cm" svg:x="26cm" svg:y="4.241cm">
          <draw:image xlink:href="Pictures/10000001000001E0000000F0EE9C11A51E59EF55.png" xlink:type="simple" xlink:show="embed" xlink:actuate="onLoad" draw:mime-type="image/png">
            <text:p/>
          </draw:image>
        </draw:frame>
        <draw:frame draw:style-name="gr112" draw:text-style-name="P5" draw:layer="layout" svg:width="1.753cm" svg:height="1.759cm" svg:x="26.001cm" svg:y="6.242cm">
          <draw:image xlink:href="Pictures/10000001000001E0000000F0EE9C11A51E59EF55.png" xlink:type="simple" xlink:show="embed" xlink:actuate="onLoad" draw:mime-type="image/png">
            <text:p/>
          </draw:image>
        </draw:frame>
        <draw:line draw:style-name="gr113" draw:text-style-name="P96" draw:layer="layout" svg:x1="5.598cm" svg:y1="2.136cm" svg:x2="8.001cm" svg:y2="2.136cm">
          <text:p/>
        </draw:line>
        <draw:line draw:style-name="gr113" draw:text-style-name="P96" draw:layer="layout" svg:x1="5.6cm" svg:y1="8.502cm" svg:x2="9.61cm" svg:y2="6.462cm">
          <text:p/>
        </draw:line>
        <draw:line draw:style-name="gr113" draw:text-style-name="P96" draw:layer="layout" svg:x1="10.45cm" svg:y1="3.267cm" svg:x2="10.45cm" svg:y2="5.671cm">
          <text:p/>
        </draw:line>
        <draw:line draw:style-name="gr113" draw:text-style-name="P96" draw:layer="layout" svg:x1="13cm" svg:y1="5cm" svg:x2="15.5cm" svg:y2="2.605cm">
          <text:p/>
        </draw:line>
        <draw:line draw:style-name="gr113" draw:text-style-name="P96" draw:layer="layout" svg:x1="13.61cm" svg:y1="6.25cm" svg:x2="15.311cm" svg:y2="7cm">
          <text:p/>
        </draw:line>
        <draw:line draw:style-name="gr113" draw:text-style-name="P96" draw:layer="layout" svg:x1="13cm" svg:y1="7.5cm" svg:x2="15.5cm" svg:y2="11.718cm">
          <text:p/>
        </draw:line>
        <draw:line draw:style-name="gr113" draw:text-style-name="P96" draw:layer="layout" svg:x1="17.795cm" svg:y1="6.425cm" svg:x2="16.199cm" svg:y2="2.725cm">
          <text:p/>
        </draw:line>
        <draw:line draw:style-name="gr113" draw:text-style-name="P96" draw:layer="layout" svg:x1="17.848cm" svg:y1="11.478cm" svg:x2="16.252cm" svg:y2="7.778cm">
          <text:p/>
        </draw:line>
        <draw:line draw:style-name="gr113" draw:text-style-name="P96" draw:layer="layout" svg:x1="19.105cm" svg:y1="2.425cm" svg:x2="20.605cm" svg:y2="4.086cm">
          <text:p/>
        </draw:line>
        <draw:line draw:style-name="gr113" draw:text-style-name="P96" draw:layer="layout" svg:x1="22.723cm" svg:y1="5.754cm" svg:x2="22.723cm" svg:y2="7.901cm">
          <text:p/>
        </draw:line>
        <draw:line draw:style-name="gr113" draw:text-style-name="P96" draw:layer="layout" svg:x1="22.724cm" svg:y1="9.701cm" svg:x2="22.724cm" svg:y2="11.848cm">
          <text:p/>
        </draw:line>
        <draw:line draw:style-name="gr113" draw:text-style-name="P96" draw:layer="layout" svg:x1="24cm" svg:y1="4cm" svg:x2="26cm" svg:y2="1.5cm">
          <text:p/>
        </draw:line>
        <draw:line draw:style-name="gr113" draw:text-style-name="P96" draw:layer="layout" svg:x1="24.047cm" svg:y1="4.453cm" svg:x2="26cm" svg:y2="3.5cm">
          <text:p/>
        </draw:line>
        <draw:line draw:style-name="gr113" draw:text-style-name="P96" draw:layer="layout" svg:x1="23.995cm" svg:y1="4.753cm" svg:x2="25.948cm" svg:y2="5.706cm">
          <text:p/>
        </draw:line>
        <draw:line draw:style-name="gr113" draw:text-style-name="P96" draw:layer="layout" svg:x1="24.043cm" svg:y1="5.401cm" svg:x2="26.001cm" svg:y2="7cm">
          <text:p/>
        </draw:line>
        <presentation:notes draw:style-name="dp2">
          <draw:page-thumbnail draw:style-name="gr4"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8" draw:layer="layout" svg:width="2.1cm" svg:height="1.679cm" svg:x="1.253cm" svg:y="3.562cm">
            <draw:text-box>
              <text:p text:style-name="P10"><text:span text:style-name="T25">Périphérique mobile</text:span></text:p>
              <text:p><text:span text:style-name="T21"/></text:p>
              <text:p><text:span text:style-name="T21">Androïd, iOS,</text:span></text:p>
              <text:p><text:span text:style-name="T21">Windows, etc.</text:span></text:p>
              <text:p><text:span text:style-name="T21"/></text:p>
            </draw:text-box>
          </draw:frame>
        </draw:g>
        <draw:line draw:style-name="gr113" draw:text-style-name="P96" draw:layer="layout" svg:x1="5.4cm" svg:y1="7.3cm" svg:x2="10.2cm" svg:y2="7.3cm">
          <text:p/>
        </draw:line>
        <draw:custom-shape draw:style-name="gr114"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5" draw:text-style-name="P96" draw:layer="layout" svg:x1="10.147cm" svg:y1="8.1cm" svg:x2="5.347cm" svg:y2="8.1cm">
          <text:p/>
        </draw:line>
        <draw:frame draw:style-name="gr116" draw:text-style-name="P97" draw:layer="layout" svg:width="3cm" svg:height="0.745cm" svg:x="6.2cm" svg:y="6.555cm">
          <draw:text-box>
            <text:p text:style-name="P10"><text:span text:style-name="T47">HTTP POST</text:span></text:p>
          </draw:text-box>
        </draw:frame>
        <draw:frame draw:style-name="gr116" draw:text-style-name="P98" draw:layer="layout" svg:width="3cm" svg:height="0.745cm" svg:x="6.2cm" svg:y="8.156cm">
          <draw:text-box>
            <text:p text:style-name="P10"><text:span text:style-name="T48">202 (Accepté)</text:span></text:p>
          </draw:text-box>
        </draw:frame>
        <draw:custom-shape draw:style-name="gr117" draw:text-style-name="P100" draw:layer="layout" svg:width="3cm" svg:height="4.2cm" svg:x="10.5cm" svg:y="5.6cm">
          <text:p text:style-name="P99"><text:span text:style-name="T49">Catalogue</text:span></text:p>
          <text:p text:style-name="P99"><text:span text:style-name="T49">De</text:span></text:p>
          <text:p text:style-name="P99"><text:span text:style-name="T49">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1" draw:layer="layout" svg:width="3cm" svg:height="2.601cm" svg:x="20.501cm" svg:y="1.2cm">
          <text:p text:style-name="P63"><text:span text:style-name="T30">µservice</text:span></text:p>
          <text:p text:style-name="P63"><text:span text:style-name="T30">compte</text:span></text:p>
          <text:p text:style-name="P63"><text:span text:style-name="T30">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1" draw:layer="layout" svg:width="3cm" svg:height="2.601cm" svg:x="20.502cm" svg:y="4.4cm">
          <text:p text:style-name="P63"><text:span text:style-name="T30">µservice</text:span></text:p>
          <text:p text:style-name="P63"><text:span text:style-name="T30">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0" draw:layer="layout" svg:width="3cm" svg:height="2.601cm" svg:x="20.503cm" svg:y="7.5cm">
          <text:p text:style-name="P99"><text:span text:style-name="T49">µservice</text:span></text:p>
          <text:p text:style-name="P99"><text:span text:style-name="T49"><text:s/></text:span><text:span text:style-name="T49">répartition opér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01" draw:layer="layout" svg:width="4.496cm" svg:height="2.601cm" svg:x="20.504cm" svg:y="10.5cm">
          <text:p text:style-name="P63"><text:span text:style-name="T30">µservice</text:span></text:p>
          <text:p text:style-name="P63"><text:span text:style-name="T30">enregist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3" draw:text-style-name="P96" draw:layer="layout" svg:x1="13.4cm" svg:y1="5.4cm" svg:x2="20.2cm" svg:y2="2.2cm">
            <text:p/>
          </draw:line>
          <draw:frame draw:style-name="gr116" draw:text-style-name="P97" draw:layer="layout" svg:width="5.896cm" svg:height="0.745cm" draw:transform="rotate (0.434586983746588) translate (13.727cm 4.412cm)">
            <draw:text-box>
              <text:p text:style-name="P10"><text:span text:style-name="T47">HTTP GET</text:span></text:p>
            </draw:text-box>
          </draw:frame>
        </draw:g>
        <draw:g>
          <draw:line draw:style-name="gr115" draw:text-style-name="P96" draw:layer="layout" svg:x1="20.084cm" svg:y1="2.766cm" svg:x2="13.6cm" svg:y2="5.8cm">
            <text:p/>
          </draw:line>
          <draw:frame draw:style-name="gr116" draw:text-style-name="P98" draw:layer="layout" svg:width="5.824cm" svg:height="0.745cm" draw:transform="rotate (0.434586983746588) translate (14.353cm 5.497cm)">
            <draw:text-box>
              <text:p text:style-name="P10"><text:span text:style-name="T48">200 (OK)</text:span></text:p>
            </draw:text-box>
          </draw:frame>
        </draw:g>
        <draw:g>
          <draw:line draw:style-name="gr115" draw:text-style-name="P96" draw:layer="layout" svg:x1="20.084cm" svg:y1="5.6cm" svg:x2="13.7cm" svg:y2="7.1cm">
            <text:p/>
          </draw:line>
          <draw:g>
            <draw:line draw:style-name="gr113" draw:text-style-name="P96" draw:layer="layout" svg:x1="13.8cm" svg:y1="6.6cm" svg:x2="20.447cm" svg:y2="5.088cm">
              <text:p/>
            </draw:line>
            <draw:frame draw:style-name="gr120" draw:text-style-name="P97" draw:layer="layout" svg:width="5.842cm" svg:height="0.744cm" draw:transform="rotate (0.244869694054804) translate (13.68cm 5.967cm)">
              <draw:text-box>
                <text:p text:style-name="P10"><text:span text:style-name="T47">HTTP GET</text:span></text:p>
              </draw:text-box>
            </draw:frame>
            <draw:frame draw:style-name="gr116" draw:text-style-name="P98" draw:layer="layout" svg:width="5.824cm" svg:height="0.745cm" draw:transform="rotate (0.232477856365645) translate (14.207cm 7.037cm)">
              <draw:text-box>
                <text:p text:style-name="P10"><text:span text:style-name="T48">200 (OK)</text:span></text:p>
              </draw:text-box>
            </draw:frame>
          </draw:g>
        </draw:g>
        <draw:g>
          <draw:line draw:style-name="gr115" draw:text-style-name="P96" draw:layer="layout" svg:x1="20.086cm" svg:y1="9.501cm" svg:x2="13.682cm" svg:y2="8.989cm">
            <text:p/>
          </draw:line>
          <draw:line draw:style-name="gr113" draw:text-style-name="P96" draw:layer="layout" svg:x1="13.801cm" svg:y1="8.452cm" svg:x2="20.449cm" svg:y2="8.989cm">
            <text:p/>
          </draw:line>
          <draw:frame draw:style-name="gr120" draw:text-style-name="P97" draw:layer="layout" svg:width="5.842cm" svg:height="0.744cm" draw:transform="rotate (-0.0923279174305008) translate (14.306cm 7.746cm)">
            <draw:text-box>
              <text:p text:style-name="P10"><text:span text:style-name="T47">HTTP PUT</text:span></text:p>
            </draw:text-box>
          </draw:frame>
          <draw:frame draw:style-name="gr116" draw:text-style-name="P98" draw:layer="layout" svg:width="5.824cm" svg:height="0.745cm" draw:transform="rotate (-0.0867428638241184) translate (14.06cm 9.162cm)">
            <draw:text-box>
              <text:p text:style-name="P10"><text:span text:style-name="T48">201 (Créé)</text:span></text:p>
            </draw:text-box>
          </draw:frame>
        </draw:g>
        <draw:line draw:style-name="gr115" draw:text-style-name="P96" draw:layer="layout" svg:x1="20.087cm" svg:y1="12.402cm" svg:x2="12.8cm" svg:y2="10.2cm">
          <text:p/>
        </draw:line>
        <draw:line draw:style-name="gr113" draw:text-style-name="P96" draw:layer="layout" svg:x1="13.4cm" svg:y1="9.8cm" svg:x2="20.45cm" svg:y2="11.89cm">
          <text:p/>
        </draw:line>
        <draw:frame draw:style-name="gr120" draw:text-style-name="P97" draw:layer="layout" svg:width="5.842cm" svg:height="0.744cm" draw:transform="rotate (-0.29234264970905) translate (14.653cm 9.463cm)">
          <draw:text-box>
            <text:p text:style-name="P10"><text:span text:style-name="T47">HTTP PUT</text:span></text:p>
          </draw:text-box>
        </draw:frame>
        <draw:frame draw:style-name="gr116" draw:text-style-name="P98" draw:layer="layout" svg:width="5.824cm" svg:height="0.745cm" draw:transform="rotate (-0.300894763043823) translate (14.163cm 10.605cm)">
          <draw:text-box>
            <text:p text:style-name="P10"><text:span text:style-name="T48">201 (Créé)</text:span></text:p>
          </draw:text-box>
        </draw:frame>
        <draw:frame draw:style-name="gr121" draw:text-style-name="P102" draw:layer="layout" svg:width="1.8cm" svg:height="1.826cm" svg:x="21cm" svg:y="12.8cm">
          <draw:text-box>
            <text:p><text:span text:style-name="T50">...</text:span></text:p>
          </draw:text-box>
        </draw:frame>
        <draw:g>
          <draw:frame draw:style-name="gr122" draw:text-style-name="P5" draw:layer="layout" svg:width="1.978cm" svg:height="2.051cm" svg:x="1.222cm" svg:y="7.8cm">
            <draw:image xlink:href="Pictures/10000001000001C2000000E5EA743AC862727D20.png" xlink:type="simple" xlink:show="embed" xlink:actuate="onLoad" draw:mime-type="image/png">
              <text:p/>
            </draw:image>
          </draw:frame>
          <draw:frame draw:style-name="gr123" draw:text-style-name="P5" draw:layer="layout" svg:width="2.026cm" svg:height="2.026cm" svg:x="1.261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9" presentation:class="page"/>
          <draw:frame presentation:style-name="pr1" draw:text-style-name="P10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g>
          <draw:g>
            <draw:custom-shape draw:style-name="gr62" draw:text-style-name="P5"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3" draw:text-style-name="P5"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63" draw:text-style-name="P5"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64" draw:text-style-name="P58" draw:layer="layout" svg:width="2.1cm" svg:height="1.679cm" svg:x="1.253cm" svg:y="3.562cm">
            <draw:text-box>
              <text:p text:style-name="P10"><text:span text:style-name="T25">Périphérique mobile</text:span></text:p>
              <text:p><text:span text:style-name="T21"/></text:p>
              <text:p><text:span text:style-name="T21">Androïd, iOS,</text:span></text:p>
              <text:p><text:span text:style-name="T21">Windows, etc.</text:span></text:p>
              <text:p><text:span text:style-name="T21"/></text:p>
            </draw:text-box>
          </draw:frame>
        </draw:g>
        <draw:line draw:style-name="gr113" draw:text-style-name="P96" draw:layer="layout" svg:x1="5.4cm" svg:y1="7.666cm" svg:x2="10.2cm" svg:y2="7.666cm">
          <text:p/>
        </draw:line>
        <draw:custom-shape draw:style-name="gr114" draw:text-style-name="P5"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115" draw:text-style-name="P96" draw:layer="layout" svg:x1="11.2cm" svg:y1="11cm" svg:x2="6.4cm" svg:y2="11cm">
          <text:p/>
        </draw:line>
        <draw:frame draw:style-name="gr124" draw:text-style-name="P104" draw:layer="layout" svg:width="3.4cm" svg:height="1.067cm" svg:x="5.2cm" svg:y="5.655cm">
          <draw:text-box>
            <text:p text:style-name="P10"><text:span text:style-name="T47">Prise en charge</text:span></text:p>
            <text:p text:style-name="P10"><text:span text:style-name="T47">SSL</text:span></text:p>
          </draw:text-box>
        </draw:frame>
        <draw:custom-shape draw:style-name="gr125" draw:text-style-name="P101" draw:layer="layout" svg:width="3.5cm" svg:height="4.2cm" svg:x="10.217cm" svg:y="5.6cm">
          <text:p text:style-name="P63"><text:span text:style-name="T30">Passerelle</text:span></text:p>
          <text:p text:style-name="P63"><text:span text:style-name="T30">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6" draw:text-style-name="P96" draw:layer="layout" svg:x1="11.4cm" svg:y1="5.4cm" svg:x2="11.4cm" svg:y2="2.2cm">
          <text:p/>
        </draw:line>
        <draw:line draw:style-name="gr113" draw:text-style-name="P96" draw:layer="layout" svg:x1="13.8cm" svg:y1="6.6cm" svg:x2="17cm" svg:y2="5.8cm">
          <text:p/>
        </draw:line>
        <draw:g>
          <draw:custom-shape draw:style-name="gr118" draw:text-style-name="P101" draw:layer="layout" svg:width="3cm" svg:height="2.601cm" svg:x="17.202cm" svg:y="4.4cm">
            <text:p text:style-name="P63"><text:span text:style-name="T30">µservice</text:span></text:p>
            <text:p text:style-name="P63"><text:span text:style-name="T30">Compt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01" draw:layer="layout" svg:width="3cm" svg:height="2.601cm" svg:x="17.203cm" svg:y="7.5cm">
            <text:p text:style-name="P63"><text:span text:style-name="T30">µservice</text:span></text:p>
            <text:p text:style-name="P63"><text:span text:style-name="T30">Réponse 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1" draw:text-style-name="P102" draw:layer="layout" svg:width="1.8cm" svg:height="1.826cm" svg:x="17.7cm" svg:y="10cm">
            <draw:text-box>
              <text:p><text:span text:style-name="T50">...</text:span></text:p>
            </draw:text-box>
          </draw:frame>
        </draw:g>
        <draw:custom-shape draw:style-name="gr127" draw:text-style-name="P5" draw:layer="layout" svg:width="11.6cm" svg:height="7.8cm" svg:x="9cm" svg:y="3.8cm">
          <text:p/>
          <draw:enhanced-geometry svg:viewBox="0 0 21600 21600" draw:type="rectangle" draw:enhanced-path="M 0 0 L 21600 0 21600 21600 0 21600 0 0 Z N"/>
        </draw:custom-shape>
        <draw:line draw:style-name="gr128" draw:text-style-name="P96" draw:layer="layout" svg:x1="11.2cm" svg:y1="11.1cm" svg:x2="11.2cm" svg:y2="9.9cm">
          <text:p/>
        </draw:line>
        <draw:frame draw:style-name="gr124" draw:text-style-name="P104" draw:layer="layout" svg:width="3.4cm" svg:height="1.067cm" svg:x="5.1cm" svg:y="11.556cm">
          <draw:text-box>
            <text:p text:style-name="P10"><text:span text:style-name="T47">Mise en cache</text:span></text:p>
            <text:p text:style-name="P10"><text:span text:style-name="T47">des réponses</text:span></text:p>
          </draw:text-box>
        </draw:frame>
        <draw:g>
          <draw:custom-shape draw:style-name="gr129" draw:text-style-name="P105" draw:layer="layout" svg:width="0.8cm" svg:height="0.8cm" svg:x="7.8cm" svg:y="7.266cm">
            <text:p/>
            <draw:enhanced-geometry svg:viewBox="0 0 21600 21600" draw:type="rectangle" draw:enhanced-path="M 0 0 L 21600 0 21600 21600 0 21600 0 0 Z N"/>
          </draw:custom-shape>
          <draw:custom-shape draw:style-name="gr130" draw:text-style-name="P105"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31" draw:text-style-name="P54"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54" draw:layer="layout" svg:width="0.2cm" svg:height="0.4cm" svg:x="8.1cm" svg:y="7.466cm">
            <text:p/>
            <draw:enhanced-geometry svg:viewBox="0 0 21600 21600" draw:type="rectangle" draw:enhanced-path="M 0 0 L 21600 0 21600 21600 0 21600 0 0 Z N"/>
          </draw:custom-shape>
        </draw:g>
        <draw:frame draw:style-name="gr133" draw:text-style-name="P106" draw:layer="layout" svg:width="3.4cm" svg:height="1.389cm" svg:x="9.7cm" svg:y="0.657cm">
          <draw:text-box>
            <text:p text:style-name="P10"><text:span text:style-name="T51">Fournisseur</text:span></text:p>
            <text:p text:style-name="P10"><text:span text:style-name="T51">d’identité</text:span></text:p>
          </draw:text-box>
        </draw:frame>
        <draw:frame draw:style-name="gr134" draw:text-style-name="P104" draw:layer="layout" svg:width="3.4cm" svg:height="0.673cm" svg:x="11.8cm" svg:y="2.556cm">
          <draw:text-box>
            <text:p text:style-name="P10"><text:span text:style-name="T47">Authentification</text:span></text:p>
          </draw:text-box>
        </draw:frame>
        <draw:line draw:style-name="gr126" draw:text-style-name="P96" draw:layer="layout" svg:x1="12.9cm" svg:y1="9.821cm" svg:x2="12.9cm" svg:y2="13.021cm">
          <text:p/>
        </draw:line>
        <draw:g draw:name="Google Shape;716;p47">
          <draw:custom-shape draw:name="Google Shape;717;p47_ 1" draw:style-name="gr135" draw:text-style-name="P107"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 1" draw:style-name="gr136" draw:text-style-name="P107"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 1" draw:style-name="gr137" draw:text-style-name="P107"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 1" draw:style-name="gr138" draw:text-style-name="P107"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 1" draw:style-name="gr138" draw:text-style-name="P107"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 1" draw:style-name="gr138" draw:text-style-name="P107"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 1" draw:style-name="gr137" draw:text-style-name="P107"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134" draw:text-style-name="P104" draw:layer="layout" svg:width="3.4cm" svg:height="0.673cm" svg:x="13.8cm" svg:y="13.657cm">
          <draw:text-box>
            <text:p text:style-name="P10"><text:span text:style-name="T47">Rapport</text:span></text:p>
          </draw:text-box>
        </draw:frame>
        <draw:line draw:style-name="gr113" draw:text-style-name="P96" draw:layer="layout" svg:x1="13.847cm" svg:y1="7.716cm" svg:x2="17.047cm" svg:y2="8.516cm">
          <text:p/>
        </draw:line>
        <draw:g>
          <draw:frame draw:style-name="gr122" draw:text-style-name="P5" draw:layer="layout" svg:width="1.978cm" svg:height="2.051cm" svg:x="1.223cm" svg:y="7.8cm">
            <draw:image xlink:href="Pictures/10000001000001C2000000E5EA743AC862727D20.png" xlink:type="simple" xlink:show="embed" xlink:actuate="onLoad" draw:mime-type="image/png">
              <text:p/>
            </draw:image>
          </draw:frame>
          <draw:frame draw:style-name="gr123" draw:text-style-name="P5" draw:layer="layout" svg:width="2.026cm" svg:height="2.026cm" svg:x="1.262cm" svg:y="9.8cm">
            <draw:image xlink:href="Pictures/10000001000001C2000000E5EA743AC862727D20.png" xlink:type="simple" xlink:show="embed" xlink:actuate="onLoad" draw:mime-type="image/png">
              <text:p/>
            </draw:image>
          </draw:frame>
        </draw:g>
        <presentation:notes draw:style-name="dp2">
          <draw:page-thumbnail draw:style-name="gr4" draw:layer="layout" svg:width="19.798cm" svg:height="11.136cm" svg:x="0.6cm" svg:y="2.257cm" draw:page-number="10" presentation:class="page"/>
          <draw:frame presentation:style-name="pr1" draw:text-style-name="P10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g>
          <draw:custom-shape draw:style-name="gr108" draw:text-style-name="P5" draw:layer="layout" svg:width="2cm" svg:height="1.5cm" svg:x="3.242cm" svg:y="6.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39" draw:text-style-name="P109" draw:layer="layout" svg:width="2cm" svg:height="0.499cm" svg:x="3.243cm" svg:y="6.801cm">
            <text:p text:style-name="P108"><text:span text:style-name="T5">µs 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99" draw:text-style-name="P94" draw:layer="layout" svg:width="2cm" svg:height="0.727cm" svg:x="3.208cm" svg:y="7.505cm">
            <draw:text-box>
              <text:p text:style-name="P10"><text:span text:style-name="T46">client</text:span></text:p>
            </draw:text-box>
          </draw:frame>
        </draw:g>
        <draw:line draw:style-name="gr113" draw:text-style-name="P96" draw:layer="layout" svg:x1="5.595cm" svg:y1="7.101cm" svg:x2="10.395cm" svg:y2="7.101cm">
          <text:p/>
        </draw:line>
        <draw:line draw:style-name="gr115" draw:text-style-name="P96" draw:layer="layout" svg:x1="10.342cm" svg:y1="7.901cm" svg:x2="5.542cm" svg:y2="7.901cm">
          <text:p/>
        </draw:line>
        <draw:frame draw:style-name="gr77" draw:text-style-name="P97" draw:layer="layout" svg:width="4.105cm" svg:height="1.433cm" svg:x="5.495cm" svg:y="6.056cm">
          <draw:text-box>
            <text:p text:style-name="P10"><text:span text:style-name="T47">(1)requête d’instance du µs B</text:span></text:p>
          </draw:text-box>
        </draw:frame>
        <draw:frame draw:style-name="gr77" draw:text-style-name="P98" draw:layer="layout" svg:width="4.3cm" svg:height="1.433cm" svg:x="5.695cm" svg:y="7.957cm">
          <draw:text-box>
            <text:p text:style-name="P10"><text:span text:style-name="T48">(2)réponse</text:span></text:p>
            <text:p text:style-name="P10"><text:span text:style-name="T48">répartition de tâches</text:span></text:p>
          </draw:text-box>
        </draw:frame>
        <draw:custom-shape draw:style-name="gr117" draw:text-style-name="P100" xml:id="id25" draw:id="id25" draw:layer="layout" svg:width="3cm" svg:height="4.2cm" svg:x="10.695cm" svg:y="5.401cm">
          <text:p text:style-name="P99"><text:span text:style-name="T49">Catalogue</text:span></text:p>
          <text:p text:style-name="P99"><text:span text:style-name="T49">De</text:span></text:p>
          <text:p text:style-name="P99"><text:span text:style-name="T49">µ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6" draw:id="id26" draw:layer="layout" svg:width="3.23cm" svg:height="1.781cm" svg:x="20.77cm" svg:y="2cm">
          <text:p text:style-name="P63"><text:span text:style-name="T30">Instance 1</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7" draw:id="id27" draw:layer="layout" svg:width="3.23cm" svg:height="1.781cm" svg:x="20.771cm" svg:y="4cm">
          <text:p text:style-name="P63"><text:span text:style-name="T30">Instance 2</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8" draw:id="id28" draw:layer="layout" svg:width="3.23cm" svg:height="1.781cm" svg:x="20.772cm" svg:y="6cm">
          <text:p text:style-name="P63"><text:span text:style-name="T30">Instance 3</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29" draw:id="id29" draw:layer="layout" svg:width="3.23cm" svg:height="1.781cm" svg:x="20.773cm" svg:y="8cm">
          <text:p text:style-name="P63"><text:span text:style-name="T30">Instance 4</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 draw:text-style-name="P101" xml:id="id30" draw:id="id30" draw:layer="layout" svg:width="3.23cm" svg:height="1.781cm" svg:x="20.774cm" svg:y="11cm">
          <text:p text:style-name="P63"><text:span text:style-name="T30">Instance n</text:span><text:span text:style-name="T30"><text:line-break/></text:span><text:span text:style-name="T30">µs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41" draw:text-style-name="P110" draw:layer="layout" draw:type="line" svg:x1="13.695cm" svg:y1="7.501cm" svg:x2="20.77cm" svg:y2="2.89cm" draw:start-shape="id25" draw:start-glue-point="1" draw:end-shape="id26" draw:end-glue-point="3" svg:d="M13695 7501l7075-4611" svg:viewBox="0 0 7076 4612">
          <text:p text:style-name="P10"><text:span text:style-name="T52">8.110.6.12 : 6413</text:span></text:p>
        </draw:connector>
        <draw:connector draw:style-name="gr142" draw:text-style-name="P5" draw:layer="layout" draw:type="line" svg:x1="13.695cm" svg:y1="7.501cm" svg:x2="20.771cm" svg:y2="4.89cm" draw:start-shape="id25" draw:start-glue-point="1" draw:end-shape="id27" draw:end-glue-point="3" svg:d="M13695 7501l7076-2611" svg:viewBox="0 0 7077 2612">
          <text:p/>
        </draw:connector>
        <draw:connector draw:style-name="gr142" draw:text-style-name="P5" draw:layer="layout" draw:type="line" svg:x1="13.695cm" svg:y1="7.501cm" svg:x2="20.772cm" svg:y2="6.89cm" draw:start-shape="id25" draw:start-glue-point="1" draw:end-shape="id28" draw:end-glue-point="3" svg:d="M13695 7501l7077-611" svg:viewBox="0 0 7078 612">
          <text:p/>
        </draw:connector>
        <draw:connector draw:style-name="gr142" draw:text-style-name="P5" draw:layer="layout" draw:type="line" svg:x1="13.695cm" svg:y1="7.501cm" svg:x2="20.773cm" svg:y2="8.89cm" draw:start-shape="id25" draw:start-glue-point="1" draw:end-shape="id29" draw:end-glue-point="3" svg:d="M13695 7501l7078 1389" svg:viewBox="0 0 7079 1390">
          <text:p/>
        </draw:connector>
        <draw:connector draw:style-name="gr142" draw:text-style-name="P34" draw:layer="layout" draw:type="line" svg:x1="13.695cm" svg:y1="7.501cm" svg:x2="20.774cm" svg:y2="11.89cm" draw:start-shape="id25" draw:start-glue-point="1" draw:end-shape="id30" draw:end-glue-point="3" svg:d="M13695 7501l7079 4389" svg:viewBox="0 0 7080 4390">
          <text:p/>
        </draw:connector>
        <draw:frame draw:style-name="gr143" draw:text-style-name="P111" draw:layer="layout" svg:width="2.5cm" svg:height="2.143cm" svg:x="21.3cm" svg:y="8.857cm">
          <draw:text-box>
            <text:p><text:span text:style-name="T53">...</text:span></text:p>
          </draw:text-box>
        </draw:frame>
        <draw:frame draw:style-name="gr144" draw:text-style-name="P112" draw:layer="layout" svg:width="4.5cm" svg:height="0.806cm" draw:transform="rotate (0.579449311662117) translate (15.147cm 5.982cm)">
          <draw:text-box>
            <text:p text:style-name="P22"><text:span text:style-name="T29">8.110.6.12 : 6413</text:span></text:p>
          </draw:text-box>
        </draw:frame>
        <draw:frame draw:style-name="gr145" draw:text-style-name="P112" draw:layer="layout" svg:width="4.5cm" svg:height="0.806cm" draw:transform="rotate (0.35081117965086) translate (15cm 6.482cm)">
          <draw:text-box>
            <text:p text:style-name="P22"><text:span text:style-name="T29">8.110.6.12 : 7124</text:span></text:p>
          </draw:text-box>
        </draw:frame>
        <draw:frame draw:style-name="gr146" draw:text-style-name="P112" draw:layer="layout" svg:width="4.5cm" svg:height="0.806cm" draw:transform="rotate (0.0888372589265114) translate (14.976cm 6.886cm)">
          <draw:text-box>
            <text:p text:style-name="P22"><text:span text:style-name="T29">8.112.7.14 : 2468</text:span></text:p>
          </draw:text-box>
        </draw:frame>
        <draw:frame draw:style-name="gr147" draw:text-style-name="P112" draw:layer="layout" svg:width="4.5cm" svg:height="0.806cm" draw:transform="rotate (-0.201061929829747) translate (15.129cm 7.244cm)">
          <draw:text-box>
            <text:p text:style-name="P22"><text:span text:style-name="T29">8.112.7.187 : 1704</text:span></text:p>
          </draw:text-box>
        </draw:frame>
        <draw:frame draw:style-name="gr148" draw:text-style-name="P112" draw:layer="layout" svg:width="4.5cm" svg:height="0.806cm" draw:transform="rotate (-0.552396708256206) translate (14.55cm 7.366cm)">
          <draw:text-box>
            <text:p text:style-name="P22"><text:span text:style-name="T29">@IP : port</text:span></text:p>
          </draw:text-box>
        </draw:frame>
        <draw:line draw:style-name="gr113" draw:text-style-name="P96" draw:layer="layout" svg:x1="3.842cm" svg:y1="2.401cm" svg:x2="20.542cm" svg:y2="2.401cm">
          <text:p/>
        </draw:line>
        <draw:line draw:style-name="gr149" draw:text-style-name="P5" draw:layer="layout" svg:x1="3.921cm" svg:y1="2.399cm" svg:x2="3.921cm" svg:y2="6.501cm">
          <text:p/>
        </draw:line>
        <draw:line draw:style-name="gr115" draw:text-style-name="P96" draw:layer="layout" svg:x1="4.7cm" svg:y1="2.9cm" svg:x2="4.7cm" svg:y2="6.5cm">
          <text:p/>
        </draw:line>
        <draw:line draw:style-name="gr150" draw:text-style-name="P5" draw:layer="layout" svg:x1="4.598cm" svg:y1="2.949cm" svg:x2="20.298cm" svg:y2="2.95cm">
          <text:p/>
        </draw:line>
        <draw:frame draw:style-name="gr90" draw:text-style-name="P97" draw:layer="layout" svg:width="3.905cm" svg:height="1.039cm" svg:x="6.595cm" svg:y="1.657cm">
          <draw:text-box>
            <text:p text:style-name="P10"><text:span text:style-name="T47">(3)requête métier</text:span></text:p>
          </draw:text-box>
        </draw:frame>
        <draw:frame draw:style-name="gr90" draw:text-style-name="P98" draw:layer="layout" svg:width="4.105cm" svg:height="1.039cm" svg:x="7.395cm" svg:y="2.958cm">
          <draw:text-box>
            <text:p text:style-name="P10"><text:span text:style-name="T48">(4)réponse métier</text:span></text:p>
          </draw:text-box>
        </draw:frame>
        <presentation:notes draw:style-name="dp2">
          <draw:page-thumbnail draw:style-name="gr4"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151" draw:text-style-name="P113" xml:id="id31" draw:id="id31" draw:layer="layout" svg:width="3.5cm" svg:height="2cm" svg:x="3.5cm" svg:y="2cm">
          <text:p text:style-name="P61">Mess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2" draw:text-style-name="P113" xml:id="id32" draw:id="id32" draw:layer="layout" svg:width="3.5cm" svg:height="2cm" svg:x="3.501cm" svg:y="10.001cm">
          <text:p text:style-name="P61">Champ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3" draw:text-style-name="P5" draw:layer="layout" draw:type="lines" svg:x1="5.25cm" svg:y1="4cm" svg:x2="5.255cm" svg:y2="6.001cm" draw:start-shape="id31" draw:start-glue-point="2" svg:d="M5250 4000v554l5 1447" svg:viewBox="0 0 6 2002">
          <text:p/>
        </draw:connector>
        <draw:connector draw:style-name="gr154" draw:text-style-name="P5" draw:layer="layout" draw:type="lines" svg:x1="5.255cm" svg:y1="8.001cm" svg:x2="5.251cm" svg:y2="10.001cm" draw:end-shape="id32" draw:end-glue-point="0" svg:d="M5255 8001l-4 1447v553" svg:viewBox="0 0 5 2001">
          <text:p/>
        </draw:connector>
        <draw:custom-shape draw:style-name="gr155" draw:text-style-name="P113" xml:id="id33" draw:id="id33" draw:layer="layout" svg:width="4.514cm" svg:height="2cm" svg:x="9.886cm" svg:y="6.001cm">
          <text:p text:style-name="P61">Segmen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13" xml:id="id34" draw:id="id34" draw:layer="layout" svg:width="4.514cm" svg:height="2cm" svg:x="2.987cm" svg:y="6.002cm">
          <text:p text:style-name="P61">Ensembl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6" draw:text-style-name="P5" draw:layer="layout" draw:type="lines" draw:line-skew="0cm -2.448cm" svg:x1="7cm" svg:y1="3cm" svg:x2="12.143cm" svg:y2="6.001cm" draw:start-shape="id31" draw:start-glue-point="1" draw:end-shape="id33" draw:end-glue-point="0" svg:d="M7000 3000h554 4589v3001" svg:viewBox="0 0 5144 3002">
          <text:p/>
        </draw:connector>
        <draw:line draw:style-name="gr157" draw:text-style-name="P5" draw:layer="layout" svg:x1="14.4cm" svg:y1="7cm" svg:x2="15.6cm" svg:y2="7cm">
          <text:p/>
        </draw:line>
        <draw:line draw:style-name="gr157" draw:text-style-name="P5" draw:layer="layout" svg:x1="15.6cm" svg:y1="7cm" svg:x2="15.6cm" svg:y2="9.2cm">
          <text:p/>
        </draw:line>
        <draw:line draw:style-name="gr158" draw:text-style-name="P5" draw:layer="layout" svg:x1="12.14cm" svg:y1="9.2cm" svg:x2="12.14cm" svg:y2="8cm">
          <text:p/>
        </draw:line>
        <draw:line draw:style-name="gr159" draw:text-style-name="P5" draw:layer="layout" svg:x1="12.145cm" svg:y1="9.2cm" svg:x2="15.595cm" svg:y2="9.2cm">
          <text:p/>
        </draw:line>
        <draw:connector draw:style-name="gr160" draw:text-style-name="P5" draw:layer="layout" draw:type="lines" svg:x1="9.886cm" svg:y1="7.001cm" svg:x2="7.501cm" svg:y2="7.002cm" draw:start-shape="id33" draw:start-glue-point="3" draw:end-shape="id34" draw:end-glue-point="1" svg:d="M9886 7001h-553l-1278 1h-554" svg:viewBox="0 0 2386 2">
          <text:p/>
        </draw:connector>
        <presentation:notes draw:style-name="dp2">
          <draw:page-thumbnail draw:style-name="gr4"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custom-shape draw:style-name="gr161" draw:text-style-name="P5" draw:layer="layout" svg:width="25cm" svg:height="13cm" svg:x="1.5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2" draw:text-style-name="P114" draw:layer="layout" svg:width="25cm" svg:height="1.386cm" svg:x="1.5cm" svg:y="3.7cm">
          <draw:text-box>
            <text:p text:style-name="P10"><text:span text:style-name="T54">IDU</text:span></text:p>
          </draw:text-box>
        </draw:frame>
        <draw:frame draw:style-name="gr163" draw:text-style-name="P115" draw:layer="layout" svg:width="8cm" svg:height="2.285cm" svg:x="17.5cm" svg:y="1.5cm">
          <draw:text-box>
            <text:p><text:span text:style-name="T55">Protocole de transmission</text:span><text:span text:style-name="T55"><text:tab/></text:span><text:span text:style-name="T55">  <text:s text:c="8"/>:</text:span><text:span text:style-name="T11"> <text:s text:c="6"/>HTTPS</text:span></text:p>
            <text:p><text:span text:style-name="T55">Numéro(s) de référence(s) au message</text:span><text:span text:style-name="T56"> :</text:span><text:span text:style-name="T11"> <text:s text:c="5"/>XXXXX</text:span></text:p>
            <text:p><text:span text:style-name="T11"><text:tab/></text:span><text:span text:style-name="T11"><text:tab/></text:span><text:span text:style-name="T11"><text:tab/></text:span><text:span text:style-name="T11"><text:tab/></text:span><text:span text:style-name="T11"> <text:s text:c="16"/></text:span><text:span text:style-name="T11">YYYYY</text:span></text:p>
            <text:p><text:span text:style-name="T11"><text:tab/></text:span><text:span text:style-name="T11"><text:tab/></text:span><text:span text:style-name="T11"><text:tab/></text:span><text:span text:style-name="T11"><text:tab/></text:span><text:span text:style-name="T11"> <text:s text:c="17"/></text:span><text:span text:style-name="T11">ZZZZZ</text:span></text:p>
            <text:p><text:span text:style-name="T55">Numéro de version</text:span><text:span text:style-name="T56"> </text:span><text:span text:style-name="T56"><text:tab/></text:span><text:span text:style-name="T56"><text:tab/></text:span><text:span text:style-name="T56"> <text:s text:c="9"/>: <text:s text:c="12"/></text:span><text:span text:style-name="T11">1.0</text:span></text:p>
          </draw:text-box>
        </draw:frame>
        <draw:frame draw:style-name="gr164" draw:text-style-name="P51" draw:layer="layout" svg:width="24.5cm" svg:height="5.928cm" svg:x="2cm" svg:y="5.5cm">
          <draw:text-box>
            <text:p><text:span text:style-name="T57">Identifiant du message</text:span><text:span text:style-name="T57"><text:tab/></text:span><text:span text:style-name="T57">:</text:span><text:tab/>IDU (Intervention D’Urgence)</text:p>
            <text:p><text:span text:style-name="T57">Document(s) relatif(s)</text:span><text:span text:style-name="T57"><text:tab/></text:span><text:span text:style-name="T57"><text:tab/></text:span><text:span text:style-name="T57">:</text:span><text:tab/>fiche des constantes du patient</text:p>
            <text:p><text:span text:style-name="T57">Proposition</text:span><text:span text:style-name="T57"><text:tab/></text:span><text:span text:style-name="T57"><text:tab/></text:span><text:span text:style-name="T57"><text:tab/></text:span><text:span text:style-name="T57"><text:tab/></text:span><text:span text:style-name="T57">:</text:span><text:tab/>ce champs permet de décrire sommairement <text:tab/><text:tab/><text:tab/><text:tab/><text:tab/><text:tab/><text:tab/><text:tab/><text:tab/>la situation d’urgence en question</text:p>
            <text:p><text:span text:style-name="T57">Sponsor</text:span><text:tab/><text:tab/><text:tab/><text:tab/><text:tab/><text:span text:style-name="T58">:</text:span><text:span text:style-name="T58"><text:tab/></text:span><text:span text:style-name="T59">liste des entités d’intervention</text:span></text:p>
            <text:p><text:span text:style-name="T57">Notes</text:span><text:span text:style-name="T57"><text:tab/></text:span><text:span text:style-name="T57"><text:tab/></text:span><text:span text:style-name="T57"><text:tab/></text:span><text:span text:style-name="T57"><text:tab/></text:span><text:span text:style-name="T57"><text:tab/></text:span><text:span text:style-name="T57"><text:tab/></text:span><text:span text:style-name="T57">:</text:span><text:span text:style-name="T60"><text:tab/></text:span><text:span text:style-name="T61">complément d’information utile</text:span></text:p>
            <text:p><text:span text:style-name="T62">Status</text:span><text:span text:style-name="T62"><text:tab/></text:span><text:span text:style-name="T62"><text:tab/></text:span><text:span text:style-name="T62"><text:tab/></text:span><text:span text:style-name="T62"><text:tab/></text:span><text:span text:style-name="T62"><text:tab/></text:span><text:span text:style-name="T62"><text:tab/></text:span><text:span text:style-name="T62">:</text:span><text:span text:style-name="T61"><text:tab/></text:span><text:span text:style-name="T61">ouvert, en cours, cloturée</text:span></text:p>
          </draw:text-box>
        </draw:frame>
        <presentation:notes draw:style-name="dp2">
          <draw:page-thumbnail draw:style-name="gr4"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165" draw:text-style-name="P10" draw:layer="layout" svg:width="2.576cm" svg:height="2.576cm" svg:x="9.724cm" svg:y="3.3cm">
          <draw:image xlink:href="Pictures/100000010000017C0000017C390ABA826673476B.png" xlink:type="simple" xlink:show="embed" xlink:actuate="onLoad" draw:mime-type="image/png">
            <text:p/>
          </draw:image>
        </draw:frame>
        <draw:frame draw:style-name="gr165" draw:text-style-name="P10" draw:layer="layout" svg:width="3.992cm" svg:height="2.244cm" svg:x="9.008cm" svg:y="10.5cm">
          <draw:image xlink:href="Pictures/10000001000002A40000017C57D64FDE160864E5.png" xlink:type="simple" xlink:show="embed" xlink:actuate="onLoad" draw:mime-type="image/png">
            <text:p/>
          </draw:image>
        </draw:frame>
        <draw:frame draw:style-name="gr165" draw:text-style-name="P10" draw:layer="layout" svg:width="4.097cm" svg:height="2.483cm" svg:x="16.843cm" svg:y="10.517cm">
          <draw:image xlink:href="Pictures/10000001000001EF0000012C9E034045095D48EC.png" xlink:type="simple" xlink:show="embed" xlink:actuate="onLoad" draw:mime-type="image/png">
            <text:p/>
          </draw:image>
        </draw:frame>
        <draw:frame draw:style-name="gr165" draw:text-style-name="P10" draw:layer="layout" svg:width="5.492cm" svg:height="3.087cm" svg:x="16.2cm" svg:y="3cm">
          <draw:image xlink:href="Pictures/10000001000002A40000017C3F439750B277ADA8.png" xlink:type="simple" xlink:show="embed" xlink:actuate="onLoad" draw:mime-type="image/png">
            <text:p/>
          </draw:image>
        </draw:frame>
        <draw:custom-shape draw:style-name="gr166" draw:text-style-name="P10" draw:layer="layout" svg:width="2cm" svg:height="3.5cm" svg:x="10cm" svg:y="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67" draw:text-style-name="P116" draw:layer="layout" svg:width="7.5cm" svg:height="2.384cm" svg:x="7.2cm" svg:y="6.5cm">
          <draw:text-box>
            <text:p text:style-name="P10">Commit<text:line-break/> / <text:line-break/>Push</text:p>
          </draw:text-box>
        </draw:frame>
        <draw:custom-shape draw:style-name="gr166" draw:text-style-name="P10" draw:layer="layout" svg:width="2cm" svg:height="3.5cm" draw:transform="rotate (1.5707963267949) translate (13.151cm 12.651cm)">
          <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6" draw:text-style-name="P10" draw:layer="layout" svg:width="2cm" svg:height="3.5cm" draw:transform="rotate (-3.14159265358979) translate (19.961cm 9.9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8" draw:text-style-name="P116" draw:layer="layout" svg:width="3cm" svg:height="0.962cm" svg:x="13.18cm" svg:y="11.16cm">
          <draw:text-box>
            <text:p text:style-name="P10">CI / CD</text:p>
          </draw:text-box>
        </draw:frame>
        <draw:frame draw:style-name="gr48" draw:text-style-name="P116" draw:layer="layout" svg:width="2.961cm" svg:height="2.384cm" svg:x="17.5cm" svg:y="7.4cm">
          <draw:text-box>
            <text:p text:style-name="P10">Build<text:line-break/>Publish<text:line-break/>image</text:p>
          </draw:text-box>
        </draw:frame>
        <presentation:notes draw:style-name="dp2">
          <draw:page-thumbnail draw:style-name="gr4"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draw:style-name="gr165" draw:text-style-name="P10" draw:layer="layout" svg:width="26.25cm" svg:height="15.171cm" svg:x="0.75cm" svg:y="0.379cm">
          <draw:image xlink:href="Pictures/10000001000004F6000002DE5B6FCAEF779F84A9.png" xlink:type="simple" xlink:show="embed" xlink:actuate="onLoad" draw:mime-type="image/png">
            <text:p/>
          </draw:image>
        </draw:frame>
        <presentation:notes draw:style-name="dp2">
          <draw:page-thumbnail draw:style-name="gr4" draw:layer="layout" svg:width="19.798cm" svg:height="11.136cm" svg:x="0.6cm" svg:y="2.257cm" draw:page-number="15" presentation:class="page"/>
          <draw:frame presentation:style-name="pr1" draw:text-style-name="P117"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165" draw:text-style-name="P10" draw:layer="layout" svg:width="25.499cm" svg:height="2.827cm" svg:x="1.5cm" svg:y="5.673cm">
          <draw:image xlink:href="Pictures/100000010000083E000000EA3844F1B075650CCC.png" xlink:type="simple" xlink:show="embed" xlink:actuate="onLoad" draw:mime-type="image/png">
            <text:p/>
          </draw:image>
        </draw:frame>
        <presentation:notes draw:style-name="dp2">
          <draw:page-thumbnail draw:style-name="gr4" draw:layer="layout" svg:width="19.798cm" svg:height="11.136cm" svg:x="0.6cm" svg:y="2.257cm" draw:page-number="16" presentation:class="page"/>
          <draw:frame presentation:style-name="pr1" draw:text-style-name="P1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 draw:display-name="Gradient 1" draw:style="linear" draw:start-color="#dde8cb" draw:end-color="#00a933" draw:start-intensity="100%" draw:end-intensity="100%" draw:angle="30deg" draw:border="0%"/>
    <draw:gradient draw:name="Gradient_20_12" draw:display-name="Gradient 12" draw:style="radial" draw:cx="50%" draw:cy="50%" draw:start-color="#00a933" draw:end-color="#dde8cb" draw:start-intensity="100%" draw:end-intensity="100%" draw:border="0%"/>
    <draw:gradient draw:name="Gradient_20_14" draw:display-name="Gradient 14" draw:style="radial" draw:cx="50%" draw:cy="50%" draw:start-color="#3465a4" draw:end-color="#dee7e5" draw:start-intensity="100%" draw:end-intensity="100%" draw:border="0%"/>
    <draw:gradient draw:name="Gradient_20_4" draw:display-name="Gradient 4" draw:style="linear" draw:start-color="#ffd7d7" draw:end-color="#ff0000" draw:start-intensity="100%" draw:end-intensity="100%" draw:angle="30deg" draw:border="0%"/>
    <draw:gradient draw:name="Gradient_20_6" draw:display-name="Gradient 6" draw:style="linear" draw:start-color="#dee6ef" draw:end-color="#2a6099" draw:start-intensity="100%" draw:end-intensity="100%" draw:angle="30deg" draw:border="0%"/>
    <draw:gradient draw:name="Gradient_20_8" draw:display-name="Gradient 8" draw:style="linear" draw:start-color="#fff5ce" draw:end-color="#ffbf00" draw:start-intensity="100%" draw:end-intensity="100%" draw:angle="3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2" draw:display-name="Extrémités de flèche 12" svg:viewBox="0 0 20 20" svg:d="M0 20l10-20 10 20z"/>
    <draw:marker draw:name="Extrémités_20_de_20_flèche_20_14" draw:display-name="Extrémités de flèche 14"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9" draw:display-name="Extrémités de flèche 19" svg:viewBox="0 0 20 20" svg:d="M0 20l10-20 10 20z"/>
    <draw:marker draw:name="Extrémités_20_de_20_flèche_20_21" draw:display-name="Extrémités de flèche 21" svg:viewBox="0 0 20 20" svg:d="M0 20l10-20 10 20z"/>
    <draw:marker draw:name="Extrémités_20_de_20_flèche_20_22" draw:display-name="Extrémités de flèche 22" svg:viewBox="0 0 20 20" svg:d="M0 20l10-20 10 20z"/>
    <draw:marker draw:name="Extrémités_20_de_20_flèche_20_24" draw:display-name="Extrémités de flèche 24" svg:viewBox="0 0 20 20" svg:d="M0 20l10-20 10 20z"/>
    <draw:marker draw:name="Extrémités_20_de_20_flèche_20_28" draw:display-name="Extrémités de flèche 28" svg:viewBox="0 0 20 20" svg:d="M0 20l10-20 10 20z"/>
    <draw:marker draw:name="Extrémités_20_de_20_flèche_20_29" draw:display-name="Extrémités de flèche 29" svg:viewBox="0 0 20 20" svg:d="M0 20l10-20 10 20z"/>
    <draw:marker draw:name="Extrémités_20_de_20_flèche_20_30" draw:display-name="Extrémités de flèche 30" svg:viewBox="0 0 20 20" svg:d="M0 20l10-20 10 20z"/>
    <draw:marker draw:name="Extrémités_20_de_20_flèche_20_31" draw:display-name="Extrémités de flèche 31" svg:viewBox="0 0 20 20" svg:d="M0 20l10-20 10 20z"/>
    <draw:marker draw:name="Extrémités_20_de_20_flèche_20_32" draw:display-name="Extrémités de flèche 32" svg:viewBox="0 0 20 20" svg:d="M0 20l10-20 10 20z"/>
    <draw:marker draw:name="Extrémités_20_de_20_flèche_20_33" draw:display-name="Extrémités de flèche 33" svg:viewBox="0 0 20 20" svg:d="M0 20l10-20 10 20z"/>
    <draw:marker draw:name="Extrémités_20_de_20_flèche_20_34" draw:display-name="Extrémités de flèche 34" svg:viewBox="0 0 20 20" svg:d="M0 20l10-20 10 20z"/>
    <draw:marker draw:name="Extrémités_20_de_20_flèche_20_35" draw:display-name="Extrémités de flèche 35" svg:viewBox="0 0 20 20" svg:d="M0 20l10-20 10 20z"/>
    <draw:marker draw:name="Extrémités_20_de_20_flèche_20_36" draw:display-name="Extrémités de flèche 36" svg:viewBox="0 0 20 20" svg:d="M0 20l10-20 10 20z"/>
    <draw:marker draw:name="Extrémités_20_de_20_flèche_20_39" draw:display-name="Extrémités de flèche 39" svg:viewBox="0 0 1013 1130" svg:d="M1009 1050l-449-1008-22-30-29-12-34 12-21 26-449 1012-5 13v8l5 21 12 21 17 13 21 4h903l21-4 21-13 9-21 4-21v-8z"/>
    <draw:marker draw:name="Extrémités_20_de_20_flèche_20_40" draw:display-name="Extrémités de flèche 40" svg:viewBox="0 0 20 20" svg:d="M0 20l10-20 10 20z"/>
    <draw:marker draw:name="Extrémités_20_de_20_flèche_20_41" draw:display-name="Extrémités de flèche 41"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9" draw:display-name="Extrémités de flèche 9" svg:viewBox="0 0 20 20" svg:d="M0 20l10-20 10 20z"/>
    <draw:stroke-dash draw:name="Dash_20__28_Rounded_29_" draw:display-name="Dash (Rounded)" draw:style="round" draw:dots1="1" draw:dots1-length="201%" draw:distance="199%"/>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1" draw:fill="none" draw:textarea-vertical-align="middl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able:name="green">
      <table:first-row table:style-name="green3"/>
      <table:last-row table:style-name="green3"/>
      <table:first-column table:style-name="green3"/>
      <table:last-column table:style-name="green3"/>
      <table:body table:style-name="green1"/>
      <table:odd-rows table:style-name="green2"/>
      <table:odd-columns table:style-name="green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05T11:08:40.282320726</meta:creation-date>
    <dc:date>2023-01-31T10:30:35.156588532</dc:date>
    <meta:editing-duration>PT4H33M33S</meta:editing-duration>
    <meta:editing-cycles>57</meta:editing-cycles>
    <meta:generator>LibreOffice/7.3.4.2$Linux_X86_64 LibreOffice_project/728fec16bd5f605073805c3c9e7c4212a0120dc5</meta:generator>
    <meta:document-statistic meta:object-count="513"/>
  </office:meta>
</office:document-meta>
</file>